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9437in"/>
    </style:style>
    <style:style style:name="co9" style:family="table-column">
      <style:table-column-properties fo:break-before="auto" style:column-width="1.7508in"/>
    </style:style>
    <style:style style:name="co10" style:family="table-column">
      <style:table-column-properties fo:break-before="auto" style:column-width="2.0937in"/>
    </style:style>
    <style:style style:name="co11" style:family="table-column">
      <style:table-column-properties fo:break-before="auto" style:column-width="1.825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2043in"/>
    </style:style>
    <style:style style:name="co14" style:family="table-column">
      <style:table-column-properties fo:break-before="auto" style:column-width="1.3543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2362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1.5043in"/>
    </style:style>
    <style:style style:name="co22" style:family="table-column">
      <style:table-column-properties fo:break-before="auto" style:column-width="1.5791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100"/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# Users</text:p>
          </table:table-cell>
          <table:table-cell office:value-type="string" calcext:value-type="string">
            <text:p>Framework</text:p>
          </table:table-cell>
          <table:table-cell table:style-name="Default" office:value-type="string" calcext:value-type="string">
            <text:p>Sender-Side Batching</text:p>
          </table:table-cell>
          <table:table-cell office:value-type="string" calcext:value-type="string">
            <text:p>Active Users - Observed</text:p>
          </table:table-cell>
          <table:table-cell office:value-type="string" calcext:value-type="string">
            <text:p>Throughput (% offered)</text:p>
          </table:table-cell>
          <table:table-cell office:value-type="string" calcext:value-type="string">
            <text:p>Local Latency P50 (ms)</text:p>
          </table:table-cell>
          <table:table-cell office:value-type="string" calcext:value-type="string">
            <text:p>Local Latency P95 (ms)</text:p>
          </table:table-cell>
          <table:table-cell office:value-type="string" calcext:value-type="string">
            <text:p>Local Latency P99 (ms)</text:p>
          </table:table-cell>
          <table:table-cell office:value-type="string" calcext:value-type="string">
            <text:p>Local Latencies &lt;150 ms (%)</text:p>
          </table:table-cell>
          <table:table-cell office:value-type="string" calcext:value-type="string">
            <text:p>Remote Latency P50 (ms)</text:p>
          </table:table-cell>
          <table:table-cell office:value-type="string" calcext:value-type="string">
            <text:p>Remote Latency P95 (ms)</text:p>
          </table:table-cell>
          <table:table-cell office:value-type="string" calcext:value-type="string">
            <text:p>Remote Latency P99 (ms)</text:p>
          </table:table-cell>
          <table:table-cell office:value-type="string" calcext:value-type="string">
            <text:p>Remote Latencies &lt;2.5 sec (%)</text:p>
          </table:table-cell>
          <table:table-cell office:value-type="string" calcext:value-type="string">
            <text:p>Time in 50+ ms Tasks (%)</text:p>
          </table:table-cell>
          <table:table-cell office:value-type="string" calcext:value-type="string">
            <text:p>Time in 100+ ms Tasks (%)</text:p>
          </table:table-cell>
          <table:table-cell office:value-type="string" calcext:value-type="string">
            <text:p>Time in 200+ ms Tasks (%)</text:p>
          </table:table-cell>
          <table:table-cell office:value-type="string" calcext:value-type="string">
            <text:p>Client CPU (%)</text:p>
          </table:table-cell>
          <table:table-cell office:value-type="string" calcext:value-type="string">
            <text:p>Client Mem (MiB)</text:p>
          </table:table-cell>
          <table:table-cell office:value-type="string" calcext:value-type="string">
            <text:p>Client Net (KiB/sec)</text:p>
          </table:table-cell>
          <table:table-cell office:value-type="string" calcext:value-type="string">
            <text:p>Server CPU (%)</text:p>
          </table:table-cell>
          <table:table-cell office:value-type="string" calcext:value-type="string">
            <text:p>Server Mem (MiB)</text:p>
          </table:table-cell>
          <table:table-cell office:value-type="string" calcext:value-type="string">
            <text:p>Server Net (KiB/sec)</text:p>
          </table:table-cell>
          <table:table-cell office:value-type="string" calcext:value-type="string">
            <text:p>Sigil Success (%)</text:p>
          </table:table-cell>
          <table:table-cell office:value-type="string" calcext:value-type="string">
            <text:p>Client OS CPU (%)</text:p>
          </table:table-cell>
          <table:table-cell office:value-type="string" calcext:value-type="string">
            <text:p>Client OS Mem (MiB)</text:p>
          </table:table-cell>
          <table:table-cell office:value-type="string" calcext:value-type="string">
            <text:p>Client OS Net (KiB/sec)</text:p>
          </table:table-cell>
          <table:table-cell office:value-type="string" calcext:value-type="string">
            <text:p>Server OS CPU (%)</text:p>
          </table:table-cell>
          <table:table-cell office:value-type="string" calcext:value-type="string">
            <text:p>Server OS Mem (MiB)</text:p>
          </table:table-cell>
          <table:table-cell office:value-type="string" calcext:value-type="string">
            <text:p>Server OS Net (KiB/sec)</text:p>
          </table:table-cell>
          <table:table-cell office:value-type="string" calcext:value-type="string">
            <text:p>Saved State Size (KiB) - End</text:p>
          </table:table-cell>
          <table:table-cell office:value-type="string" calcext:value-type="string">
            <text:p>Text Length (KiB) - End</text:p>
          </table:table-cell>
          <table:table-cell office:value-type="string" calcext:value-type="string">
            <text:p>Quill State Size (KiB) - End</text:p>
          </table:table-cell>
          <table:table-cell office:value-type="string" calcext:value-type="string">
            <text:p>Clock Error Bound (ms)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686.5" calcext:value-type="float">
            <text:p>686.5</text:p>
          </table:table-cell>
          <table:table-cell office:value-type="float" office:value="938.666666666667" calcext:value-type="float">
            <text:p>938.666666666667</text:p>
          </table:table-cell>
          <table:table-cell office:value-type="float" office:value="63.1830075745537" calcext:value-type="float">
            <text:p>63.1830075745537</text:p>
          </table:table-cell>
          <table:table-cell office:value-type="float" office:value="957.166666666667" calcext:value-type="float">
            <text:p>957.166666666667</text:p>
          </table:table-cell>
          <table:table-cell office:value-type="float" office:value="2317.83333333333" calcext:value-type="float">
            <text:p>2317.83333333333</text:p>
          </table:table-cell>
          <table:table-cell office:value-type="float" office:value="3337" calcext:value-type="float">
            <text:p>3337</text:p>
          </table:table-cell>
          <table:table-cell office:value-type="float" office:value="96.3364890986765" calcext:value-type="float">
            <text:p>96.3364890986765</text:p>
          </table:table-cell>
          <table:table-cell office:value-type="float" office:value="91.3136805555556" calcext:value-type="float">
            <text:p>91.3136805555556</text:p>
          </table:table-cell>
          <table:table-cell office:value-type="float" office:value="76.4283333333333" calcext:value-type="float">
            <text:p>76.4283333333333</text:p>
          </table:table-cell>
          <table:table-cell office:value-type="float" office:value="56.6775694444444" calcext:value-type="float">
            <text:p>56.6775694444444</text:p>
          </table:table-cell>
          <table:table-cell office:value-type="float" office:value="48.5038194444445" calcext:value-type="float">
            <text:p>48.5038194444445</text:p>
          </table:table-cell>
          <table:table-cell office:value-type="float" office:value="260.527777777778" calcext:value-type="float">
            <text:p>260.527777777778</text:p>
          </table:table-cell>
          <table:table-cell/>
          <table:table-cell office:value-type="float" office:value="1.56973180076628" calcext:value-type="float">
            <text:p>1.56973180076628</text:p>
          </table:table-cell>
          <table:table-cell office:value-type="float" office:value="80.772030651341" calcext:value-type="float">
            <text:p>80.772030651341</text:p>
          </table:table-cell>
          <table:table-cell/>
          <table:table-cell office:value-type="float" office:value="84.1534742573657" calcext:value-type="float">
            <text:p>84.1534742573657</text:p>
          </table:table-cell>
          <table:table-cell office:value-type="float" office:value="399.361111111111" calcext:value-type="float">
            <text:p>399.361111111111</text:p>
          </table:table-cell>
          <table:table-cell office:value-type="float" office:value="4216.62465277778" calcext:value-type="float">
            <text:p>4216.62465277778</text:p>
          </table:table-cell>
          <table:table-cell office:value-type="float" office:value="204.674496447136" calcext:value-type="float">
            <text:p>204.674496447136</text:p>
          </table:table-cell>
          <table:table-cell office:value-type="float" office:value="3.73586206896552" calcext:value-type="float">
            <text:p>3.73586206896552</text:p>
          </table:table-cell>
          <table:table-cell office:value-type="float" office:value="681.173275862069" calcext:value-type="float">
            <text:p>681.173275862069</text:p>
          </table:table-cell>
          <table:table-cell office:value-type="float" office:value="406.876788387305" calcext:value-type="float">
            <text:p>406.876788387305</text:p>
          </table:table-cell>
          <table:table-cell office:value-type="float" office:value="241.501953125" calcext:value-type="float">
            <text:p>241.501953125</text:p>
          </table:table-cell>
          <table:table-cell office:value-type="float" office:value="13.4801432291667" calcext:value-type="float">
            <text:p>13.4801432291667</text:p>
          </table:table-cell>
          <table:table-cell office:value-type="float" office:value="64.7932942708333" calcext:value-type="float">
            <text:p>64.7932942708333</text:p>
          </table:table-cell>
          <table:table-cell office:value-type="float" office:value="0.594238" calcext:value-type="float">
            <text:p>0.594238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22.5" calcext:value-type="float">
            <text:p>122.5</text:p>
          </table:table-cell>
          <table:table-cell office:value-type="float" office:value="163.666666666667" calcext:value-type="float">
            <text:p>163.666666666667</text:p>
          </table:table-cell>
          <table:table-cell office:value-type="float" office:value="166.666666666667" calcext:value-type="float">
            <text:p>166.66666666666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5208333333334" calcext:value-type="float">
            <text:p>7.55208333333334</text:p>
          </table:table-cell>
          <table:table-cell office:value-type="float" office:value="194.930555555556" calcext:value-type="float">
            <text:p>194.930555555556</text:p>
          </table:table-cell>
          <table:table-cell/>
          <table:table-cell office:value-type="float" office:value="2.31226053639847" calcext:value-type="float">
            <text:p>2.31226053639847</text:p>
          </table:table-cell>
          <table:table-cell office:value-type="float" office:value="77.55" calcext:value-type="float">
            <text:p>77.55</text:p>
          </table:table-cell>
          <table:table-cell/>
          <table:table-cell office:value-type="float" office:value="99.6527777777778" calcext:value-type="float">
            <text:p>99.6527777777778</text:p>
          </table:table-cell>
          <table:table-cell office:value-type="float" office:value="75.8569444444444" calcext:value-type="float">
            <text:p>75.8569444444444</text:p>
          </table:table-cell>
          <table:table-cell office:value-type="float" office:value="3685.83090277778" calcext:value-type="float">
            <text:p>3685.83090277778</text:p>
          </table:table-cell>
          <table:table-cell office:value-type="float" office:value="274.698733224381" calcext:value-type="float">
            <text:p>274.698733224381</text:p>
          </table:table-cell>
          <table:table-cell office:value-type="float" office:value="5.0239846743295" calcext:value-type="float">
            <text:p>5.0239846743295</text:p>
          </table:table-cell>
          <table:table-cell office:value-type="float" office:value="668.989195402299" calcext:value-type="float">
            <text:p>668.989195402299</text:p>
          </table:table-cell>
          <table:table-cell office:value-type="float" office:value="557.425539094825" calcext:value-type="float">
            <text:p>557.425539094825</text:p>
          </table:table-cell>
          <table:table-cell office:value-type="float" office:value="65.4654947916667" calcext:value-type="float">
            <text:p>65.4654947916667</text:p>
          </table:table-cell>
          <table:table-cell office:value-type="float" office:value="16.0768229166667" calcext:value-type="float">
            <text:p>16.0768229166667</text:p>
          </table:table-cell>
          <table:table-cell office:value-type="float" office:value="33.439453125" calcext:value-type="float">
            <text:p>33.439453125</text:p>
          </table:table-cell>
          <table:table-cell office:value-type="float" office:value="0.5324945" calcext:value-type="float">
            <text:p>0.532494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.833333333333" calcext:value-type="float">
            <text:p>122.833333333333</text:p>
          </table:table-cell>
          <table:table-cell office:value-type="float" office:value="162.5" calcext:value-type="float">
            <text:p>162.5</text:p>
          </table:table-cell>
          <table:table-cell office:value-type="float" office:value="166.666666666667" calcext:value-type="float">
            <text:p>166.66666666666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7673611111111" calcext:value-type="float">
            <text:p>7.37673611111111</text:p>
          </table:table-cell>
          <table:table-cell office:value-type="float" office:value="191.055555555556" calcext:value-type="float">
            <text:p>191.055555555556</text:p>
          </table:table-cell>
          <table:table-cell/>
          <table:table-cell office:value-type="float" office:value="2.37222222222222" calcext:value-type="float">
            <text:p>2.37222222222222</text:p>
          </table:table-cell>
          <table:table-cell office:value-type="float" office:value="73.9833333333333" calcext:value-type="float">
            <text:p>73.9833333333333</text:p>
          </table:table-cell>
          <table:table-cell/>
          <table:table-cell office:value-type="float" office:value="99.2838541666667" calcext:value-type="float">
            <text:p>99.2838541666667</text:p>
          </table:table-cell>
          <table:table-cell office:value-type="float" office:value="72.3097222222222" calcext:value-type="float">
            <text:p>72.3097222222222</text:p>
          </table:table-cell>
          <table:table-cell office:value-type="float" office:value="3652.72708333333" calcext:value-type="float">
            <text:p>3652.72708333333</text:p>
          </table:table-cell>
          <table:table-cell office:value-type="float" office:value="145.669963315844" calcext:value-type="float">
            <text:p>145.669963315844</text:p>
          </table:table-cell>
          <table:table-cell office:value-type="float" office:value="3.67777777777778" calcext:value-type="float">
            <text:p>3.67777777777778</text:p>
          </table:table-cell>
          <table:table-cell office:value-type="float" office:value="658.803333333333" calcext:value-type="float">
            <text:p>658.803333333333</text:p>
          </table:table-cell>
          <table:table-cell office:value-type="float" office:value="298.888004725177" calcext:value-type="float">
            <text:p>298.888004725177</text:p>
          </table:table-cell>
          <table:table-cell office:value-type="float" office:value="66.94140625" calcext:value-type="float">
            <text:p>66.94140625</text:p>
          </table:table-cell>
          <table:table-cell office:value-type="float" office:value="16.1435546875" calcext:value-type="float">
            <text:p>16.1435546875</text:p>
          </table:table-cell>
          <table:table-cell office:value-type="float" office:value="33.7223307291667" calcext:value-type="float">
            <text:p>33.7223307291667</text:p>
          </table:table-cell>
          <table:table-cell office:value-type="float" office:value="0.5522825" calcext:value-type="float">
            <text:p>0.552282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3333333333333" calcext:value-type="float">
            <text:p>10.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26.166666666667" calcext:value-type="float">
            <text:p>126.166666666667</text:p>
          </table:table-cell>
          <table:table-cell office:value-type="float" office:value="166.666666666667" calcext:value-type="float">
            <text:p>166.666666666667</text:p>
          </table:table-cell>
          <table:table-cell office:value-type="float" office:value="176.833333333333" calcext:value-type="float">
            <text:p>176.8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00496527777777778" calcext:value-type="float">
            <text:p>0.00496527777777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246527777778" calcext:value-type="float">
            <text:p>10.6246527777778</text:p>
          </table:table-cell>
          <table:table-cell office:value-type="float" office:value="195.413194444444" calcext:value-type="float">
            <text:p>195.413194444444</text:p>
          </table:table-cell>
          <table:table-cell/>
          <table:table-cell office:value-type="float" office:value="18.05" calcext:value-type="float">
            <text:p>18.05</text:p>
          </table:table-cell>
          <table:table-cell office:value-type="float" office:value="101.733333333333" calcext:value-type="float">
            <text:p>101.733333333333</text:p>
          </table:table-cell>
          <table:table-cell/>
          <table:table-cell office:value-type="float" office:value="99.3055555555556" calcext:value-type="float">
            <text:p>99.3055555555556</text:p>
          </table:table-cell>
          <table:table-cell office:value-type="float" office:value="102.130555555556" calcext:value-type="float">
            <text:p>102.130555555556</text:p>
          </table:table-cell>
          <table:table-cell office:value-type="float" office:value="3738.97534722222" calcext:value-type="float">
            <text:p>3738.97534722222</text:p>
          </table:table-cell>
          <table:table-cell office:value-type="float" office:value="306.448813332432" calcext:value-type="float">
            <text:p>306.448813332432</text:p>
          </table:table-cell>
          <table:table-cell office:value-type="float" office:value="16.4866666666667" calcext:value-type="float">
            <text:p>16.4866666666667</text:p>
          </table:table-cell>
          <table:table-cell office:value-type="float" office:value="696.893888888889" calcext:value-type="float">
            <text:p>696.893888888889</text:p>
          </table:table-cell>
          <table:table-cell office:value-type="float" office:value="621.615662561294" calcext:value-type="float">
            <text:p>621.615662561294</text:p>
          </table:table-cell>
          <table:table-cell office:value-type="float" office:value="33.7337239583333" calcext:value-type="float">
            <text:p>33.7337239583333</text:p>
          </table:table-cell>
          <table:table-cell office:value-type="float" office:value="15.9208984375" calcext:value-type="float">
            <text:p>15.9208984375</text:p>
          </table:table-cell>
          <table:table-cell office:value-type="float" office:value="33.6481119791667" calcext:value-type="float">
            <text:p>33.6481119791667</text:p>
          </table:table-cell>
          <table:table-cell office:value-type="float" office:value="0.527561" calcext:value-type="float">
            <text:p>0.527561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26.333333333333" calcext:value-type="float">
            <text:p>126.333333333333</text:p>
          </table:table-cell>
          <table:table-cell office:value-type="float" office:value="165.833333333333" calcext:value-type="float">
            <text:p>165.833333333333</text:p>
          </table:table-cell>
          <table:table-cell office:value-type="float" office:value="170.833333333333" calcext:value-type="float">
            <text:p>170.83333333333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65625" calcext:value-type="float">
            <text:p>8.665625</text:p>
          </table:table-cell>
          <table:table-cell office:value-type="float" office:value="195.041666666667" calcext:value-type="float">
            <text:p>195.041666666667</text:p>
          </table:table-cell>
          <table:table-cell/>
          <table:table-cell office:value-type="float" office:value="5.21222222222222" calcext:value-type="float">
            <text:p>5.21222222222222</text:p>
          </table:table-cell>
          <table:table-cell office:value-type="float" office:value="73.3888888888889" calcext:value-type="float">
            <text:p>73.38888888888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9.3236111111111" calcext:value-type="float">
            <text:p>79.3236111111111</text:p>
          </table:table-cell>
          <table:table-cell office:value-type="float" office:value="3685.46770833333" calcext:value-type="float">
            <text:p>3685.46770833333</text:p>
          </table:table-cell>
          <table:table-cell office:value-type="float" office:value="110.03846719262" calcext:value-type="float">
            <text:p>110.03846719262</text:p>
          </table:table-cell>
          <table:table-cell office:value-type="float" office:value="5.39" calcext:value-type="float">
            <text:p>5.39</text:p>
          </table:table-cell>
          <table:table-cell office:value-type="float" office:value="662.266111111111" calcext:value-type="float">
            <text:p>662.266111111111</text:p>
          </table:table-cell>
          <table:table-cell office:value-type="float" office:value="228.358599576776" calcext:value-type="float">
            <text:p>228.358599576776</text:p>
          </table:table-cell>
          <table:table-cell office:value-type="float" office:value="72.5400390625" calcext:value-type="float">
            <text:p>72.5400390625</text:p>
          </table:table-cell>
          <table:table-cell office:value-type="float" office:value="15.8626302083333" calcext:value-type="float">
            <text:p>15.8626302083333</text:p>
          </table:table-cell>
          <table:table-cell office:value-type="float" office:value="32.8089192708333" calcext:value-type="float">
            <text:p>32.8089192708333</text:p>
          </table:table-cell>
          <table:table-cell office:value-type="float" office:value="0.5160785" calcext:value-type="float">
            <text:p>0.516078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22.3958333333333" calcext:value-type="float">
            <text:p>22.3958333333333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2295.33333333333" calcext:value-type="float">
            <text:p>2295.33333333333</text:p>
          </table:table-cell>
          <table:table-cell office:value-type="float" office:value="3995.5" calcext:value-type="float">
            <text:p>3995.5</text:p>
          </table:table-cell>
          <table:table-cell office:value-type="float" office:value="78.1082964835825" calcext:value-type="float">
            <text:p>78.1082964835825</text:p>
          </table:table-cell>
          <table:table-cell office:value-type="float" office:value="5776.16666666667" calcext:value-type="float">
            <text:p>5776.16666666667</text:p>
          </table:table-cell>
          <table:table-cell office:value-type="float" office:value="32160.6666666667" calcext:value-type="float">
            <text:p>32160.6666666667</text:p>
          </table:table-cell>
          <table:table-cell office:value-type="float" office:value="39654" calcext:value-type="float">
            <text:p>39654</text:p>
          </table:table-cell>
          <table:table-cell office:value-type="float" office:value="21.1396726161407" calcext:value-type="float">
            <text:p>21.1396726161407</text:p>
          </table:table-cell>
          <table:table-cell office:value-type="float" office:value="95.1420138888889" calcext:value-type="float">
            <text:p>95.1420138888889</text:p>
          </table:table-cell>
          <table:table-cell office:value-type="float" office:value="94.5386458333333" calcext:value-type="float">
            <text:p>94.5386458333333</text:p>
          </table:table-cell>
          <table:table-cell office:value-type="float" office:value="82.25125" calcext:value-type="float">
            <text:p>82.25125</text:p>
          </table:table-cell>
          <table:table-cell office:value-type="float" office:value="48.9368055555556" calcext:value-type="float">
            <text:p>48.9368055555556</text:p>
          </table:table-cell>
          <table:table-cell office:value-type="float" office:value="271.46875" calcext:value-type="float">
            <text:p>271.46875</text:p>
          </table:table-cell>
          <table:table-cell/>
          <table:table-cell office:value-type="float" office:value="1.81111111111111" calcext:value-type="float">
            <text:p>1.81111111111111</text:p>
          </table:table-cell>
          <table:table-cell office:value-type="float" office:value="89.8555555555556" calcext:value-type="float">
            <text:p>89.8555555555556</text:p>
          </table:table-cell>
          <table:table-cell/>
          <table:table-cell office:value-type="float" office:value="83.4288326407892" calcext:value-type="float">
            <text:p>83.4288326407892</text:p>
          </table:table-cell>
          <table:table-cell office:value-type="float" office:value="399.300694444444" calcext:value-type="float">
            <text:p>399.300694444444</text:p>
          </table:table-cell>
          <table:table-cell office:value-type="float" office:value="4294.31111111111" calcext:value-type="float">
            <text:p>4294.31111111111</text:p>
          </table:table-cell>
          <table:table-cell office:value-type="float" office:value="143.586595354608" calcext:value-type="float">
            <text:p>143.586595354608</text:p>
          </table:table-cell>
          <table:table-cell office:value-type="float" office:value="4.01111111111111" calcext:value-type="float">
            <text:p>4.01111111111111</text:p>
          </table:table-cell>
          <table:table-cell office:value-type="float" office:value="682.823888888889" calcext:value-type="float">
            <text:p>682.823888888889</text:p>
          </table:table-cell>
          <table:table-cell office:value-type="float" office:value="542.27096744146" calcext:value-type="float">
            <text:p>542.27096744146</text:p>
          </table:table-cell>
          <table:table-cell office:value-type="float" office:value="346.4736328125" calcext:value-type="float">
            <text:p>346.4736328125</text:p>
          </table:table-cell>
          <table:table-cell office:value-type="float" office:value="13.7688802083333" calcext:value-type="float">
            <text:p>13.7688802083333</text:p>
          </table:table-cell>
          <table:table-cell office:value-type="float" office:value="89.8248697916667" calcext:value-type="float">
            <text:p>89.8248697916667</text:p>
          </table:table-cell>
          <table:table-cell office:value-type="float" office:value="0.5502935" calcext:value-type="float">
            <text:p>0.550293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99.8263888888889" calcext:value-type="float">
            <text:p>99.826388888888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office:value-type="float" office:value="125.833333333333" calcext:value-type="float">
            <text:p>125.833333333333</text:p>
          </table:table-cell>
          <table:table-cell office:value-type="float" office:value="165.666666666667" calcext:value-type="float">
            <text:p>165.666666666667</text:p>
          </table:table-cell>
          <table:table-cell office:value-type="float" office:value="172.666666666667" calcext:value-type="float">
            <text:p>172.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.00486111111111111" calcext:value-type="float">
            <text:p>0.0048611111111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65625" calcext:value-type="float">
            <text:p>12.865625</text:p>
          </table:table-cell>
          <table:table-cell office:value-type="float" office:value="203.491319444444" calcext:value-type="float">
            <text:p>203.491319444444</text:p>
          </table:table-cell>
          <table:table-cell/>
          <table:table-cell office:value-type="float" office:value="5.73111111111111" calcext:value-type="float">
            <text:p>5.73111111111111</text:p>
          </table:table-cell>
          <table:table-cell office:value-type="float" office:value="94.4777777777778" calcext:value-type="float">
            <text:p>94.4777777777778</text:p>
          </table:table-cell>
          <table:table-cell/>
          <table:table-cell office:value-type="float" office:value="97.2222222222222" calcext:value-type="float">
            <text:p>97.2222222222222</text:p>
          </table:table-cell>
          <table:table-cell office:value-type="float" office:value="121.171527777778" calcext:value-type="float">
            <text:p>121.171527777778</text:p>
          </table:table-cell>
          <table:table-cell office:value-type="float" office:value="3819.23420138889" calcext:value-type="float">
            <text:p>3819.23420138889</text:p>
          </table:table-cell>
          <table:table-cell office:value-type="float" office:value="740.965337153127" calcext:value-type="float">
            <text:p>740.965337153127</text:p>
          </table:table-cell>
          <table:table-cell office:value-type="float" office:value="4.47" calcext:value-type="float">
            <text:p>4.47</text:p>
          </table:table-cell>
          <table:table-cell office:value-type="float" office:value="696.416111111111" calcext:value-type="float">
            <text:p>696.416111111111</text:p>
          </table:table-cell>
          <table:table-cell office:value-type="float" office:value="3014.86038852262" calcext:value-type="float">
            <text:p>3014.86038852262</text:p>
          </table:table-cell>
          <table:table-cell office:value-type="float" office:value="129.468098958333" calcext:value-type="float">
            <text:p>129.468098958333</text:p>
          </table:table-cell>
          <table:table-cell office:value-type="float" office:value="29.4309895833333" calcext:value-type="float">
            <text:p>29.4309895833333</text:p>
          </table:table-cell>
          <table:table-cell office:value-type="float" office:value="61.7796223958333" calcext:value-type="float">
            <text:p>61.7796223958333</text:p>
          </table:table-cell>
          <table:table-cell office:value-type="float" office:value="0.5646915" calcext:value-type="float">
            <text:p>0.564691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26.5" calcext:value-type="float">
            <text:p>126.5</text:p>
          </table:table-cell>
          <table:table-cell office:value-type="float" office:value="166.5" calcext:value-type="float">
            <text:p>166.5</text:p>
          </table:table-cell>
          <table:table-cell office:value-type="float" office:value="175.666666666667" calcext:value-type="float">
            <text:p>175.66666666666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322916666667" calcext:value-type="float">
            <text:p>12.8322916666667</text:p>
          </table:table-cell>
          <table:table-cell office:value-type="float" office:value="202.262152777778" calcext:value-type="float">
            <text:p>202.262152777778</text:p>
          </table:table-cell>
          <table:table-cell/>
          <table:table-cell office:value-type="float" office:value="5.53222222222222" calcext:value-type="float">
            <text:p>5.53222222222222</text:p>
          </table:table-cell>
          <table:table-cell office:value-type="float" office:value="93.2388888888889" calcext:value-type="float">
            <text:p>93.2388888888889</text:p>
          </table:table-cell>
          <table:table-cell/>
          <table:table-cell office:value-type="float" office:value="98.7847222222222" calcext:value-type="float">
            <text:p>98.7847222222222</text:p>
          </table:table-cell>
          <table:table-cell office:value-type="float" office:value="127.324305555556" calcext:value-type="float">
            <text:p>127.324305555556</text:p>
          </table:table-cell>
          <table:table-cell office:value-type="float" office:value="3806.98072916667" calcext:value-type="float">
            <text:p>3806.98072916667</text:p>
          </table:table-cell>
          <table:table-cell office:value-type="float" office:value="264.266726017957" calcext:value-type="float">
            <text:p>264.266726017957</text:p>
          </table:table-cell>
          <table:table-cell office:value-type="float" office:value="3.82111111111111" calcext:value-type="float">
            <text:p>3.82111111111111</text:p>
          </table:table-cell>
          <table:table-cell office:value-type="float" office:value="687.923888888889" calcext:value-type="float">
            <text:p>687.923888888889</text:p>
          </table:table-cell>
          <table:table-cell office:value-type="float" office:value="1082.24506151075" calcext:value-type="float">
            <text:p>1082.24506151075</text:p>
          </table:table-cell>
          <table:table-cell office:value-type="float" office:value="129.103515625" calcext:value-type="float">
            <text:p>129.103515625</text:p>
          </table:table-cell>
          <table:table-cell office:value-type="float" office:value="29.4375" calcext:value-type="float">
            <text:p>29.4375</text:p>
          </table:table-cell>
          <table:table-cell office:value-type="float" office:value="60.0576171875" calcext:value-type="float">
            <text:p>60.0576171875</text:p>
          </table:table-cell>
          <table:table-cell office:value-type="float" office:value="0.6720225" calcext:value-type="float">
            <text:p>0.672022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.1666666666667" calcext:value-type="float">
            <text:p>19.1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44.833333333333" calcext:value-type="float">
            <text:p>144.833333333333</text:p>
          </table:table-cell>
          <table:table-cell office:value-type="float" office:value="243.833333333333" calcext:value-type="float">
            <text:p>243.833333333333</text:p>
          </table:table-cell>
          <table:table-cell office:value-type="float" office:value="277.5" calcext:value-type="float">
            <text:p>277.5</text:p>
          </table:table-cell>
          <table:table-cell office:value-type="float" office:value="100" calcext:value-type="float">
            <text:p>100</text:p>
          </table:table-cell>
          <table:table-cell office:value-type="float" office:value="0.0542013888888889" calcext:value-type="float">
            <text:p>0.0542013888888889</text:p>
          </table:table-cell>
          <table:table-cell office:value-type="float" office:value="0.0195833333333333" calcext:value-type="float">
            <text:p>0.0195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0.5611111111111" calcext:value-type="float">
            <text:p>20.5611111111111</text:p>
          </table:table-cell>
          <table:table-cell office:value-type="float" office:value="203.041666666667" calcext:value-type="float">
            <text:p>203.041666666667</text:p>
          </table:table-cell>
          <table:table-cell/>
          <table:table-cell office:value-type="float" office:value="64.8805555555555" calcext:value-type="float">
            <text:p>64.8805555555555</text:p>
          </table:table-cell>
          <table:table-cell office:value-type="float" office:value="130.711111111111" calcext:value-type="float">
            <text:p>130.711111111111</text:p>
          </table:table-cell>
          <table:table-cell/>
          <table:table-cell office:value-type="float" office:value="98.6128814875731" calcext:value-type="float">
            <text:p>98.6128814875731</text:p>
          </table:table-cell>
          <table:table-cell office:value-type="float" office:value="197.407638888889" calcext:value-type="float">
            <text:p>197.407638888889</text:p>
          </table:table-cell>
          <table:table-cell office:value-type="float" office:value="3816.46875" calcext:value-type="float">
            <text:p>3816.46875</text:p>
          </table:table-cell>
          <table:table-cell office:value-type="float" office:value="628.968587419899" calcext:value-type="float">
            <text:p>628.968587419899</text:p>
          </table:table-cell>
          <table:table-cell office:value-type="float" office:value="63.5188888888889" calcext:value-type="float">
            <text:p>63.5188888888889</text:p>
          </table:table-cell>
          <table:table-cell office:value-type="float" office:value="745.057222222222" calcext:value-type="float">
            <text:p>745.057222222222</text:p>
          </table:table-cell>
          <table:table-cell office:value-type="float" office:value="2562.42612353337" calcext:value-type="float">
            <text:p>2562.42612353337</text:p>
          </table:table-cell>
          <table:table-cell office:value-type="float" office:value="61.6005859375" calcext:value-type="float">
            <text:p>61.6005859375</text:p>
          </table:table-cell>
          <table:table-cell office:value-type="float" office:value="29.5003255208333" calcext:value-type="float">
            <text:p>29.5003255208333</text:p>
          </table:table-cell>
          <table:table-cell office:value-type="float" office:value="61.4970703125" calcext:value-type="float">
            <text:p>61.4970703125</text:p>
          </table:table-cell>
          <table:table-cell office:value-type="float" office:value="0.7020665" calcext:value-type="float">
            <text:p>0.702066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99.8263888888889" calcext:value-type="float">
            <text:p>99.8263888888889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4.33333333333333" calcext:value-type="float">
            <text:p>4.33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25.666666666667" calcext:value-type="float">
            <text:p>125.666666666667</text:p>
          </table:table-cell>
          <table:table-cell office:value-type="float" office:value="166.666666666667" calcext:value-type="float">
            <text:p>166.666666666667</text:p>
          </table:table-cell>
          <table:table-cell office:value-type="float" office:value="175.333333333333" calcext:value-type="float">
            <text:p>175.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0432638888888889" calcext:value-type="float">
            <text:p>0.0432638888888889</text:p>
          </table:table-cell>
          <table:table-cell office:value-type="float" office:value="0.0218055555555556" calcext:value-type="float">
            <text:p>0.02180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5.8074652777778" calcext:value-type="float">
            <text:p>15.8074652777778</text:p>
          </table:table-cell>
          <table:table-cell office:value-type="float" office:value="203.817708333333" calcext:value-type="float">
            <text:p>203.817708333333</text:p>
          </table:table-cell>
          <table:table-cell/>
          <table:table-cell office:value-type="float" office:value="13.5366666666667" calcext:value-type="float">
            <text:p>13.5366666666667</text:p>
          </table:table-cell>
          <table:table-cell office:value-type="float" office:value="90.1" calcext:value-type="float">
            <text:p>90.1</text:p>
          </table:table-cell>
          <table:table-cell/>
          <table:table-cell office:value-type="float" office:value="95.3251781798246" calcext:value-type="float">
            <text:p>95.3251781798246</text:p>
          </table:table-cell>
          <table:table-cell office:value-type="float" office:value="151.560416666667" calcext:value-type="float">
            <text:p>151.560416666667</text:p>
          </table:table-cell>
          <table:table-cell office:value-type="float" office:value="3821.94131944444" calcext:value-type="float">
            <text:p>3821.94131944444</text:p>
          </table:table-cell>
          <table:table-cell office:value-type="float" office:value="198.534500765556" calcext:value-type="float">
            <text:p>198.534500765556</text:p>
          </table:table-cell>
          <table:table-cell office:value-type="float" office:value="6.18666666666667" calcext:value-type="float">
            <text:p>6.18666666666667</text:p>
          </table:table-cell>
          <table:table-cell office:value-type="float" office:value="686.943333333334" calcext:value-type="float">
            <text:p>686.943333333334</text:p>
          </table:table-cell>
          <table:table-cell office:value-type="float" office:value="830.129789577133" calcext:value-type="float">
            <text:p>830.129789577133</text:p>
          </table:table-cell>
          <table:table-cell office:value-type="float" office:value="144.129231770833" calcext:value-type="float">
            <text:p>144.129231770833</text:p>
          </table:table-cell>
          <table:table-cell office:value-type="float" office:value="28.787109375" calcext:value-type="float">
            <text:p>28.787109375</text:p>
          </table:table-cell>
          <table:table-cell office:value-type="float" office:value="60.4996744791667" calcext:value-type="float">
            <text:p>60.4996744791667</text:p>
          </table:table-cell>
          <table:table-cell office:value-type="float" office:value="0.580406" calcext:value-type="float">
            <text:p>0.580406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5.625" calcext:value-type="float">
            <text:p>15.625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3635.5" calcext:value-type="float">
            <text:p>3635.5</text:p>
          </table:table-cell>
          <table:table-cell office:value-type="float" office:value="10271.1666666667" calcext:value-type="float">
            <text:p>10271.1666666667</text:p>
          </table:table-cell>
          <table:table-cell office:value-type="float" office:value="79.7589866274077" calcext:value-type="float">
            <text:p>79.7589866274077</text:p>
          </table:table-cell>
          <table:table-cell office:value-type="float" office:value="11583" calcext:value-type="float">
            <text:p>11583</text:p>
          </table:table-cell>
          <table:table-cell office:value-type="float" office:value="33389.6666666667" calcext:value-type="float">
            <text:p>33389.6666666667</text:p>
          </table:table-cell>
          <table:table-cell office:value-type="float" office:value="42650.5" calcext:value-type="float">
            <text:p>42650.5</text:p>
          </table:table-cell>
          <table:table-cell office:value-type="float" office:value="10.6226602701233" calcext:value-type="float">
            <text:p>10.6226602701233</text:p>
          </table:table-cell>
          <table:table-cell office:value-type="float" office:value="97.4213888888889" calcext:value-type="float">
            <text:p>97.4213888888889</text:p>
          </table:table-cell>
          <table:table-cell office:value-type="float" office:value="96.6599768518519" calcext:value-type="float">
            <text:p>96.6599768518519</text:p>
          </table:table-cell>
          <table:table-cell office:value-type="float" office:value="88.3328935185185" calcext:value-type="float">
            <text:p>88.3328935185185</text:p>
          </table:table-cell>
          <table:table-cell office:value-type="float" office:value="49.0138888888889" calcext:value-type="float">
            <text:p>49.0138888888889</text:p>
          </table:table-cell>
          <table:table-cell office:value-type="float" office:value="312.001157407407" calcext:value-type="float">
            <text:p>312.001157407407</text:p>
          </table:table-cell>
          <table:table-cell/>
          <table:table-cell office:value-type="float" office:value="2.22969348659004" calcext:value-type="float">
            <text:p>2.22969348659004</text:p>
          </table:table-cell>
          <table:table-cell office:value-type="float" office:value="119.089463601533" calcext:value-type="float">
            <text:p>119.089463601533</text:p>
          </table:table-cell>
          <table:table-cell/>
          <table:table-cell office:value-type="float" office:value="85.2974272924931" calcext:value-type="float">
            <text:p>85.2974272924931</text:p>
          </table:table-cell>
          <table:table-cell office:value-type="float" office:value="399.355555555555" calcext:value-type="float">
            <text:p>399.355555555555</text:p>
          </table:table-cell>
          <table:table-cell office:value-type="float" office:value="4616.05381944445" calcext:value-type="float">
            <text:p>4616.05381944445</text:p>
          </table:table-cell>
          <table:table-cell office:value-type="float" office:value="138.962099681465" calcext:value-type="float">
            <text:p>138.962099681465</text:p>
          </table:table-cell>
          <table:table-cell office:value-type="float" office:value="4.05685823754789" calcext:value-type="float">
            <text:p>4.05685823754789</text:p>
          </table:table-cell>
          <table:table-cell office:value-type="float" office:value="723.125957854406" calcext:value-type="float">
            <text:p>723.125957854406</text:p>
          </table:table-cell>
          <table:table-cell office:value-type="float" office:value="792.897060733406" calcext:value-type="float">
            <text:p>792.897060733406</text:p>
          </table:table-cell>
          <table:table-cell office:value-type="float" office:value="573.014322916667" calcext:value-type="float">
            <text:p>573.014322916667</text:p>
          </table:table-cell>
          <table:table-cell office:value-type="float" office:value="21.1676432291667" calcext:value-type="float">
            <text:p>21.1676432291667</text:p>
          </table:table-cell>
          <table:table-cell office:value-type="float" office:value="137.071940104167" calcext:value-type="float">
            <text:p>137.071940104167</text:p>
          </table:table-cell>
          <table:table-cell office:value-type="float" office:value="0.5694195" calcext:value-type="float">
            <text:p>0.569419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99.7685185185185" calcext:value-type="float">
            <text:p>99.7685185185185</text:p>
          </table:table-cell>
          <table:table-cell office:value-type="float" office:value="2" calcext:value-type="float">
            <text:p>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.833333333333" calcext:value-type="float">
            <text:p>130.833333333333</text:p>
          </table:table-cell>
          <table:table-cell office:value-type="float" office:value="171.666666666667" calcext:value-type="float">
            <text:p>171.666666666667</text:p>
          </table:table-cell>
          <table:table-cell office:value-type="float" office:value="196.333333333333" calcext:value-type="float">
            <text:p>196.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0044212962962963" calcext:value-type="float">
            <text:p>0.0044212962962963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0" calcext:value-type="float">
            <text:p>0</text:p>
          </table:table-cell>
          <table:table-cell office:value-type="float" office:value="18.3082175925926" calcext:value-type="float">
            <text:p>18.3082175925926</text:p>
          </table:table-cell>
          <table:table-cell office:value-type="float" office:value="206.869212962963" calcext:value-type="float">
            <text:p>206.869212962963</text:p>
          </table:table-cell>
          <table:table-cell/>
          <table:table-cell office:value-type="float" office:value="10.4533333333333" calcext:value-type="float">
            <text:p>10.4533333333333</text:p>
          </table:table-cell>
          <table:table-cell office:value-type="float" office:value="101.411111111111" calcext:value-type="float">
            <text:p>101.411111111111</text:p>
          </table:table-cell>
          <table:table-cell/>
          <table:table-cell office:value-type="float" office:value="99.8745636115428" calcext:value-type="float">
            <text:p>99.8745636115428</text:p>
          </table:table-cell>
          <table:table-cell office:value-type="float" office:value="174.461574074074" calcext:value-type="float">
            <text:p>174.461574074074</text:p>
          </table:table-cell>
          <table:table-cell office:value-type="float" office:value="3844.74212962963" calcext:value-type="float">
            <text:p>3844.74212962963</text:p>
          </table:table-cell>
          <table:table-cell office:value-type="float" office:value="1304.73747274237" calcext:value-type="float">
            <text:p>1304.73747274237</text:p>
          </table:table-cell>
          <table:table-cell office:value-type="float" office:value="5.84444444444445" calcext:value-type="float">
            <text:p>5.84444444444445</text:p>
          </table:table-cell>
          <table:table-cell office:value-type="float" office:value="699.003888888889" calcext:value-type="float">
            <text:p>699.003888888889</text:p>
          </table:table-cell>
          <table:table-cell office:value-type="float" office:value="7870.04400262315" calcext:value-type="float">
            <text:p>7870.04400262315</text:p>
          </table:table-cell>
          <table:table-cell office:value-type="float" office:value="191.200520833333" calcext:value-type="float">
            <text:p>191.200520833333</text:p>
          </table:table-cell>
          <table:table-cell office:value-type="float" office:value="48.4895833333333" calcext:value-type="float">
            <text:p>48.4895833333333</text:p>
          </table:table-cell>
          <table:table-cell office:value-type="float" office:value="99.666015625" calcext:value-type="float">
            <text:p>99.666015625</text:p>
          </table:table-cell>
          <table:table-cell office:value-type="float" office:value="0.6170185" calcext:value-type="float">
            <text:p>0.617018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99.7685185185185" calcext:value-type="float">
            <text:p>99.7685185185185</text:p>
          </table:table-cell>
          <table:table-cell office:value-type="float" office:value="2" calcext:value-type="float">
            <text:p>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8.33333333333333" calcext:value-type="float">
            <text:p>8.3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66.5" calcext:value-type="float">
            <text:p>166.5</text:p>
          </table:table-cell>
          <table:table-cell office:value-type="float" office:value="177.333333333333" calcext:value-type="float">
            <text:p>177.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0163425925925926" calcext:value-type="float">
            <text:p>0.0163425925925926</text:p>
          </table:table-cell>
          <table:table-cell office:value-type="float" office:value="0.00476851851851852" calcext:value-type="float">
            <text:p>0.00476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17.6206018518518" calcext:value-type="float">
            <text:p>17.6206018518518</text:p>
          </table:table-cell>
          <table:table-cell office:value-type="float" office:value="204.130787037037" calcext:value-type="float">
            <text:p>204.130787037037</text:p>
          </table:table-cell>
          <table:table-cell/>
          <table:table-cell office:value-type="float" office:value="9.80333333333333" calcext:value-type="float">
            <text:p>9.80333333333333</text:p>
          </table:table-cell>
          <table:table-cell office:value-type="float" office:value="97.1333333333333" calcext:value-type="float">
            <text:p>97.1333333333333</text:p>
          </table:table-cell>
          <table:table-cell/>
          <table:table-cell office:value-type="float" office:value="99.5225357204524" calcext:value-type="float">
            <text:p>99.5225357204524</text:p>
          </table:table-cell>
          <table:table-cell office:value-type="float" office:value="174.174537037037" calcext:value-type="float">
            <text:p>174.174537037037</text:p>
          </table:table-cell>
          <table:table-cell office:value-type="float" office:value="3825.859375" calcext:value-type="float">
            <text:p>3825.859375</text:p>
          </table:table-cell>
          <table:table-cell office:value-type="float" office:value="366.247365508241" calcext:value-type="float">
            <text:p>366.247365508241</text:p>
          </table:table-cell>
          <table:table-cell office:value-type="float" office:value="3.71444444444445" calcext:value-type="float">
            <text:p>3.71444444444445</text:p>
          </table:table-cell>
          <table:table-cell office:value-type="float" office:value="698.752777777778" calcext:value-type="float">
            <text:p>698.752777777778</text:p>
          </table:table-cell>
          <table:table-cell office:value-type="float" office:value="2263.65625052249" calcext:value-type="float">
            <text:p>2263.65625052249</text:p>
          </table:table-cell>
          <table:table-cell office:value-type="float" office:value="195.609049479167" calcext:value-type="float">
            <text:p>195.609049479167</text:p>
          </table:table-cell>
          <table:table-cell office:value-type="float" office:value="47.9840494791667" calcext:value-type="float">
            <text:p>47.9840494791667</text:p>
          </table:table-cell>
          <table:table-cell office:value-type="float" office:value="98.748046875" calcext:value-type="float">
            <text:p>98.748046875</text:p>
          </table:table-cell>
          <table:table-cell office:value-type="float" office:value="0.668135" calcext:value-type="float">
            <text:p>0.66813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9.16666666666667" calcext:value-type="float">
            <text:p>9.1666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75.166666666667" calcext:value-type="float">
            <text:p>475.166666666667</text:p>
          </table:table-cell>
          <table:table-cell office:value-type="float" office:value="739.333333333333" calcext:value-type="float">
            <text:p>739.333333333333</text:p>
          </table:table-cell>
          <table:table-cell office:value-type="float" office:value="812.166666666667" calcext:value-type="float">
            <text:p>812.1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.0650694444444444" calcext:value-type="float">
            <text:p>0.0650694444444444</text:p>
          </table:table-cell>
          <table:table-cell office:value-type="float" office:value="0.0120949074074074" calcext:value-type="float">
            <text:p>0.0120949074074074</text:p>
          </table:table-cell>
          <table:table-cell office:value-type="float" office:value="0.00234953703703704" calcext:value-type="float">
            <text:p>0.00234953703703704</text:p>
          </table:table-cell>
          <table:table-cell office:value-type="float" office:value="22.8458333333333" calcext:value-type="float">
            <text:p>22.8458333333333</text:p>
          </table:table-cell>
          <table:table-cell office:value-type="float" office:value="205.497685185185" calcext:value-type="float">
            <text:p>205.497685185185</text:p>
          </table:table-cell>
          <table:table-cell/>
          <table:table-cell office:value-type="float" office:value="100.905" calcext:value-type="float">
            <text:p>100.905</text:p>
          </table:table-cell>
          <table:table-cell office:value-type="float" office:value="140.872222222222" calcext:value-type="float">
            <text:p>140.872222222222</text:p>
          </table:table-cell>
          <table:table-cell/>
          <table:table-cell office:value-type="float" office:value="93.7934027777778" calcext:value-type="float">
            <text:p>93.7934027777778</text:p>
          </table:table-cell>
          <table:table-cell office:value-type="float" office:value="212.812037037037" calcext:value-type="float">
            <text:p>212.812037037037</text:p>
          </table:table-cell>
          <table:table-cell office:value-type="float" office:value="3838.71030092593" calcext:value-type="float">
            <text:p>3838.71030092593</text:p>
          </table:table-cell>
          <table:table-cell office:value-type="float" office:value="618.269284488596" calcext:value-type="float">
            <text:p>618.269284488596</text:p>
          </table:table-cell>
          <table:table-cell office:value-type="float" office:value="104.586666666667" calcext:value-type="float">
            <text:p>104.586666666667</text:p>
          </table:table-cell>
          <table:table-cell office:value-type="float" office:value="757.620555555556" calcext:value-type="float">
            <text:p>757.620555555556</text:p>
          </table:table-cell>
          <table:table-cell office:value-type="float" office:value="3679.90940610035" calcext:value-type="float">
            <text:p>3679.90940610035</text:p>
          </table:table-cell>
          <table:table-cell office:value-type="float" office:value="100.818033854167" calcext:value-type="float">
            <text:p>100.818033854167</text:p>
          </table:table-cell>
          <table:table-cell office:value-type="float" office:value="47.8902994791667" calcext:value-type="float">
            <text:p>47.8902994791667</text:p>
          </table:table-cell>
          <table:table-cell office:value-type="float" office:value="100.727864583333" calcext:value-type="float">
            <text:p>100.727864583333</text:p>
          </table:table-cell>
          <table:table-cell office:value-type="float" office:value="0.6412425" calcext:value-type="float">
            <text:p>0.641242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2" calcext:value-type="float">
            <text:p>2</text:p>
          </table:table-cell>
          <table:table-cell office:value-type="float" office:value="7.33333333333333" calcext:value-type="float">
            <text:p>7.33333333333333</text:p>
          </table:table-cell>
          <table:table-cell office:value-type="float" office:value="13.1666666666667" calcext:value-type="float">
            <text:p>13.1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34.166666666667" calcext:value-type="float">
            <text:p>134.166666666667</text:p>
          </table:table-cell>
          <table:table-cell office:value-type="float" office:value="174.333333333333" calcext:value-type="float">
            <text:p>174.333333333333</text:p>
          </table:table-cell>
          <table:table-cell office:value-type="float" office:value="186.666666666667" calcext:value-type="float">
            <text:p>186.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.0190509259259259" calcext:value-type="float">
            <text:p>0.0190509259259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56712962963" calcext:value-type="float">
            <text:p>22.056712962963</text:p>
          </table:table-cell>
          <table:table-cell office:value-type="float" office:value="204.8125" calcext:value-type="float">
            <text:p>204.8125</text:p>
          </table:table-cell>
          <table:table-cell/>
          <table:table-cell office:value-type="float" office:value="25.1185057471264" calcext:value-type="float">
            <text:p>25.1185057471264</text:p>
          </table:table-cell>
          <table:table-cell office:value-type="float" office:value="101.227777777778" calcext:value-type="float">
            <text:p>101.227777777778</text:p>
          </table:table-cell>
          <table:table-cell/>
          <table:table-cell office:value-type="float" office:value="99.1809226055852" calcext:value-type="float">
            <text:p>99.1809226055852</text:p>
          </table:table-cell>
          <table:table-cell office:value-type="float" office:value="206.701851851852" calcext:value-type="float">
            <text:p>206.701851851852</text:p>
          </table:table-cell>
          <table:table-cell office:value-type="float" office:value="3832.12453703704" calcext:value-type="float">
            <text:p>3832.12453703704</text:p>
          </table:table-cell>
          <table:table-cell office:value-type="float" office:value="275.609125041595" calcext:value-type="float">
            <text:p>275.609125041595</text:p>
          </table:table-cell>
          <table:table-cell office:value-type="float" office:value="10.4511111111111" calcext:value-type="float">
            <text:p>10.4511111111111</text:p>
          </table:table-cell>
          <table:table-cell office:value-type="float" office:value="707.987337164751" calcext:value-type="float">
            <text:p>707.987337164751</text:p>
          </table:table-cell>
          <table:table-cell office:value-type="float" office:value="1704.39527160923" calcext:value-type="float">
            <text:p>1704.39527160923</text:p>
          </table:table-cell>
          <table:table-cell office:value-type="float" office:value="223.537434895833" calcext:value-type="float">
            <text:p>223.537434895833</text:p>
          </table:table-cell>
          <table:table-cell office:value-type="float" office:value="45.09765625" calcext:value-type="float">
            <text:p>45.09765625</text:p>
          </table:table-cell>
          <table:table-cell office:value-type="float" office:value="94.9944661458333" calcext:value-type="float">
            <text:p>94.9944661458333</text:p>
          </table:table-cell>
          <table:table-cell office:value-type="float" office:value="0.7228655" calcext:value-type="float">
            <text:p>0.722865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float" office:value="11.0243055555556" calcext:value-type="float">
            <text:p>11.0243055555556</text:p>
          </table:table-cell>
          <table:table-cell office:value-type="float" office:value="6.83333333333333" calcext:value-type="float">
            <text:p>6.83333333333333</text:p>
          </table:table-cell>
          <table:table-cell office:value-type="float" office:value="7566.66666666667" calcext:value-type="float">
            <text:p>7566.66666666667</text:p>
          </table:table-cell>
          <table:table-cell office:value-type="float" office:value="9550" calcext:value-type="float">
            <text:p>9550</text:p>
          </table:table-cell>
          <table:table-cell office:value-type="float" office:value="82.8791341097843" calcext:value-type="float">
            <text:p>82.8791341097843</text:p>
          </table:table-cell>
          <table:table-cell office:value-type="float" office:value="21441.1666666667" calcext:value-type="float">
            <text:p>21441.1666666667</text:p>
          </table:table-cell>
          <table:table-cell office:value-type="float" office:value="44004" calcext:value-type="float">
            <text:p>44004</text:p>
          </table:table-cell>
          <table:table-cell office:value-type="float" office:value="51937.6666666667" calcext:value-type="float">
            <text:p>51937.6666666667</text:p>
          </table:table-cell>
          <table:table-cell office:value-type="float" office:value="3.33889506301652" calcext:value-type="float">
            <text:p>3.33889506301652</text:p>
          </table:table-cell>
          <table:table-cell office:value-type="float" office:value="95.4377864583333" calcext:value-type="float">
            <text:p>95.4377864583333</text:p>
          </table:table-cell>
          <table:table-cell office:value-type="float" office:value="95.2198784722222" calcext:value-type="float">
            <text:p>95.2198784722222</text:p>
          </table:table-cell>
          <table:table-cell office:value-type="float" office:value="89.47515625" calcext:value-type="float">
            <text:p>89.47515625</text:p>
          </table:table-cell>
          <table:table-cell office:value-type="float" office:value="49.1188368055556" calcext:value-type="float">
            <text:p>49.1188368055556</text:p>
          </table:table-cell>
          <table:table-cell office:value-type="float" office:value="320.254340277778" calcext:value-type="float">
            <text:p>320.254340277778</text:p>
          </table:table-cell>
          <table:table-cell/>
          <table:table-cell office:value-type="float" office:value="2.67222222222222" calcext:value-type="float">
            <text:p>2.67222222222222</text:p>
          </table:table-cell>
          <table:table-cell office:value-type="float" office:value="126.927777777778" calcext:value-type="float">
            <text:p>126.927777777778</text:p>
          </table:table-cell>
          <table:table-cell/>
          <table:table-cell office:value-type="float" office:value="78.8704335901027" calcext:value-type="float">
            <text:p>78.8704335901027</text:p>
          </table:table-cell>
          <table:table-cell office:value-type="float" office:value="399.227430555555" calcext:value-type="float">
            <text:p>399.227430555555</text:p>
          </table:table-cell>
          <table:table-cell office:value-type="float" office:value="4661.00425347222" calcext:value-type="float">
            <text:p>4661.00425347222</text:p>
          </table:table-cell>
          <table:table-cell office:value-type="float" office:value="120.473100135538" calcext:value-type="float">
            <text:p>120.473100135538</text:p>
          </table:table-cell>
          <table:table-cell office:value-type="float" office:value="4.33" calcext:value-type="float">
            <text:p>4.33</text:p>
          </table:table-cell>
          <table:table-cell office:value-type="float" office:value="720.315" calcext:value-type="float">
            <text:p>720.315</text:p>
          </table:table-cell>
          <table:table-cell office:value-type="float" office:value="930.007502614145" calcext:value-type="float">
            <text:p>930.007502614145</text:p>
          </table:table-cell>
          <table:table-cell office:value-type="float" office:value="617.862630208333" calcext:value-type="float">
            <text:p>617.862630208333</text:p>
          </table:table-cell>
          <table:table-cell office:value-type="float" office:value="21.6266276041667" calcext:value-type="float">
            <text:p>21.6266276041667</text:p>
          </table:table-cell>
          <table:table-cell office:value-type="float" office:value="142.263346354167" calcext:value-type="float">
            <text:p>142.263346354167</text:p>
          </table:table-cell>
          <table:table-cell office:value-type="float" office:value="0.6134865" calcext:value-type="float">
            <text:p>0.613486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float" office:value="99.21875" calcext:value-type="float">
            <text:p>99.21875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office:value-type="float" office:value="150.166666666667" calcext:value-type="float">
            <text:p>150.166666666667</text:p>
          </table:table-cell>
          <table:table-cell office:value-type="float" office:value="197.166666666667" calcext:value-type="float">
            <text:p>197.166666666667</text:p>
          </table:table-cell>
          <table:table-cell office:value-type="float" office:value="271.5" calcext:value-type="float">
            <text:p>271.5</text:p>
          </table:table-cell>
          <table:table-cell office:value-type="float" office:value="100" calcext:value-type="float">
            <text:p>100</text:p>
          </table:table-cell>
          <table:table-cell office:value-type="float" office:value="0.110190972222222" calcext:value-type="float">
            <text:p>0.110190972222222</text:p>
          </table:table-cell>
          <table:table-cell office:value-type="float" office:value="0.0252690972222222" calcext:value-type="float">
            <text:p>0.0252690972222222</text:p>
          </table:table-cell>
          <table:table-cell office:value-type="float" office:value="0.00404513888888889" calcext:value-type="float">
            <text:p>0.00404513888888889</text:p>
          </table:table-cell>
          <table:table-cell office:value-type="float" office:value="22.6674479166667" calcext:value-type="float">
            <text:p>22.6674479166667</text:p>
          </table:table-cell>
          <table:table-cell office:value-type="float" office:value="206.4296875" calcext:value-type="float">
            <text:p>206.4296875</text:p>
          </table:table-cell>
          <table:table-cell/>
          <table:table-cell office:value-type="float" office:value="14.8105555555556" calcext:value-type="float">
            <text:p>14.8105555555556</text:p>
          </table:table-cell>
          <table:table-cell office:value-type="float" office:value="109.516666666667" calcext:value-type="float">
            <text:p>109.516666666667</text:p>
          </table:table-cell>
          <table:table-cell/>
          <table:table-cell office:value-type="float" office:value="99.6157543029816" calcext:value-type="float">
            <text:p>99.6157543029816</text:p>
          </table:table-cell>
          <table:table-cell office:value-type="float" office:value="215.630555555556" calcext:value-type="float">
            <text:p>215.630555555556</text:p>
          </table:table-cell>
          <table:table-cell office:value-type="float" office:value="3857.09479166667" calcext:value-type="float">
            <text:p>3857.09479166667</text:p>
          </table:table-cell>
          <table:table-cell office:value-type="float" office:value="2415.99656061144" calcext:value-type="float">
            <text:p>2415.99656061144</text:p>
          </table:table-cell>
          <table:table-cell office:value-type="float" office:value="19.1633333333333" calcext:value-type="float">
            <text:p>19.1633333333333</text:p>
          </table:table-cell>
          <table:table-cell office:value-type="float" office:value="727.214444444444" calcext:value-type="float">
            <text:p>727.214444444444</text:p>
          </table:table-cell>
          <table:table-cell office:value-type="float" office:value="19308.6529914818" calcext:value-type="float">
            <text:p>19308.6529914818</text:p>
          </table:table-cell>
          <table:table-cell office:value-type="float" office:value="277.114908854167" calcext:value-type="float">
            <text:p>277.114908854167</text:p>
          </table:table-cell>
          <table:table-cell office:value-type="float" office:value="66.7262369791667" calcext:value-type="float">
            <text:p>66.7262369791667</text:p>
          </table:table-cell>
          <table:table-cell office:value-type="float" office:value="140.416666666667" calcext:value-type="float">
            <text:p>140.416666666667</text:p>
          </table:table-cell>
          <table:table-cell office:value-type="float" office:value="0.6101225" calcext:value-type="float">
            <text:p>0.610122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2" calcext:value-type="float">
            <text:p>2</text:p>
          </table:table-cell>
          <table:table-cell office:value-type="float" office:value="5.66666666666667" calcext:value-type="float">
            <text:p>5.66666666666667</text:p>
          </table:table-cell>
          <table:table-cell office:value-type="float" office:value="11.1666666666667" calcext:value-type="float">
            <text:p>11.1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41.333333333333" calcext:value-type="float">
            <text:p>141.333333333333</text:p>
          </table:table-cell>
          <table:table-cell office:value-type="float" office:value="179.166666666667" calcext:value-type="float">
            <text:p>179.166666666667</text:p>
          </table:table-cell>
          <table:table-cell office:value-type="float" office:value="221.666666666667" calcext:value-type="float">
            <text:p>221.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.0222309027777778" calcext:value-type="float">
            <text:p>0.0222309027777778</text:p>
          </table:table-cell>
          <table:table-cell office:value-type="float" office:value="0.00328125" calcext:value-type="float">
            <text:p>0.00328125</text:p>
          </table:table-cell>
          <table:table-cell office:value-type="float" office:value="0" calcext:value-type="float">
            <text:p>0</text:p>
          </table:table-cell>
          <table:table-cell office:value-type="float" office:value="19.8467881944444" calcext:value-type="float">
            <text:p>19.8467881944444</text:p>
          </table:table-cell>
          <table:table-cell office:value-type="float" office:value="203.707465277778" calcext:value-type="float">
            <text:p>203.707465277778</text:p>
          </table:table-cell>
          <table:table-cell/>
          <table:table-cell office:value-type="float" office:value="13.8922222222222" calcext:value-type="float">
            <text:p>13.8922222222222</text:p>
          </table:table-cell>
          <table:table-cell office:value-type="float" office:value="100.783333333333" calcext:value-type="float">
            <text:p>100.783333333333</text:p>
          </table:table-cell>
          <table:table-cell/>
          <table:table-cell office:value-type="float" office:value="98.7714770573414" calcext:value-type="float">
            <text:p>98.7714770573414</text:p>
          </table:table-cell>
          <table:table-cell office:value-type="float" office:value="193.4875" calcext:value-type="float">
            <text:p>193.4875</text:p>
          </table:table-cell>
          <table:table-cell office:value-type="float" office:value="3828.48645833333" calcext:value-type="float">
            <text:p>3828.48645833333</text:p>
          </table:table-cell>
          <table:table-cell office:value-type="float" office:value="422.237697876122" calcext:value-type="float">
            <text:p>422.237697876122</text:p>
          </table:table-cell>
          <table:table-cell office:value-type="float" office:value="11.1044444444444" calcext:value-type="float">
            <text:p>11.1044444444444</text:p>
          </table:table-cell>
          <table:table-cell office:value-type="float" office:value="710.233888888889" calcext:value-type="float">
            <text:p>710.233888888889</text:p>
          </table:table-cell>
          <table:table-cell office:value-type="float" office:value="3405.29974206052" calcext:value-type="float">
            <text:p>3405.29974206052</text:p>
          </table:table-cell>
          <table:table-cell office:value-type="float" office:value="268.4677734375" calcext:value-type="float">
            <text:p>268.4677734375</text:p>
          </table:table-cell>
          <table:table-cell office:value-type="float" office:value="66.3782552083333" calcext:value-type="float">
            <text:p>66.3782552083333</text:p>
          </table:table-cell>
          <table:table-cell office:value-type="float" office:value="137.974283854167" calcext:value-type="float">
            <text:p>137.974283854167</text:p>
          </table:table-cell>
          <table:table-cell office:value-type="float" office:value="0.6627875" calcext:value-type="float">
            <text:p>0.662787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float" office:value="99.7395833333333" calcext:value-type="float">
            <text:p>99.7395833333333</text:p>
          </table:table-cell>
          <table:table-cell office:value-type="float" office:value="2" calcext:value-type="float">
            <text:p>2</text:p>
          </table:table-cell>
          <table:table-cell office:value-type="float" office:value="9.16666666666667" calcext:value-type="float">
            <text:p>9.16666666666667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859.666666666667" calcext:value-type="float">
            <text:p>859.666666666667</text:p>
          </table:table-cell>
          <table:table-cell office:value-type="float" office:value="1775.66666666667" calcext:value-type="float">
            <text:p>1775.66666666667</text:p>
          </table:table-cell>
          <table:table-cell office:value-type="float" office:value="2006.66666666667" calcext:value-type="float">
            <text:p>2006.66666666667</text:p>
          </table:table-cell>
          <table:table-cell office:value-type="float" office:value="98.1481481481482" calcext:value-type="float">
            <text:p>98.1481481481482</text:p>
          </table:table-cell>
          <table:table-cell office:value-type="float" office:value="0.0949305555555556" calcext:value-type="float">
            <text:p>0.0949305555555556</text:p>
          </table:table-cell>
          <table:table-cell office:value-type="float" office:value="0.0217621527777778" calcext:value-type="float">
            <text:p>0.0217621527777778</text:p>
          </table:table-cell>
          <table:table-cell office:value-type="float" office:value="0.00561631944444444" calcext:value-type="float">
            <text:p>0.00561631944444444</text:p>
          </table:table-cell>
          <table:table-cell office:value-type="float" office:value="21.1028645833333" calcext:value-type="float">
            <text:p>21.1028645833333</text:p>
          </table:table-cell>
          <table:table-cell office:value-type="float" office:value="202.532118055556" calcext:value-type="float">
            <text:p>202.532118055556</text:p>
          </table:table-cell>
          <table:table-cell/>
          <table:table-cell office:value-type="float" office:value="100.888888888889" calcext:value-type="float">
            <text:p>100.888888888889</text:p>
          </table:table-cell>
          <table:table-cell office:value-type="float" office:value="126.205555555556" calcext:value-type="float">
            <text:p>126.205555555556</text:p>
          </table:table-cell>
          <table:table-cell/>
          <table:table-cell office:value-type="float" office:value="88.774807471186" calcext:value-type="float">
            <text:p>88.774807471186</text:p>
          </table:table-cell>
          <table:table-cell office:value-type="float" office:value="193.589583333333" calcext:value-type="float">
            <text:p>193.589583333333</text:p>
          </table:table-cell>
          <table:table-cell office:value-type="float" office:value="3804.3015625" calcext:value-type="float">
            <text:p>3804.3015625</text:p>
          </table:table-cell>
          <table:table-cell office:value-type="float" office:value="425.897537108965" calcext:value-type="float">
            <text:p>425.897537108965</text:p>
          </table:table-cell>
          <table:table-cell office:value-type="float" office:value="105.77" calcext:value-type="float">
            <text:p>105.77</text:p>
          </table:table-cell>
          <table:table-cell office:value-type="float" office:value="733.202222222222" calcext:value-type="float">
            <text:p>733.202222222222</text:p>
          </table:table-cell>
          <table:table-cell office:value-type="float" office:value="3570.73298630905" calcext:value-type="float">
            <text:p>3570.73298630905</text:p>
          </table:table-cell>
          <table:table-cell office:value-type="float" office:value="138.345377604167" calcext:value-type="float">
            <text:p>138.345377604167</text:p>
          </table:table-cell>
          <table:table-cell office:value-type="float" office:value="65.9098307291667" calcext:value-type="float">
            <text:p>65.9098307291667</text:p>
          </table:table-cell>
          <table:table-cell office:value-type="float" office:value="138.262369791667" calcext:value-type="float">
            <text:p>138.262369791667</text:p>
          </table:table-cell>
          <table:table-cell office:value-type="float" office:value="0.58531" calcext:value-type="float">
            <text:p>0.58531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2.16666666666667" calcext:value-type="float">
            <text:p>2.16666666666667</text:p>
          </table:table-cell>
          <table:table-cell office:value-type="float" office:value="12.1666666666667" calcext:value-type="float">
            <text:p>12.166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61.666666666667" calcext:value-type="float">
            <text:p>161.666666666667</text:p>
          </table:table-cell>
          <table:table-cell office:value-type="float" office:value="21203.6666666667" calcext:value-type="float">
            <text:p>21203.6666666667</text:p>
          </table:table-cell>
          <table:table-cell office:value-type="float" office:value="25677.8333333333" calcext:value-type="float">
            <text:p>25677.8333333333</text:p>
          </table:table-cell>
          <table:table-cell office:value-type="float" office:value="75.0864753511028" calcext:value-type="float">
            <text:p>75.0864753511028</text:p>
          </table:table-cell>
          <table:table-cell office:value-type="float" office:value="0.192109375" calcext:value-type="float">
            <text:p>0.192109375</text:p>
          </table:table-cell>
          <table:table-cell office:value-type="float" office:value="0.0402170138888889" calcext:value-type="float">
            <text:p>0.0402170138888889</text:p>
          </table:table-cell>
          <table:table-cell office:value-type="float" office:value="0.004140625" calcext:value-type="float">
            <text:p>0.004140625</text:p>
          </table:table-cell>
          <table:table-cell office:value-type="float" office:value="23.0875868055556" calcext:value-type="float">
            <text:p>23.0875868055556</text:p>
          </table:table-cell>
          <table:table-cell office:value-type="float" office:value="203.850694444444" calcext:value-type="float">
            <text:p>203.850694444444</text:p>
          </table:table-cell>
          <table:table-cell/>
          <table:table-cell office:value-type="float" office:value="60.7244444444444" calcext:value-type="float">
            <text:p>60.7244444444444</text:p>
          </table:table-cell>
          <table:table-cell office:value-type="float" office:value="113.9" calcext:value-type="float">
            <text:p>113.9</text:p>
          </table:table-cell>
          <table:table-cell/>
          <table:table-cell office:value-type="float" office:value="90.6461501084292" calcext:value-type="float">
            <text:p>90.6461501084292</text:p>
          </table:table-cell>
          <table:table-cell office:value-type="float" office:value="217.194444444444" calcext:value-type="float">
            <text:p>217.194444444444</text:p>
          </table:table-cell>
          <table:table-cell office:value-type="float" office:value="3826.40677083333" calcext:value-type="float">
            <text:p>3826.40677083333</text:p>
          </table:table-cell>
          <table:table-cell office:value-type="float" office:value="258.522654948517" calcext:value-type="float">
            <text:p>258.522654948517</text:p>
          </table:table-cell>
          <table:table-cell office:value-type="float" office:value="65.7244444444445" calcext:value-type="float">
            <text:p>65.7244444444445</text:p>
          </table:table-cell>
          <table:table-cell office:value-type="float" office:value="737.125" calcext:value-type="float">
            <text:p>737.125</text:p>
          </table:table-cell>
          <table:table-cell office:value-type="float" office:value="2131.065603568" calcext:value-type="float">
            <text:p>2131.065603568</text:p>
          </table:table-cell>
          <table:table-cell office:value-type="float" office:value="307.882161458333" calcext:value-type="float">
            <text:p>307.882161458333</text:p>
          </table:table-cell>
          <table:table-cell office:value-type="float" office:value="64.7903645833333" calcext:value-type="float">
            <text:p>64.7903645833333</text:p>
          </table:table-cell>
          <table:table-cell office:value-type="float" office:value="135.1943359375" calcext:value-type="float">
            <text:p>135.1943359375</text:p>
          </table:table-cell>
          <table:table-cell office:value-type="float" office:value="0.6093755" calcext:value-type="float">
            <text:p>0.609375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8.26388888888889" calcext:value-type="float">
            <text:p>8.26388888888889</text:p>
          </table:table-cell>
          <table:table-cell office:value-type="float" office:value="4" calcext:value-type="float">
            <text:p>4</text:p>
          </table:table-cell>
          <table:table-cell office:value-type="float" office:value="5157" calcext:value-type="float">
            <text:p>5157</text:p>
          </table:table-cell>
          <table:table-cell office:value-type="float" office:value="6533.83333333333" calcext:value-type="float">
            <text:p>6533.83333333333</text:p>
          </table:table-cell>
          <table:table-cell office:value-type="float" office:value="92.2619047619048" calcext:value-type="float">
            <text:p>92.2619047619048</text:p>
          </table:table-cell>
          <table:table-cell office:value-type="float" office:value="46797.3333333333" calcext:value-type="float">
            <text:p>46797.3333333333</text:p>
          </table:table-cell>
          <table:table-cell office:value-type="float" office:value="61613.6666666667" calcext:value-type="float">
            <text:p>61613.6666666667</text:p>
          </table:table-cell>
          <table:table-cell office:value-type="float" office:value="64310.8333333333" calcext:value-type="float">
            <text:p>64310.8333333333</text:p>
          </table:table-cell>
          <table:table-cell office:value-type="float" office:value="0.012025012025012" calcext:value-type="float">
            <text:p>0.012025012025012</text:p>
          </table:table-cell>
          <table:table-cell office:value-type="float" office:value="95.6017291666667" calcext:value-type="float">
            <text:p>95.6017291666667</text:p>
          </table:table-cell>
          <table:table-cell office:value-type="float" office:value="95.5935416666667" calcext:value-type="float">
            <text:p>95.5935416666667</text:p>
          </table:table-cell>
          <table:table-cell office:value-type="float" office:value="89.3791875" calcext:value-type="float">
            <text:p>89.3791875</text:p>
          </table:table-cell>
          <table:table-cell office:value-type="float" office:value="49.2100694444445" calcext:value-type="float">
            <text:p>49.2100694444445</text:p>
          </table:table-cell>
          <table:table-cell office:value-type="float" office:value="352.720138888889" calcext:value-type="float">
            <text:p>352.720138888889</text:p>
          </table:table-cell>
          <table:table-cell/>
          <table:table-cell office:value-type="float" office:value="4.75890804597701" calcext:value-type="float">
            <text:p>4.75890804597701</text:p>
          </table:table-cell>
          <table:table-cell office:value-type="float" office:value="120.306704980843" calcext:value-type="float">
            <text:p>120.306704980843</text:p>
          </table:table-cell>
          <table:table-cell/>
          <table:table-cell office:value-type="float" office:value="45.2564033189033" calcext:value-type="float">
            <text:p>45.2564033189033</text:p>
          </table:table-cell>
          <table:table-cell office:value-type="float" office:value="399.393333333333" calcext:value-type="float">
            <text:p>399.393333333333</text:p>
          </table:table-cell>
          <table:table-cell office:value-type="float" office:value="4930.08486111111" calcext:value-type="float">
            <text:p>4930.08486111111</text:p>
          </table:table-cell>
          <table:table-cell office:value-type="float" office:value="155.695405318172" calcext:value-type="float">
            <text:p>155.695405318172</text:p>
          </table:table-cell>
          <table:table-cell office:value-type="float" office:value="5.47337164750958" calcext:value-type="float">
            <text:p>5.47337164750958</text:p>
          </table:table-cell>
          <table:table-cell office:value-type="float" office:value="712.256954022989" calcext:value-type="float">
            <text:p>712.256954022989</text:p>
          </table:table-cell>
          <table:table-cell office:value-type="float" office:value="1442.82174286855" calcext:value-type="float">
            <text:p>1442.82174286855</text:p>
          </table:table-cell>
          <table:table-cell office:value-type="float" office:value="858.008138020833" calcext:value-type="float">
            <text:p>858.008138020833</text:p>
          </table:table-cell>
          <table:table-cell office:value-type="float" office:value="23.21875" calcext:value-type="float">
            <text:p>23.21875</text:p>
          </table:table-cell>
          <table:table-cell office:value-type="float" office:value="169.216796875" calcext:value-type="float">
            <text:p>169.216796875</text:p>
          </table:table-cell>
          <table:table-cell office:value-type="float" office:value="0.5712025" calcext:value-type="float">
            <text:p>0.571202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259.666666666667" calcext:value-type="float">
            <text:p>259.666666666667</text:p>
          </table:table-cell>
          <table:table-cell office:value-type="float" office:value="6775" calcext:value-type="float">
            <text:p>6775</text:p>
          </table:table-cell>
          <table:table-cell office:value-type="float" office:value="97.9914556928058" calcext:value-type="float">
            <text:p>97.9914556928058</text:p>
          </table:table-cell>
          <table:table-cell office:value-type="float" office:value="0.394208333333333" calcext:value-type="float">
            <text:p>0.394208333333333</text:p>
          </table:table-cell>
          <table:table-cell office:value-type="float" office:value="0.0813472222222222" calcext:value-type="float">
            <text:p>0.0813472222222222</text:p>
          </table:table-cell>
          <table:table-cell office:value-type="float" office:value="0.00656944444444444" calcext:value-type="float">
            <text:p>0.00656944444444444</text:p>
          </table:table-cell>
          <table:table-cell office:value-type="float" office:value="28.8475694444444" calcext:value-type="float">
            <text:p>28.8475694444444</text:p>
          </table:table-cell>
          <table:table-cell office:value-type="float" office:value="204.821527777778" calcext:value-type="float">
            <text:p>204.821527777778</text:p>
          </table:table-cell>
          <table:table-cell/>
          <table:table-cell office:value-type="float" office:value="22.9138888888889" calcext:value-type="float">
            <text:p>22.9138888888889</text:p>
          </table:table-cell>
          <table:table-cell office:value-type="float" office:value="116.072222222222" calcext:value-type="float">
            <text:p>116.072222222222</text:p>
          </table:table-cell>
          <table:table-cell/>
          <table:table-cell office:value-type="float" office:value="98.6011468392682" calcext:value-type="float">
            <text:p>98.6011468392682</text:p>
          </table:table-cell>
          <table:table-cell office:value-type="float" office:value="269.621944444444" calcext:value-type="float">
            <text:p>269.621944444444</text:p>
          </table:table-cell>
          <table:table-cell office:value-type="float" office:value="3885.34097222222" calcext:value-type="float">
            <text:p>3885.34097222222</text:p>
          </table:table-cell>
          <table:table-cell office:value-type="float" office:value="3263.59484848859" calcext:value-type="float">
            <text:p>3263.59484848859</text:p>
          </table:table-cell>
          <table:table-cell office:value-type="float" office:value="31.7988888888889" calcext:value-type="float">
            <text:p>31.7988888888889</text:p>
          </table:table-cell>
          <table:table-cell office:value-type="float" office:value="750.836666666667" calcext:value-type="float">
            <text:p>750.836666666667</text:p>
          </table:table-cell>
          <table:table-cell office:value-type="float" office:value="32506.211561056" calcext:value-type="float">
            <text:p>32506.211561056</text:p>
          </table:table-cell>
          <table:table-cell office:value-type="float" office:value="331.201497395833" calcext:value-type="float">
            <text:p>331.201497395833</text:p>
          </table:table-cell>
          <table:table-cell office:value-type="float" office:value="79.8863932291667" calcext:value-type="float">
            <text:p>79.8863932291667</text:p>
          </table:table-cell>
          <table:table-cell office:value-type="float" office:value="166.9072265625" calcext:value-type="float">
            <text:p>166.9072265625</text:p>
          </table:table-cell>
          <table:table-cell office:value-type="float" office:value="0.764531" calcext:value-type="float">
            <text:p>0.764531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99.8611111111111" calcext:value-type="float">
            <text:p>99.8611111111111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0.6666666666667" calcext:value-type="float">
            <text:p>10.6666666666667</text:p>
          </table:table-cell>
          <table:table-cell office:value-type="float" office:value="19.8333333333333" calcext:value-type="float">
            <text:p>19.8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146.333333333333" calcext:value-type="float">
            <text:p>146.333333333333</text:p>
          </table:table-cell>
          <table:table-cell office:value-type="float" office:value="194.833333333333" calcext:value-type="float">
            <text:p>194.833333333333</text:p>
          </table:table-cell>
          <table:table-cell office:value-type="float" office:value="241.833333333333" calcext:value-type="float">
            <text:p>241.8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0.100458333333333" calcext:value-type="float">
            <text:p>0.100458333333333</text:p>
          </table:table-cell>
          <table:table-cell office:value-type="float" office:value="0.00752777777777778" calcext:value-type="float">
            <text:p>0.00752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3.3234722222222" calcext:value-type="float">
            <text:p>23.3234722222222</text:p>
          </table:table-cell>
          <table:table-cell office:value-type="float" office:value="204.177777777778" calcext:value-type="float">
            <text:p>204.177777777778</text:p>
          </table:table-cell>
          <table:table-cell/>
          <table:table-cell office:value-type="float" office:value="22.4455555555556" calcext:value-type="float">
            <text:p>22.4455555555556</text:p>
          </table:table-cell>
          <table:table-cell office:value-type="float" office:value="104.238888888889" calcext:value-type="float">
            <text:p>104.238888888889</text:p>
          </table:table-cell>
          <table:table-cell/>
          <table:table-cell office:value-type="float" office:value="98.6544847105509" calcext:value-type="float">
            <text:p>98.6544847105509</text:p>
          </table:table-cell>
          <table:table-cell office:value-type="float" office:value="223.626944444444" calcext:value-type="float">
            <text:p>223.626944444444</text:p>
          </table:table-cell>
          <table:table-cell office:value-type="float" office:value="3831.01583333333" calcext:value-type="float">
            <text:p>3831.01583333333</text:p>
          </table:table-cell>
          <table:table-cell office:value-type="float" office:value="486.920238340999" calcext:value-type="float">
            <text:p>486.920238340999</text:p>
          </table:table-cell>
          <table:table-cell office:value-type="float" office:value="30.7555555555556" calcext:value-type="float">
            <text:p>30.7555555555556</text:p>
          </table:table-cell>
          <table:table-cell office:value-type="float" office:value="720.608888888889" calcext:value-type="float">
            <text:p>720.608888888889</text:p>
          </table:table-cell>
          <table:table-cell office:value-type="float" office:value="4994.96780437467" calcext:value-type="float">
            <text:p>4994.96780437467</text:p>
          </table:table-cell>
          <table:table-cell office:value-type="float" office:value="335.9951171875" calcext:value-type="float">
            <text:p>335.9951171875</text:p>
          </table:table-cell>
          <table:table-cell office:value-type="float" office:value="80.8170572916667" calcext:value-type="float">
            <text:p>80.8170572916667</text:p>
          </table:table-cell>
          <table:table-cell office:value-type="float" office:value="166.936848958333" calcext:value-type="float">
            <text:p>166.936848958333</text:p>
          </table:table-cell>
          <table:table-cell office:value-type="float" office:value="0.723494" calcext:value-type="float">
            <text:p>0.723494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99.6527777777778" calcext:value-type="float">
            <text:p>99.6527777777778</text:p>
          </table:table-cell>
          <table:table-cell office:value-type="float" office:value="2" calcext:value-type="float">
            <text:p>2</text:p>
          </table:table-cell>
          <table:table-cell office:value-type="float" office:value="9.33333333333333" calcext:value-type="float">
            <text:p>9.3333333333333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760.83333333333" calcext:value-type="float">
            <text:p>1760.83333333333</text:p>
          </table:table-cell>
          <table:table-cell office:value-type="float" office:value="4977.16666666667" calcext:value-type="float">
            <text:p>4977.16666666667</text:p>
          </table:table-cell>
          <table:table-cell office:value-type="float" office:value="7720.66666666667" calcext:value-type="float">
            <text:p>7720.66666666667</text:p>
          </table:table-cell>
          <table:table-cell office:value-type="float" office:value="63.5547755352544" calcext:value-type="float">
            <text:p>63.5547755352544</text:p>
          </table:table-cell>
          <table:table-cell office:value-type="float" office:value="0.0982430555555556" calcext:value-type="float">
            <text:p>0.0982430555555556</text:p>
          </table:table-cell>
          <table:table-cell office:value-type="float" office:value="0.00579861111111111" calcext:value-type="float">
            <text:p>0.00579861111111111</text:p>
          </table:table-cell>
          <table:table-cell office:value-type="float" office:value="0" calcext:value-type="float">
            <text:p>0</text:p>
          </table:table-cell>
          <table:table-cell office:value-type="float" office:value="19.1336805555556" calcext:value-type="float">
            <text:p>19.1336805555556</text:p>
          </table:table-cell>
          <table:table-cell office:value-type="float" office:value="201.788194444444" calcext:value-type="float">
            <text:p>201.788194444444</text:p>
          </table:table-cell>
          <table:table-cell/>
          <table:table-cell office:value-type="float" office:value="101.021072796935" calcext:value-type="float">
            <text:p>101.021072796935</text:p>
          </table:table-cell>
          <table:table-cell office:value-type="float" office:value="125.645019157088" calcext:value-type="float">
            <text:p>125.645019157088</text:p>
          </table:table-cell>
          <table:table-cell/>
          <table:table-cell office:value-type="float" office:value="79.0573939129348" calcext:value-type="float">
            <text:p>79.0573939129348</text:p>
          </table:table-cell>
          <table:table-cell office:value-type="float" office:value="172.560833333333" calcext:value-type="float">
            <text:p>172.560833333333</text:p>
          </table:table-cell>
          <table:table-cell office:value-type="float" office:value="3789.9725" calcext:value-type="float">
            <text:p>3789.9725</text:p>
          </table:table-cell>
          <table:table-cell office:value-type="float" office:value="322.748943140575" calcext:value-type="float">
            <text:p>322.748943140575</text:p>
          </table:table-cell>
          <table:table-cell office:value-type="float" office:value="110.268390804598" calcext:value-type="float">
            <text:p>110.268390804598</text:p>
          </table:table-cell>
          <table:table-cell office:value-type="float" office:value="736.550325670498" calcext:value-type="float">
            <text:p>736.550325670498</text:p>
          </table:table-cell>
          <table:table-cell office:value-type="float" office:value="2949.07966436664" calcext:value-type="float">
            <text:p>2949.07966436664</text:p>
          </table:table-cell>
          <table:table-cell office:value-type="float" office:value="165.699869791667" calcext:value-type="float">
            <text:p>165.699869791667</text:p>
          </table:table-cell>
          <table:table-cell office:value-type="float" office:value="79.9554036458333" calcext:value-type="float">
            <text:p>79.9554036458333</text:p>
          </table:table-cell>
          <table:table-cell office:value-type="float" office:value="165.605143229167" calcext:value-type="float">
            <text:p>165.605143229167</text:p>
          </table:table-cell>
          <table:table-cell office:value-type="float" office:value="0.601531" calcext:value-type="float">
            <text:p>0.601531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99.5138888888889" calcext:value-type="float">
            <text:p>99.5138888888889</text:p>
          </table:table-cell>
          <table:table-cell office:value-type="float" office:value="3" calcext:value-type="float">
            <text:p>3</text:p>
          </table:table-cell>
          <table:table-cell office:value-type="float" office:value="21.6666666666667" calcext:value-type="float">
            <text:p>21.6666666666667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9355" calcext:value-type="float">
            <text:p>19355</text:p>
          </table:table-cell>
          <table:table-cell office:value-type="float" office:value="42359.1666666667" calcext:value-type="float">
            <text:p>42359.1666666667</text:p>
          </table:table-cell>
          <table:table-cell office:value-type="float" office:value="91.2038341206413" calcext:value-type="float">
            <text:p>91.2038341206413</text:p>
          </table:table-cell>
          <table:table-cell office:value-type="float" office:value="0.853048611111111" calcext:value-type="float">
            <text:p>0.853048611111111</text:p>
          </table:table-cell>
          <table:table-cell office:value-type="float" office:value="0.114715277777778" calcext:value-type="float">
            <text:p>0.114715277777778</text:p>
          </table:table-cell>
          <table:table-cell office:value-type="float" office:value="0.0120277777777778" calcext:value-type="float">
            <text:p>0.0120277777777778</text:p>
          </table:table-cell>
          <table:table-cell office:value-type="float" office:value="27.4945138888889" calcext:value-type="float">
            <text:p>27.4945138888889</text:p>
          </table:table-cell>
          <table:table-cell office:value-type="float" office:value="204.144444444444" calcext:value-type="float">
            <text:p>204.144444444444</text:p>
          </table:table-cell>
          <table:table-cell/>
          <table:table-cell office:value-type="float" office:value="77.2198084291188" calcext:value-type="float">
            <text:p>77.2198084291188</text:p>
          </table:table-cell>
          <table:table-cell office:value-type="float" office:value="136.642337164751" calcext:value-type="float">
            <text:p>136.642337164751</text:p>
          </table:table-cell>
          <table:table-cell/>
          <table:table-cell office:value-type="float" office:value="73.3125969050451" calcext:value-type="float">
            <text:p>73.3125969050451</text:p>
          </table:table-cell>
          <table:table-cell office:value-type="float" office:value="257.301111111111" calcext:value-type="float">
            <text:p>257.301111111111</text:p>
          </table:table-cell>
          <table:table-cell office:value-type="float" office:value="3824.141875" calcext:value-type="float">
            <text:p>3824.141875</text:p>
          </table:table-cell>
          <table:table-cell office:value-type="float" office:value="296.316700706005" calcext:value-type="float">
            <text:p>296.316700706005</text:p>
          </table:table-cell>
          <table:table-cell office:value-type="float" office:value="87.3427586206897" calcext:value-type="float">
            <text:p>87.3427586206897</text:p>
          </table:table-cell>
          <table:table-cell office:value-type="float" office:value="763.833773946361" calcext:value-type="float">
            <text:p>763.833773946361</text:p>
          </table:table-cell>
          <table:table-cell office:value-type="float" office:value="3087.84000804154" calcext:value-type="float">
            <text:p>3087.84000804154</text:p>
          </table:table-cell>
          <table:table-cell office:value-type="float" office:value="358.409830729167" calcext:value-type="float">
            <text:p>358.409830729167</text:p>
          </table:table-cell>
          <table:table-cell office:value-type="float" office:value="74.4661458333333" calcext:value-type="float">
            <text:p>74.4661458333333</text:p>
          </table:table-cell>
          <table:table-cell office:value-type="float" office:value="154.806966145833" calcext:value-type="float">
            <text:p>154.806966145833</text:p>
          </table:table-cell>
          <table:table-cell office:value-type="float" office:value="0.836449" calcext:value-type="float">
            <text:p>0.836449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11.2268518518519" calcext:value-type="float">
            <text:p>11.2268518518519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4275.16666666667" calcext:value-type="float">
            <text:p>4275.16666666667</text:p>
          </table:table-cell>
          <table:table-cell office:value-type="float" office:value="5359.66666666667" calcext:value-type="float">
            <text:p>5359.66666666667</text:p>
          </table:table-cell>
          <table:table-cell office:value-type="float" office:value="78.5509781081113" calcext:value-type="float">
            <text:p>78.5509781081113</text:p>
          </table:table-cell>
          <table:table-cell table:number-columns-repeated="3"/>
          <table:table-cell office:value-type="string" calcext:value-type="string">
            <text:p>NaN</text:p>
          </table:table-cell>
          <table:table-cell office:value-type="float" office:value="96.1930902777778" calcext:value-type="float">
            <text:p>96.1930902777778</text:p>
          </table:table-cell>
          <table:table-cell office:value-type="float" office:value="95.180787037037" calcext:value-type="float">
            <text:p>95.180787037037</text:p>
          </table:table-cell>
          <table:table-cell office:value-type="float" office:value="90.2171006944445" calcext:value-type="float">
            <text:p>90.2171006944445</text:p>
          </table:table-cell>
          <table:table-cell office:value-type="float" office:value="48.9505787037037" calcext:value-type="float">
            <text:p>48.9505787037037</text:p>
          </table:table-cell>
          <table:table-cell office:value-type="float" office:value="417.527199074074" calcext:value-type="float">
            <text:p>417.527199074074</text:p>
          </table:table-cell>
          <table:table-cell/>
          <table:table-cell office:value-type="float" office:value="5.31611111111111" calcext:value-type="float">
            <text:p>5.31611111111111</text:p>
          </table:table-cell>
          <table:table-cell office:value-type="float" office:value="586.883333333333" calcext:value-type="float">
            <text:p>586.883333333333</text:p>
          </table:table-cell>
          <table:table-cell/>
          <table:table-cell office:value-type="float" office:value="1.04166666666667" calcext:value-type="float">
            <text:p>1.04166666666667</text:p>
          </table:table-cell>
          <table:table-cell office:value-type="float" office:value="399.395601851851" calcext:value-type="float">
            <text:p>399.395601851851</text:p>
          </table:table-cell>
          <table:table-cell office:value-type="float" office:value="5490.4755787037" calcext:value-type="float">
            <text:p>5490.4755787037</text:p>
          </table:table-cell>
          <table:table-cell office:value-type="float" office:value="376.462675510164" calcext:value-type="float">
            <text:p>376.462675510164</text:p>
          </table:table-cell>
          <table:table-cell office:value-type="float" office:value="7.81444444444445" calcext:value-type="float">
            <text:p>7.81444444444445</text:p>
          </table:table-cell>
          <table:table-cell office:value-type="float" office:value="1371.05055555556" calcext:value-type="float">
            <text:p>1371.05055555556</text:p>
          </table:table-cell>
          <table:table-cell office:value-type="float" office:value="4246.36777478784" calcext:value-type="float">
            <text:p>4246.36777478784</text:p>
          </table:table-cell>
          <table:table-cell office:value-type="float" office:value="1629.36881510417" calcext:value-type="float">
            <text:p>1629.36881510417</text:p>
          </table:table-cell>
          <table:table-cell office:value-type="float" office:value="30.4156901041667" calcext:value-type="float">
            <text:p>30.4156901041667</text:p>
          </table:table-cell>
          <table:table-cell office:value-type="float" office:value="208.529296875" calcext:value-type="float">
            <text:p>208.529296875</text:p>
          </table:table-cell>
          <table:table-cell office:value-type="float" office:value="0.5520745" calcext:value-type="float">
            <text:p>0.552074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99.4791666666667" calcext:value-type="float">
            <text:p>99.4791666666667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44.1666666666667" calcext:value-type="float">
            <text:p>44.1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3905" calcext:value-type="float">
            <text:p>3905</text:p>
          </table:table-cell>
          <table:table-cell office:value-type="float" office:value="37712.5" calcext:value-type="float">
            <text:p>37712.5</text:p>
          </table:table-cell>
          <table:table-cell office:value-type="float" office:value="43811.5" calcext:value-type="float">
            <text:p>43811.5</text:p>
          </table:table-cell>
          <table:table-cell office:value-type="float" office:value="49.1790340180838" calcext:value-type="float">
            <text:p>49.1790340180838</text:p>
          </table:table-cell>
          <table:table-cell office:value-type="float" office:value="1.48517939814815" calcext:value-type="float">
            <text:p>1.48517939814815</text:p>
          </table:table-cell>
          <table:table-cell office:value-type="float" office:value="0.29302662037037" calcext:value-type="float">
            <text:p>0.29302662037037</text:p>
          </table:table-cell>
          <table:table-cell office:value-type="float" office:value="0.0346875" calcext:value-type="float">
            <text:p>0.0346875</text:p>
          </table:table-cell>
          <table:table-cell office:value-type="float" office:value="28.5824074074074" calcext:value-type="float">
            <text:p>28.5824074074074</text:p>
          </table:table-cell>
          <table:table-cell office:value-type="float" office:value="204.435763888889" calcext:value-type="float">
            <text:p>204.435763888889</text:p>
          </table:table-cell>
          <table:table-cell/>
          <table:table-cell office:value-type="float" office:value="48.3030651340996" calcext:value-type="float">
            <text:p>48.3030651340996</text:p>
          </table:table-cell>
          <table:table-cell office:value-type="float" office:value="176.434674329502" calcext:value-type="float">
            <text:p>176.434674329502</text:p>
          </table:table-cell>
          <table:table-cell/>
          <table:table-cell office:value-type="float" office:value="59.7069042151296" calcext:value-type="float">
            <text:p>59.7069042151296</text:p>
          </table:table-cell>
          <table:table-cell office:value-type="float" office:value="265.687731481481" calcext:value-type="float">
            <text:p>265.687731481481</text:p>
          </table:table-cell>
          <table:table-cell office:value-type="float" office:value="3893.49149305555" calcext:value-type="float">
            <text:p>3893.49149305555</text:p>
          </table:table-cell>
          <table:table-cell office:value-type="float" office:value="3736.97806658192" calcext:value-type="float">
            <text:p>3736.97806658192</text:p>
          </table:table-cell>
          <table:table-cell office:value-type="float" office:value="74.8710344827586" calcext:value-type="float">
            <text:p>74.8710344827586</text:p>
          </table:table-cell>
          <table:table-cell office:value-type="float" office:value="1627.37534482759" calcext:value-type="float">
            <text:p>1627.37534482759</text:p>
          </table:table-cell>
          <table:table-cell office:value-type="float" office:value="44230.3039475538" calcext:value-type="float">
            <text:p>44230.3039475538</text:p>
          </table:table-cell>
          <table:table-cell office:value-type="float" office:value="304.759114583333" calcext:value-type="float">
            <text:p>304.759114583333</text:p>
          </table:table-cell>
          <table:table-cell office:value-type="float" office:value="79.0517578125" calcext:value-type="float">
            <text:p>79.0517578125</text:p>
          </table:table-cell>
          <table:table-cell office:value-type="float" office:value="161.215169270833" calcext:value-type="float">
            <text:p>161.215169270833</text:p>
          </table:table-cell>
          <table:table-cell office:value-type="float" office:value="0.6586555" calcext:value-type="float">
            <text:p>0.658655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99.3634259259259" calcext:value-type="float">
            <text:p>99.3634259259259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17.6666666666667" calcext:value-type="float">
            <text:p>17.6666666666667</text:p>
          </table:table-cell>
          <table:table-cell office:value-type="float" office:value="30.1666666666667" calcext:value-type="float">
            <text:p>30.1666666666667</text:p>
          </table:table-cell>
          <table:table-cell office:value-type="float" office:value="99.9404761904762" calcext:value-type="float">
            <text:p>99.9404761904762</text:p>
          </table:table-cell>
          <table:table-cell office:value-type="float" office:value="166" calcext:value-type="float">
            <text:p>166</text:p>
          </table:table-cell>
          <table:table-cell office:value-type="float" office:value="232.833333333333" calcext:value-type="float">
            <text:p>232.833333333333</text:p>
          </table:table-cell>
          <table:table-cell office:value-type="float" office:value="316.166666666667" calcext:value-type="float">
            <text:p>316.1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1.23532407407407" calcext:value-type="float">
            <text:p>1.23532407407407</text:p>
          </table:table-cell>
          <table:table-cell office:value-type="float" office:value="0.0993402777777778" calcext:value-type="float">
            <text:p>0.0993402777777778</text:p>
          </table:table-cell>
          <table:table-cell office:value-type="float" office:value="0.0130266203703704" calcext:value-type="float">
            <text:p>0.0130266203703704</text:p>
          </table:table-cell>
          <table:table-cell office:value-type="float" office:value="25.6392939814815" calcext:value-type="float">
            <text:p>25.6392939814815</text:p>
          </table:table-cell>
          <table:table-cell office:value-type="float" office:value="204.890046296296" calcext:value-type="float">
            <text:p>204.890046296296</text:p>
          </table:table-cell>
          <table:table-cell/>
          <table:table-cell office:value-type="float" office:value="25.2611111111111" calcext:value-type="float">
            <text:p>25.2611111111111</text:p>
          </table:table-cell>
          <table:table-cell office:value-type="float" office:value="107.788888888889" calcext:value-type="float">
            <text:p>107.788888888889</text:p>
          </table:table-cell>
          <table:table-cell/>
          <table:table-cell office:value-type="float" office:value="98.9723125769506" calcext:value-type="float">
            <text:p>98.9723125769506</text:p>
          </table:table-cell>
          <table:table-cell office:value-type="float" office:value="241.36875" calcext:value-type="float">
            <text:p>241.36875</text:p>
          </table:table-cell>
          <table:table-cell office:value-type="float" office:value="3880.42071759259" calcext:value-type="float">
            <text:p>3880.42071759259</text:p>
          </table:table-cell>
          <table:table-cell office:value-type="float" office:value="533.803304049647" calcext:value-type="float">
            <text:p>533.803304049647</text:p>
          </table:table-cell>
          <table:table-cell office:value-type="float" office:value="31.3344444444444" calcext:value-type="float">
            <text:p>31.3344444444444</text:p>
          </table:table-cell>
          <table:table-cell office:value-type="float" office:value="728.175555555556" calcext:value-type="float">
            <text:p>728.175555555556</text:p>
          </table:table-cell>
          <table:table-cell office:value-type="float" office:value="6412.40782991525" calcext:value-type="float">
            <text:p>6412.40782991525</text:p>
          </table:table-cell>
          <table:table-cell office:value-type="float" office:value="400.909830729167" calcext:value-type="float">
            <text:p>400.909830729167</text:p>
          </table:table-cell>
          <table:table-cell office:value-type="float" office:value="98.53515625" calcext:value-type="float">
            <text:p>98.53515625</text:p>
          </table:table-cell>
          <table:table-cell office:value-type="float" office:value="203.212890625" calcext:value-type="float">
            <text:p>203.212890625</text:p>
          </table:table-cell>
          <table:table-cell office:value-type="float" office:value="0.7478355" calcext:value-type="float">
            <text:p>0.747835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99.5949074074074" calcext:value-type="float">
            <text:p>99.5949074074074</text:p>
          </table:table-cell>
          <table:table-cell office:value-type="float" office:value="2.83333333333333" calcext:value-type="float">
            <text:p>2.83333333333333</text:p>
          </table:table-cell>
          <table:table-cell office:value-type="float" office:value="14.8333333333333" calcext:value-type="float">
            <text:p>14.8333333333333</text:p>
          </table:table-cell>
          <table:table-cell office:value-type="float" office:value="27.5" calcext:value-type="float">
            <text:p>27.5</text:p>
          </table:table-cell>
          <table:table-cell office:value-type="float" office:value="100" calcext:value-type="float">
            <text:p>100</text:p>
          </table:table-cell>
          <table:table-cell office:value-type="float" office:value="1939.33333333333" calcext:value-type="float">
            <text:p>1939.33333333333</text:p>
          </table:table-cell>
          <table:table-cell office:value-type="float" office:value="5394.33333333333" calcext:value-type="float">
            <text:p>5394.33333333333</text:p>
          </table:table-cell>
          <table:table-cell office:value-type="float" office:value="6555.33333333333" calcext:value-type="float">
            <text:p>6555.33333333333</text:p>
          </table:table-cell>
          <table:table-cell office:value-type="float" office:value="68.8746909815002" calcext:value-type="float">
            <text:p>68.8746909815002</text:p>
          </table:table-cell>
          <table:table-cell office:value-type="float" office:value="0.446689814814815" calcext:value-type="float">
            <text:p>0.446689814814815</text:p>
          </table:table-cell>
          <table:table-cell office:value-type="float" office:value="0.0473726851851852" calcext:value-type="float">
            <text:p>0.0473726851851852</text:p>
          </table:table-cell>
          <table:table-cell office:value-type="float" office:value="0.00990740740740741" calcext:value-type="float">
            <text:p>0.00990740740740741</text:p>
          </table:table-cell>
          <table:table-cell office:value-type="float" office:value="22.6759259259259" calcext:value-type="float">
            <text:p>22.6759259259259</text:p>
          </table:table-cell>
          <table:table-cell office:value-type="float" office:value="201.177083333333" calcext:value-type="float">
            <text:p>201.177083333333</text:p>
          </table:table-cell>
          <table:table-cell/>
          <table:table-cell office:value-type="float" office:value="101.138888888889" calcext:value-type="float">
            <text:p>101.138888888889</text:p>
          </table:table-cell>
          <table:table-cell office:value-type="float" office:value="120.777777777778" calcext:value-type="float">
            <text:p>120.777777777778</text:p>
          </table:table-cell>
          <table:table-cell/>
          <table:table-cell office:value-type="float" office:value="82.1164009060986" calcext:value-type="float">
            <text:p>82.1164009060986</text:p>
          </table:table-cell>
          <table:table-cell office:value-type="float" office:value="201.718055555556" calcext:value-type="float">
            <text:p>201.718055555556</text:p>
          </table:table-cell>
          <table:table-cell office:value-type="float" office:value="3784.25428240741" calcext:value-type="float">
            <text:p>3784.25428240741</text:p>
          </table:table-cell>
          <table:table-cell office:value-type="float" office:value="265.862423690349" calcext:value-type="float">
            <text:p>265.862423690349</text:p>
          </table:table-cell>
          <table:table-cell office:value-type="float" office:value="108.191111111111" calcext:value-type="float">
            <text:p>108.191111111111</text:p>
          </table:table-cell>
          <table:table-cell office:value-type="float" office:value="735.575555555556" calcext:value-type="float">
            <text:p>735.575555555556</text:p>
          </table:table-cell>
          <table:table-cell office:value-type="float" office:value="3298.47747289403" calcext:value-type="float">
            <text:p>3298.47747289403</text:p>
          </table:table-cell>
          <table:table-cell office:value-type="float" office:value="214.94921875" calcext:value-type="float">
            <text:p>214.94921875</text:p>
          </table:table-cell>
          <table:table-cell office:value-type="float" office:value="99.8313802083333" calcext:value-type="float">
            <text:p>99.8313802083333</text:p>
          </table:table-cell>
          <table:table-cell office:value-type="float" office:value="214.8583984375" calcext:value-type="float">
            <text:p>214.8583984375</text:p>
          </table:table-cell>
          <table:table-cell office:value-type="float" office:value="0.6096805" calcext:value-type="float">
            <text:p>0.609680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99.7685185185185" calcext:value-type="float">
            <text:p>99.7685185185185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24.5" calcext:value-type="float">
            <text:p>24.5</text:p>
          </table:table-cell>
          <table:table-cell office:value-type="float" office:value="48.1666666666667" calcext:value-type="float">
            <text:p>48.1666666666667</text:p>
          </table:table-cell>
          <table:table-cell office:value-type="float" office:value="99.9411071849234" calcext:value-type="float">
            <text:p>99.9411071849234</text:p>
          </table:table-cell>
          <table:table-cell office:value-type="float" office:value="189.333333333333" calcext:value-type="float">
            <text:p>189.333333333333</text:p>
          </table:table-cell>
          <table:table-cell office:value-type="float" office:value="487.333333333333" calcext:value-type="float">
            <text:p>487.333333333333</text:p>
          </table:table-cell>
          <table:table-cell office:value-type="float" office:value="25749.8333333333" calcext:value-type="float">
            <text:p>25749.8333333333</text:p>
          </table:table-cell>
          <table:table-cell office:value-type="float" office:value="97.4431961896616" calcext:value-type="float">
            <text:p>97.4431961896616</text:p>
          </table:table-cell>
          <table:table-cell office:value-type="float" office:value="1.78263310185185" calcext:value-type="float">
            <text:p>1.78263310185185</text:p>
          </table:table-cell>
          <table:table-cell office:value-type="float" office:value="0.209739583333333" calcext:value-type="float">
            <text:p>0.209739583333333</text:p>
          </table:table-cell>
          <table:table-cell office:value-type="float" office:value="0.0154166666666667" calcext:value-type="float">
            <text:p>0.0154166666666667</text:p>
          </table:table-cell>
          <table:table-cell office:value-type="float" office:value="28.0416087962963" calcext:value-type="float">
            <text:p>28.0416087962963</text:p>
          </table:table-cell>
          <table:table-cell office:value-type="float" office:value="204.336805555556" calcext:value-type="float">
            <text:p>204.336805555556</text:p>
          </table:table-cell>
          <table:table-cell/>
          <table:table-cell office:value-type="float" office:value="95.9331609195402" calcext:value-type="float">
            <text:p>95.9331609195402</text:p>
          </table:table-cell>
          <table:table-cell office:value-type="float" office:value="228.422605363985" calcext:value-type="float">
            <text:p>228.422605363985</text:p>
          </table:table-cell>
          <table:table-cell/>
          <table:table-cell office:value-type="float" office:value="66.3366194596346" calcext:value-type="float">
            <text:p>66.3366194596346</text:p>
          </table:table-cell>
          <table:table-cell office:value-type="float" office:value="257.148611111111" calcext:value-type="float">
            <text:p>257.148611111111</text:p>
          </table:table-cell>
          <table:table-cell office:value-type="float" office:value="3864.88703703704" calcext:value-type="float">
            <text:p>3864.88703703704</text:p>
          </table:table-cell>
          <table:table-cell office:value-type="float" office:value="297.607254726902" calcext:value-type="float">
            <text:p>297.607254726902</text:p>
          </table:table-cell>
          <table:table-cell office:value-type="float" office:value="111.228850574713" calcext:value-type="float">
            <text:p>111.228850574713</text:p>
          </table:table-cell>
          <table:table-cell office:value-type="float" office:value="888.413965517242" calcext:value-type="float">
            <text:p>888.413965517242</text:p>
          </table:table-cell>
          <table:table-cell office:value-type="float" office:value="3669.2372124282" calcext:value-type="float">
            <text:p>3669.2372124282</text:p>
          </table:table-cell>
          <table:table-cell office:value-type="float" office:value="386.777994791667" calcext:value-type="float">
            <text:p>386.777994791667</text:p>
          </table:table-cell>
          <table:table-cell office:value-type="float" office:value="80.9404296875" calcext:value-type="float">
            <text:p>80.9404296875</text:p>
          </table:table-cell>
          <table:table-cell office:value-type="float" office:value="169.575520833333" calcext:value-type="float">
            <text:p>169.575520833333</text:p>
          </table:table-cell>
          <table:table-cell office:value-type="float" office:value="0.918579" calcext:value-type="float">
            <text:p>0.918579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  <table:table-cell office:value-type="float" office:value="18.5019841269841" calcext:value-type="float">
            <text:p>18.5019841269841</text:p>
          </table:table-cell>
          <table:table-cell office:value-type="float" office:value="5.5" calcext:value-type="float">
            <text:p>5.5</text:p>
          </table:table-cell>
          <table:table-cell office:value-type="float" office:value="2215.16666666667" calcext:value-type="float">
            <text:p>2215.16666666667</text:p>
          </table:table-cell>
          <table:table-cell office:value-type="float" office:value="3221.16666666667" calcext:value-type="float">
            <text:p>3221.16666666667</text:p>
          </table:table-cell>
          <table:table-cell office:value-type="float" office:value="78.0123472378326" calcext:value-type="float">
            <text:p>78.0123472378326</text:p>
          </table:table-cell>
          <table:table-cell table:number-columns-repeated="3"/>
          <table:table-cell office:value-type="string" calcext:value-type="string">
            <text:p>NaN</text:p>
          </table:table-cell>
          <table:table-cell office:value-type="float" office:value="94.6336557539683" calcext:value-type="float">
            <text:p>94.6336557539683</text:p>
          </table:table-cell>
          <table:table-cell office:value-type="float" office:value="94.1238938492064" calcext:value-type="float">
            <text:p>94.1238938492064</text:p>
          </table:table-cell>
          <table:table-cell office:value-type="float" office:value="84.0897470238095" calcext:value-type="float">
            <text:p>84.0897470238095</text:p>
          </table:table-cell>
          <table:table-cell office:value-type="float" office:value="48.6116071428572" calcext:value-type="float">
            <text:p>48.6116071428572</text:p>
          </table:table-cell>
          <table:table-cell office:value-type="float" office:value="432.195932539683" calcext:value-type="float">
            <text:p>432.195932539683</text:p>
          </table:table-cell>
          <table:table-cell/>
          <table:table-cell office:value-type="float" office:value="10.2783333333333" calcext:value-type="float">
            <text:p>10.278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92857142857143" calcext:value-type="float">
            <text:p>0.892857142857143</text:p>
          </table:table-cell>
          <table:table-cell office:value-type="float" office:value="399.416468253968" calcext:value-type="float">
            <text:p>399.416468253968</text:p>
          </table:table-cell>
          <table:table-cell office:value-type="float" office:value="5611.03958333334" calcext:value-type="float">
            <text:p>5611.03958333334</text:p>
          </table:table-cell>
          <table:table-cell office:value-type="float" office:value="667.110741790281" calcext:value-type="float">
            <text:p>667.110741790281</text:p>
          </table:table-cell>
          <table:table-cell office:value-type="float" office:value="13.3622222222222" calcext:value-type="float">
            <text:p>13.3622222222222</text:p>
          </table:table-cell>
          <table:table-cell office:value-type="float" office:value="2243.06333333333" calcext:value-type="float">
            <text:p>2243.06333333333</text:p>
          </table:table-cell>
          <table:table-cell office:value-type="float" office:value="8902.24387203729" calcext:value-type="float">
            <text:p>8902.24387203729</text:p>
          </table:table-cell>
          <table:table-cell office:value-type="float" office:value="1841.27669270833" calcext:value-type="float">
            <text:p>1841.27669270833</text:p>
          </table:table-cell>
          <table:table-cell office:value-type="float" office:value="29.3356119791667" calcext:value-type="float">
            <text:p>29.3356119791667</text:p>
          </table:table-cell>
          <table:table-cell office:value-type="float" office:value="215.220703125" calcext:value-type="float">
            <text:p>215.220703125</text:p>
          </table:table-cell>
          <table:table-cell office:value-type="float" office:value="0.5616705" calcext:value-type="float">
            <text:p>0.561670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  <table:table-cell office:value-type="float" office:value="98.8095238095238" calcext:value-type="float">
            <text:p>98.8095238095238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25.3333333333333" calcext:value-type="float">
            <text:p>25.3333333333333</text:p>
          </table:table-cell>
          <table:table-cell office:value-type="float" office:value="49.6666666666667" calcext:value-type="float">
            <text:p>49.6666666666667</text:p>
          </table:table-cell>
          <table:table-cell office:value-type="float" office:value="99.7449200976928" calcext:value-type="float">
            <text:p>99.7449200976928</text:p>
          </table:table-cell>
          <table:table-cell office:value-type="float" office:value="168.333333333333" calcext:value-type="float">
            <text:p>168.333333333333</text:p>
          </table:table-cell>
          <table:table-cell office:value-type="float" office:value="1657" calcext:value-type="float">
            <text:p>1657</text:p>
          </table:table-cell>
          <table:table-cell office:value-type="float" office:value="3341.83333333333" calcext:value-type="float">
            <text:p>3341.83333333333</text:p>
          </table:table-cell>
          <table:table-cell office:value-type="float" office:value="96.2246327060972" calcext:value-type="float">
            <text:p>96.2246327060972</text:p>
          </table:table-cell>
          <table:table-cell office:value-type="float" office:value="3.48160714285714" calcext:value-type="float">
            <text:p>3.48160714285714</text:p>
          </table:table-cell>
          <table:table-cell office:value-type="float" office:value="2.07434523809524" calcext:value-type="float">
            <text:p>2.07434523809524</text:p>
          </table:table-cell>
          <table:table-cell office:value-type="float" office:value="1.77639384920635" calcext:value-type="float">
            <text:p>1.77639384920635</text:p>
          </table:table-cell>
          <table:table-cell office:value-type="float" office:value="31.2677579365079" calcext:value-type="float">
            <text:p>31.2677579365079</text:p>
          </table:table-cell>
          <table:table-cell office:value-type="float" office:value="206.602182539683" calcext:value-type="float">
            <text:p>206.602182539683</text:p>
          </table:table-cell>
          <table:table-cell/>
          <table:table-cell office:value-type="float" office:value="38.4805555555556" calcext:value-type="float">
            <text:p>38.4805555555556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97.6543407680014" calcext:value-type="float">
            <text:p>97.6543407680014</text:p>
          </table:table-cell>
          <table:table-cell office:value-type="float" office:value="290.640277777778" calcext:value-type="float">
            <text:p>290.640277777778</text:p>
          </table:table-cell>
          <table:table-cell office:value-type="float" office:value="3942.06641865079" calcext:value-type="float">
            <text:p>3942.06641865079</text:p>
          </table:table-cell>
          <table:table-cell office:value-type="float" office:value="620.93985329706" calcext:value-type="float">
            <text:p>620.93985329706</text:p>
          </table:table-cell>
          <table:table-cell office:value-type="float" office:value="55.2888888888889" calcext:value-type="float">
            <text:p>55.2888888888889</text:p>
          </table:table-cell>
          <table:table-cell office:value-type="float" office:value="1157.82777777778" calcext:value-type="float">
            <text:p>1157.82777777778</text:p>
          </table:table-cell>
          <table:table-cell office:value-type="float" office:value="8771.14390672285" calcext:value-type="float">
            <text:p>8771.14390672285</text:p>
          </table:table-cell>
          <table:table-cell office:value-type="float" office:value="452.522135416667" calcext:value-type="float">
            <text:p>452.522135416667</text:p>
          </table:table-cell>
          <table:table-cell office:value-type="float" office:value="113.737955729167" calcext:value-type="float">
            <text:p>113.737955729167</text:p>
          </table:table-cell>
          <table:table-cell office:value-type="float" office:value="233.573893229167" calcext:value-type="float">
            <text:p>233.573893229167</text:p>
          </table:table-cell>
          <table:table-cell office:value-type="float" office:value="1.036071" calcext:value-type="float">
            <text:p>1.036071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  <table:table-cell office:value-type="float" office:value="99.702380952381" calcext:value-type="float">
            <text:p>99.702380952381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32.3333333333333" calcext:value-type="float">
            <text:p>32.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2634.83333333333" calcext:value-type="float">
            <text:p>2634.83333333333</text:p>
          </table:table-cell>
          <table:table-cell office:value-type="float" office:value="5473.33333333333" calcext:value-type="float">
            <text:p>5473.33333333333</text:p>
          </table:table-cell>
          <table:table-cell office:value-type="float" office:value="6375" calcext:value-type="float">
            <text:p>6375</text:p>
          </table:table-cell>
          <table:table-cell office:value-type="float" office:value="43.3751182699218" calcext:value-type="float">
            <text:p>43.3751182699218</text:p>
          </table:table-cell>
          <table:table-cell office:value-type="float" office:value="0.770803571428571" calcext:value-type="float">
            <text:p>0.770803571428571</text:p>
          </table:table-cell>
          <table:table-cell office:value-type="float" office:value="0.0386061507936508" calcext:value-type="float">
            <text:p>0.0386061507936508</text:p>
          </table:table-cell>
          <table:table-cell office:value-type="float" office:value="0.00107638888888889" calcext:value-type="float">
            <text:p>0.00107638888888889</text:p>
          </table:table-cell>
          <table:table-cell office:value-type="float" office:value="25.6395833333333" calcext:value-type="float">
            <text:p>25.6395833333333</text:p>
          </table:table-cell>
          <table:table-cell office:value-type="float" office:value="201.334325396825" calcext:value-type="float">
            <text:p>201.334325396825</text:p>
          </table:table-cell>
          <table:table-cell/>
          <table:table-cell office:value-type="float" office:value="101.25" calcext:value-type="float">
            <text:p>101.25</text:p>
          </table:table-cell>
          <table:table-cell office:value-type="float" office:value="119.827777777778" calcext:value-type="float">
            <text:p>119.827777777778</text:p>
          </table:table-cell>
          <table:table-cell/>
          <table:table-cell office:value-type="float" office:value="83.18688231618" calcext:value-type="float">
            <text:p>83.18688231618</text:p>
          </table:table-cell>
          <table:table-cell office:value-type="float" office:value="225.59623015873" calcext:value-type="float">
            <text:p>225.59623015873</text:p>
          </table:table-cell>
          <table:table-cell office:value-type="float" office:value="3773.04593253968" calcext:value-type="float">
            <text:p>3773.04593253968</text:p>
          </table:table-cell>
          <table:table-cell office:value-type="float" office:value="250.142431050532" calcext:value-type="float">
            <text:p>250.142431050532</text:p>
          </table:table-cell>
          <table:table-cell office:value-type="float" office:value="105.227777777778" calcext:value-type="float">
            <text:p>105.227777777778</text:p>
          </table:table-cell>
          <table:table-cell office:value-type="float" office:value="738.545555555556" calcext:value-type="float">
            <text:p>738.545555555556</text:p>
          </table:table-cell>
          <table:table-cell office:value-type="float" office:value="3630.5780749403" calcext:value-type="float">
            <text:p>3630.5780749403</text:p>
          </table:table-cell>
          <table:table-cell office:value-type="float" office:value="255.584635416667" calcext:value-type="float">
            <text:p>255.584635416667</text:p>
          </table:table-cell>
          <table:table-cell office:value-type="float" office:value="118.4794921875" calcext:value-type="float">
            <text:p>118.4794921875</text:p>
          </table:table-cell>
          <table:table-cell office:value-type="float" office:value="255.481770833333" calcext:value-type="float">
            <text:p>255.481770833333</text:p>
          </table:table-cell>
          <table:table-cell office:value-type="float" office:value="0.552853" calcext:value-type="float">
            <text:p>0.552853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112" calcext:value-type="float">
            <text:p>112</text:p>
          </table:table-cell>
          <table:table-cell office:value-type="float" office:value="99.6031746031746" calcext:value-type="float">
            <text:p>99.6031746031746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104" calcext:value-type="float">
            <text:p>104</text:p>
          </table:table-cell>
          <table:table-cell office:value-type="float" office:value="99.5499936682526" calcext:value-type="float">
            <text:p>99.5499936682526</text:p>
          </table:table-cell>
          <table:table-cell office:value-type="float" office:value="323.5" calcext:value-type="float">
            <text:p>323.5</text:p>
          </table:table-cell>
          <table:table-cell office:value-type="float" office:value="1230.16666666667" calcext:value-type="float">
            <text:p>1230.16666666667</text:p>
          </table:table-cell>
          <table:table-cell office:value-type="float" office:value="30726.3333333333" calcext:value-type="float">
            <text:p>30726.3333333333</text:p>
          </table:table-cell>
          <table:table-cell office:value-type="float" office:value="96.8373192950255" calcext:value-type="float">
            <text:p>96.8373192950255</text:p>
          </table:table-cell>
          <table:table-cell office:value-type="float" office:value="6.84119047619048" calcext:value-type="float">
            <text:p>6.84119047619048</text:p>
          </table:table-cell>
          <table:table-cell office:value-type="float" office:value="1.44246527777778" calcext:value-type="float">
            <text:p>1.44246527777778</text:p>
          </table:table-cell>
          <table:table-cell office:value-type="float" office:value="0.201572420634921" calcext:value-type="float">
            <text:p>0.201572420634921</text:p>
          </table:table-cell>
          <table:table-cell office:value-type="float" office:value="30.3354166666667" calcext:value-type="float">
            <text:p>30.3354166666667</text:p>
          </table:table-cell>
          <table:table-cell office:value-type="float" office:value="205.485615079365" calcext:value-type="float">
            <text:p>205.485615079365</text:p>
          </table:table-cell>
          <table:table-cell/>
          <table:table-cell office:value-type="float" office:value="103.191360153257" calcext:value-type="float">
            <text:p>103.191360153257</text:p>
          </table:table-cell>
          <table:table-cell office:value-type="float" office:value="158.678352490421" calcext:value-type="float">
            <text:p>158.678352490421</text:p>
          </table:table-cell>
          <table:table-cell/>
          <table:table-cell office:value-type="float" office:value="63.0451513986827" calcext:value-type="float">
            <text:p>63.0451513986827</text:p>
          </table:table-cell>
          <table:table-cell office:value-type="float" office:value="277.345238095238" calcext:value-type="float">
            <text:p>277.345238095238</text:p>
          </table:table-cell>
          <table:table-cell office:value-type="float" office:value="3895.42197420635" calcext:value-type="float">
            <text:p>3895.42197420635</text:p>
          </table:table-cell>
          <table:table-cell office:value-type="float" office:value="263.431603266469" calcext:value-type="float">
            <text:p>263.431603266469</text:p>
          </table:table-cell>
          <table:table-cell office:value-type="float" office:value="117.800268199234" calcext:value-type="float">
            <text:p>117.800268199234</text:p>
          </table:table-cell>
          <table:table-cell office:value-type="float" office:value="814.584540229885" calcext:value-type="float">
            <text:p>814.584540229885</text:p>
          </table:table-cell>
          <table:table-cell office:value-type="float" office:value="3827.51159946303" calcext:value-type="float">
            <text:p>3827.51159946303</text:p>
          </table:table-cell>
          <table:table-cell office:value-type="float" office:value="473.8935546875" calcext:value-type="float">
            <text:p>473.8935546875</text:p>
          </table:table-cell>
          <table:table-cell office:value-type="float" office:value="100.275390625" calcext:value-type="float">
            <text:p>100.275390625</text:p>
          </table:table-cell>
          <table:table-cell office:value-type="float" office:value="209.073893229167" calcext:value-type="float">
            <text:p>209.073893229167</text:p>
          </table:table-cell>
          <table:table-cell office:value-type="float" office:value="0.857538" calcext:value-type="float">
            <text:p>0.857538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 office:value-type="float" office:value="97.2222222222222" calcext:value-type="float">
            <text:p>97.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33.5" calcext:value-type="float">
            <text:p>33.5</text:p>
          </table:table-cell>
          <table:table-cell office:value-type="float" office:value="79.6666666666667" calcext:value-type="float">
            <text:p>79.6666666666667</text:p>
          </table:table-cell>
          <table:table-cell office:value-type="float" office:value="99.5014089727529" calcext:value-type="float">
            <text:p>99.5014089727529</text:p>
          </table:table-cell>
          <table:table-cell office:value-type="float" office:value="184.333333333333" calcext:value-type="float">
            <text:p>184.333333333333</text:p>
          </table:table-cell>
          <table:table-cell office:value-type="float" office:value="28488.1666666667" calcext:value-type="float">
            <text:p>28488.1666666667</text:p>
          </table:table-cell>
          <table:table-cell office:value-type="float" office:value="45985.1666666667" calcext:value-type="float">
            <text:p>45985.1666666667</text:p>
          </table:table-cell>
          <table:table-cell office:value-type="float" office:value="87.937832410062" calcext:value-type="float">
            <text:p>87.937832410062</text:p>
          </table:table-cell>
          <table:table-cell office:value-type="float" office:value="5.0314453125" calcext:value-type="float">
            <text:p>5.0314453125</text:p>
          </table:table-cell>
          <table:table-cell office:value-type="float" office:value="2.73728298611111" calcext:value-type="float">
            <text:p>2.73728298611111</text:p>
          </table:table-cell>
          <table:table-cell office:value-type="float" office:value="1.9148828125" calcext:value-type="float">
            <text:p>1.9148828125</text:p>
          </table:table-cell>
          <table:table-cell office:value-type="float" office:value="26.360546875" calcext:value-type="float">
            <text:p>26.360546875</text:p>
          </table:table-cell>
          <table:table-cell office:value-type="float" office:value="205.404079861111" calcext:value-type="float">
            <text:p>205.404079861111</text:p>
          </table:table-cell>
          <table:table-cell/>
          <table:table-cell office:value-type="float" office:value="64.7663601532567" calcext:value-type="float">
            <text:p>64.7663601532567</text:p>
          </table:table-cell>
          <table:table-cell office:value-type="float" office:value="166.185440613027" calcext:value-type="float">
            <text:p>166.185440613027</text:p>
          </table:table-cell>
          <table:table-cell/>
          <table:table-cell office:value-type="float" office:value="70.6457910567146" calcext:value-type="float">
            <text:p>70.6457910567146</text:p>
          </table:table-cell>
          <table:table-cell office:value-type="float" office:value="248.630208333333" calcext:value-type="float">
            <text:p>248.630208333333</text:p>
          </table:table-cell>
          <table:table-cell office:value-type="float" office:value="3892.42981770833" calcext:value-type="float">
            <text:p>3892.42981770833</text:p>
          </table:table-cell>
          <table:table-cell office:value-type="float" office:value="559.326712512165" calcext:value-type="float">
            <text:p>559.326712512165</text:p>
          </table:table-cell>
          <table:table-cell office:value-type="float" office:value="84.2787356321839" calcext:value-type="float">
            <text:p>84.2787356321839</text:p>
          </table:table-cell>
          <table:table-cell office:value-type="float" office:value="1138.6145210728" calcext:value-type="float">
            <text:p>1138.6145210728</text:p>
          </table:table-cell>
          <table:table-cell office:value-type="float" office:value="8995.37593517551" calcext:value-type="float">
            <text:p>8995.37593517551</text:p>
          </table:table-cell>
          <table:table-cell office:value-type="float" office:value="481.798828125" calcext:value-type="float">
            <text:p>481.798828125</text:p>
          </table:table-cell>
          <table:table-cell office:value-type="float" office:value="123.9560546875" calcext:value-type="float">
            <text:p>123.9560546875</text:p>
          </table:table-cell>
          <table:table-cell office:value-type="float" office:value="250.042317708333" calcext:value-type="float">
            <text:p>250.042317708333</text:p>
          </table:table-cell>
          <table:table-cell office:value-type="float" office:value="0.80616" calcext:value-type="float">
            <text:p>0.80616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 office:value-type="float" office:value="99.8263888888889" calcext:value-type="float">
            <text:p>99.8263888888889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33.1666666666667" calcext:value-type="float">
            <text:p>33.1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3137.66666666667" calcext:value-type="float">
            <text:p>3137.66666666667</text:p>
          </table:table-cell>
          <table:table-cell office:value-type="float" office:value="6299" calcext:value-type="float">
            <text:p>6299</text:p>
          </table:table-cell>
          <table:table-cell office:value-type="float" office:value="7903.83333333333" calcext:value-type="float">
            <text:p>7903.83333333333</text:p>
          </table:table-cell>
          <table:table-cell office:value-type="float" office:value="22.3869254169854" calcext:value-type="float">
            <text:p>22.3869254169854</text:p>
          </table:table-cell>
          <table:table-cell office:value-type="float" office:value="0.631792534722222" calcext:value-type="float">
            <text:p>0.631792534722222</text:p>
          </table:table-cell>
          <table:table-cell office:value-type="float" office:value="0.0270052083333333" calcext:value-type="float">
            <text:p>0.0270052083333333</text:p>
          </table:table-cell>
          <table:table-cell office:value-type="float" office:value="0" calcext:value-type="float">
            <text:p>0</text:p>
          </table:table-cell>
          <table:table-cell office:value-type="float" office:value="27.5710069444444" calcext:value-type="float">
            <text:p>27.5710069444444</text:p>
          </table:table-cell>
          <table:table-cell office:value-type="float" office:value="201.598958333333" calcext:value-type="float">
            <text:p>201.598958333333</text:p>
          </table:table-cell>
          <table:table-cell/>
          <table:table-cell office:value-type="float" office:value="101.6" calcext:value-type="float">
            <text:p>101.6</text:p>
          </table:table-cell>
          <table:table-cell office:value-type="float" office:value="121.305555555556" calcext:value-type="float">
            <text:p>121.305555555556</text:p>
          </table:table-cell>
          <table:table-cell/>
          <table:table-cell office:value-type="float" office:value="82.0102648490195" calcext:value-type="float">
            <text:p>82.0102648490195</text:p>
          </table:table-cell>
          <table:table-cell office:value-type="float" office:value="240.081944444444" calcext:value-type="float">
            <text:p>240.081944444444</text:p>
          </table:table-cell>
          <table:table-cell office:value-type="float" office:value="3763.45907118056" calcext:value-type="float">
            <text:p>3763.45907118056</text:p>
          </table:table-cell>
          <table:table-cell office:value-type="float" office:value="253.439875469546" calcext:value-type="float">
            <text:p>253.439875469546</text:p>
          </table:table-cell>
          <table:table-cell office:value-type="float" office:value="105.526666666667" calcext:value-type="float">
            <text:p>105.526666666667</text:p>
          </table:table-cell>
          <table:table-cell office:value-type="float" office:value="745.148888888889" calcext:value-type="float">
            <text:p>745.148888888889</text:p>
          </table:table-cell>
          <table:table-cell office:value-type="float" office:value="3978.0123298226" calcext:value-type="float">
            <text:p>3978.0123298226</text:p>
          </table:table-cell>
          <table:table-cell office:value-type="float" office:value="282.759114583333" calcext:value-type="float">
            <text:p>282.759114583333</text:p>
          </table:table-cell>
          <table:table-cell office:value-type="float" office:value="135.6875" calcext:value-type="float">
            <text:p>135.6875</text:p>
          </table:table-cell>
          <table:table-cell office:value-type="float" office:value="282.658528645833" calcext:value-type="float">
            <text:p>282.658528645833</text:p>
          </table:table-cell>
          <table:table-cell office:value-type="float" office:value="0.6787" calcext:value-type="float">
            <text:p>0.6787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 office:value-type="float" office:value="99.4357638888889" calcext:value-type="float">
            <text:p>99.4357638888889</text:p>
          </table:table-cell>
          <table:table-cell office:value-type="float" office:value="2.33333333333333" calcext:value-type="float">
            <text:p>2.33333333333333</text:p>
          </table:table-cell>
          <table:table-cell office:value-type="float" office:value="18.3333333333333" calcext:value-type="float">
            <text:p>18.3333333333333</text:p>
          </table:table-cell>
          <table:table-cell office:value-type="float" office:value="52.6666666666667" calcext:value-type="float">
            <text:p>52.6666666666667</text:p>
          </table:table-cell>
          <table:table-cell office:value-type="float" office:value="99.9128538815907" calcext:value-type="float">
            <text:p>99.9128538815907</text:p>
          </table:table-cell>
          <table:table-cell office:value-type="float" office:value="23179.3333333333" calcext:value-type="float">
            <text:p>23179.3333333333</text:p>
          </table:table-cell>
          <table:table-cell office:value-type="float" office:value="46395.6666666667" calcext:value-type="float">
            <text:p>46395.6666666667</text:p>
          </table:table-cell>
          <table:table-cell office:value-type="float" office:value="49565.8333333333" calcext:value-type="float">
            <text:p>49565.8333333333</text:p>
          </table:table-cell>
          <table:table-cell office:value-type="float" office:value="4.3358733626358" calcext:value-type="float">
            <text:p>4.3358733626358</text:p>
          </table:table-cell>
          <table:table-cell office:value-type="float" office:value="0.997144097222222" calcext:value-type="float">
            <text:p>0.997144097222222</text:p>
          </table:table-cell>
          <table:table-cell office:value-type="float" office:value="0.196440972222222" calcext:value-type="float">
            <text:p>0.196440972222222</text:p>
          </table:table-cell>
          <table:table-cell office:value-type="float" office:value="0.0127430555555556" calcext:value-type="float">
            <text:p>0.0127430555555556</text:p>
          </table:table-cell>
          <table:table-cell office:value-type="float" office:value="23.4970920138889" calcext:value-type="float">
            <text:p>23.4970920138889</text:p>
          </table:table-cell>
          <table:table-cell office:value-type="float" office:value="205.403211805556" calcext:value-type="float">
            <text:p>205.403211805556</text:p>
          </table:table-cell>
          <table:table-cell/>
          <table:table-cell office:value-type="float" office:value="110.754444444444" calcext:value-type="float">
            <text:p>110.754444444444</text:p>
          </table:table-cell>
          <table:table-cell office:value-type="float" office:value="232.816666666667" calcext:value-type="float">
            <text:p>232.816666666667</text:p>
          </table:table-cell>
          <table:table-cell/>
          <table:table-cell office:value-type="float" office:value="26.3308381958732" calcext:value-type="float">
            <text:p>26.3308381958732</text:p>
          </table:table-cell>
          <table:table-cell office:value-type="float" office:value="220.945486111111" calcext:value-type="float">
            <text:p>220.945486111111</text:p>
          </table:table-cell>
          <table:table-cell office:value-type="float" office:value="3881.60390624999" calcext:value-type="float">
            <text:p>3881.60390624999</text:p>
          </table:table-cell>
          <table:table-cell office:value-type="float" office:value="218.980420932686" calcext:value-type="float">
            <text:p>218.980420932686</text:p>
          </table:table-cell>
          <table:table-cell office:value-type="float" office:value="139.326666666667" calcext:value-type="float">
            <text:p>139.326666666667</text:p>
          </table:table-cell>
          <table:table-cell office:value-type="float" office:value="954.954444444445" calcext:value-type="float">
            <text:p>954.954444444445</text:p>
          </table:table-cell>
          <table:table-cell office:value-type="float" office:value="3613.95256920466" calcext:value-type="float">
            <text:p>3613.95256920466</text:p>
          </table:table-cell>
          <table:table-cell office:value-type="float" office:value="431.571940104167" calcext:value-type="float">
            <text:p>431.571940104167</text:p>
          </table:table-cell>
          <table:table-cell office:value-type="float" office:value="91.3108723958333" calcext:value-type="float">
            <text:p>91.3108723958333</text:p>
          </table:table-cell>
          <table:table-cell office:value-type="float" office:value="188.606119791667" calcext:value-type="float">
            <text:p>188.606119791667</text:p>
          </table:table-cell>
          <table:table-cell office:value-type="float" office:value="0.9192375" calcext:value-type="float">
            <text:p>0.919237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false</text:p>
          </table:table-cell>
          <table:table-cell office:value-type="float" office:value="144" calcext:value-type="float">
            <text:p>144</text:p>
          </table:table-cell>
          <table:table-cell office:value-type="float" office:value="86.9984567901235" calcext:value-type="float">
            <text:p>86.9984567901235</text:p>
          </table:table-cell>
          <table:table-cell office:value-type="float" office:value="6.83333333333333" calcext:value-type="float">
            <text:p>6.83333333333333</text:p>
          </table:table-cell>
          <table:table-cell office:value-type="float" office:value="80.5" calcext:value-type="float">
            <text:p>80.5</text:p>
          </table:table-cell>
          <table:table-cell office:value-type="float" office:value="939.5" calcext:value-type="float">
            <text:p>939.5</text:p>
          </table:table-cell>
          <table:table-cell office:value-type="float" office:value="97.8226416142707" calcext:value-type="float">
            <text:p>97.8226416142707</text:p>
          </table:table-cell>
          <table:table-cell office:value-type="float" office:value="197.833333333333" calcext:value-type="float">
            <text:p>197.833333333333</text:p>
          </table:table-cell>
          <table:table-cell office:value-type="float" office:value="26342.8333333333" calcext:value-type="float">
            <text:p>26342.8333333333</text:p>
          </table:table-cell>
          <table:table-cell office:value-type="float" office:value="43003.8333333333" calcext:value-type="float">
            <text:p>43003.8333333333</text:p>
          </table:table-cell>
          <table:table-cell office:value-type="float" office:value="86.1642424935666" calcext:value-type="float">
            <text:p>86.1642424935666</text:p>
          </table:table-cell>
          <table:table-cell office:value-type="float" office:value="18.2662692901235" calcext:value-type="float">
            <text:p>18.2662692901235</text:p>
          </table:table-cell>
          <table:table-cell office:value-type="float" office:value="13.2670717592593" calcext:value-type="float">
            <text:p>13.2670717592593</text:p>
          </table:table-cell>
          <table:table-cell office:value-type="float" office:value="10.8455015432099" calcext:value-type="float">
            <text:p>10.8455015432099</text:p>
          </table:table-cell>
          <table:table-cell office:value-type="float" office:value="36.0341049382716" calcext:value-type="float">
            <text:p>36.0341049382716</text:p>
          </table:table-cell>
          <table:table-cell office:value-type="float" office:value="208.409336419753" calcext:value-type="float">
            <text:p>208.409336419753</text:p>
          </table:table-cell>
          <table:table-cell/>
          <table:table-cell office:value-type="float" office:value="51.8438888888889" calcext:value-type="float">
            <text:p>51.8438888888889</text:p>
          </table:table-cell>
          <table:table-cell office:value-type="float" office:value="433.144444444444" calcext:value-type="float">
            <text:p>433.144444444444</text:p>
          </table:table-cell>
          <table:table-cell/>
          <table:table-cell office:value-type="float" office:value="94.0094764389259" calcext:value-type="float">
            <text:p>94.0094764389259</text:p>
          </table:table-cell>
          <table:table-cell office:value-type="float" office:value="329.376388888889" calcext:value-type="float">
            <text:p>329.376388888889</text:p>
          </table:table-cell>
          <table:table-cell office:value-type="float" office:value="3996.52827932099" calcext:value-type="float">
            <text:p>3996.52827932099</text:p>
          </table:table-cell>
          <table:table-cell office:value-type="float" office:value="683.125744332081" calcext:value-type="float">
            <text:p>683.125744332081</text:p>
          </table:table-cell>
          <table:table-cell office:value-type="float" office:value="68.8622222222222" calcext:value-type="float">
            <text:p>68.8622222222222</text:p>
          </table:table-cell>
          <table:table-cell office:value-type="float" office:value="1082.59833333333" calcext:value-type="float">
            <text:p>1082.59833333333</text:p>
          </table:table-cell>
          <table:table-cell office:value-type="float" office:value="12366.8747407408" calcext:value-type="float">
            <text:p>12366.8747407408</text:p>
          </table:table-cell>
          <table:table-cell office:value-type="float" office:value="579.453125" calcext:value-type="float">
            <text:p>579.453125</text:p>
          </table:table-cell>
          <table:table-cell office:value-type="float" office:value="146.6298828125" calcext:value-type="float">
            <text:p>146.6298828125</text:p>
          </table:table-cell>
          <table:table-cell office:value-type="float" office:value="299.624674479167" calcext:value-type="float">
            <text:p>299.624674479167</text:p>
          </table:table-cell>
          <table:table-cell office:value-type="float" office:value="0.7591485" calcext:value-type="float">
            <text:p>0.7591485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false</text:p>
          </table:table-cell>
          <table:table-cell office:value-type="float" office:value="144" calcext:value-type="float">
            <text:p>144</text:p>
          </table:table-cell>
          <table:table-cell office:value-type="float" office:value="99.6913580246914" calcext:value-type="float">
            <text:p>99.6913580246914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37.3333333333333" calcext:value-type="float">
            <text:p>37.3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4131.83333333333" calcext:value-type="float">
            <text:p>4131.83333333333</text:p>
          </table:table-cell>
          <table:table-cell office:value-type="float" office:value="6888.66666666667" calcext:value-type="float">
            <text:p>6888.66666666667</text:p>
          </table:table-cell>
          <table:table-cell office:value-type="float" office:value="10005.5" calcext:value-type="float">
            <text:p>10005.5</text:p>
          </table:table-cell>
          <table:table-cell office:value-type="float" office:value="0.157843921091474" calcext:value-type="float">
            <text:p>0.157843921091474</text:p>
          </table:table-cell>
          <table:table-cell office:value-type="float" office:value="1.35084490740741" calcext:value-type="float">
            <text:p>1.35084490740741</text:p>
          </table:table-cell>
          <table:table-cell office:value-type="float" office:value="0.109598765432099" calcext:value-type="float">
            <text:p>0.109598765432099</text:p>
          </table:table-cell>
          <table:table-cell office:value-type="float" office:value="0.0142592592592593" calcext:value-type="float">
            <text:p>0.0142592592592593</text:p>
          </table:table-cell>
          <table:table-cell office:value-type="float" office:value="27.6960648148148" calcext:value-type="float">
            <text:p>27.6960648148148</text:p>
          </table:table-cell>
          <table:table-cell office:value-type="float" office:value="201.95100308642" calcext:value-type="float">
            <text:p>201.95100308642</text:p>
          </table:table-cell>
          <table:table-cell/>
          <table:table-cell office:value-type="float" office:value="102.170727969349" calcext:value-type="float">
            <text:p>102.170727969349</text:p>
          </table:table-cell>
          <table:table-cell office:value-type="float" office:value="121.234291187739" calcext:value-type="float">
            <text:p>121.234291187739</text:p>
          </table:table-cell>
          <table:table-cell/>
          <table:table-cell office:value-type="float" office:value="84.893384964393" calcext:value-type="float">
            <text:p>84.893384964393</text:p>
          </table:table-cell>
          <table:table-cell office:value-type="float" office:value="240.806635802469" calcext:value-type="float">
            <text:p>240.806635802469</text:p>
          </table:table-cell>
          <table:table-cell office:value-type="float" office:value="3756.14232253086" calcext:value-type="float">
            <text:p>3756.14232253086</text:p>
          </table:table-cell>
          <table:table-cell office:value-type="float" office:value="228.020287088344" calcext:value-type="float">
            <text:p>228.020287088344</text:p>
          </table:table-cell>
          <table:table-cell office:value-type="float" office:value="106.461417624521" calcext:value-type="float">
            <text:p>106.461417624521</text:p>
          </table:table-cell>
          <table:table-cell office:value-type="float" office:value="746.601513409962" calcext:value-type="float">
            <text:p>746.601513409962</text:p>
          </table:table-cell>
          <table:table-cell office:value-type="float" office:value="4037.84215316072" calcext:value-type="float">
            <text:p>4037.84215316072</text:p>
          </table:table-cell>
          <table:table-cell office:value-type="float" office:value="325.098307291667" calcext:value-type="float">
            <text:p>325.098307291667</text:p>
          </table:table-cell>
          <table:table-cell office:value-type="float" office:value="155.9482421875" calcext:value-type="float">
            <text:p>155.9482421875</text:p>
          </table:table-cell>
          <table:table-cell office:value-type="float" office:value="324.986979166667" calcext:value-type="float">
            <text:p>324.986979166667</text:p>
          </table:table-cell>
          <table:table-cell office:value-type="float" office:value="0.641858" calcext:value-type="float">
            <text:p>0.641858</text:p>
          </table:table-cell>
        </table:table-row>
        <table:table-row table:style-name="ro1">
          <table:table-cell office:value-type="string" calcext:value-type="string">
            <text:p>noQuill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false</text:p>
          </table:table-cell>
          <table:table-cell office:value-type="float" office:value="144" calcext:value-type="float">
            <text:p>144</text:p>
          </table:table-cell>
          <table:table-cell office:value-type="float" office:value="99.6141975308642" calcext:value-type="float">
            <text:p>99.6141975308642</text:p>
          </table:table-cell>
          <table:table-cell office:value-type="float" office:value="3" calcext:value-type="float">
            <text:p>3</text:p>
          </table:table-cell>
          <table:table-cell office:value-type="float" office:value="15.8333333333333" calcext:value-type="float">
            <text:p>15.8333333333333</text:p>
          </table:table-cell>
          <table:table-cell office:value-type="float" office:value="32.8333333333333" calcext:value-type="float">
            <text:p>32.833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24026.6666666667" calcext:value-type="float">
            <text:p>24026.6666666667</text:p>
          </table:table-cell>
          <table:table-cell office:value-type="float" office:value="48129" calcext:value-type="float">
            <text:p>48129</text:p>
          </table:table-cell>
          <table:table-cell office:value-type="float" office:value="53266.1666666667" calcext:value-type="float">
            <text:p>53266.1666666667</text:p>
          </table:table-cell>
          <table:table-cell office:value-type="float" office:value="5.8501962274092" calcext:value-type="float">
            <text:p>5.8501962274092</text:p>
          </table:table-cell>
          <table:table-cell office:value-type="float" office:value="0.523506944444445" calcext:value-type="float">
            <text:p>0.523506944444445</text:p>
          </table:table-cell>
          <table:table-cell office:value-type="float" office:value="0.0833140432098766" calcext:value-type="float">
            <text:p>0.0833140432098766</text:p>
          </table:table-cell>
          <table:table-cell office:value-type="float" office:value="0.00521604938271605" calcext:value-type="float">
            <text:p>0.00521604938271605</text:p>
          </table:table-cell>
          <table:table-cell office:value-type="float" office:value="25.5427469135802" calcext:value-type="float">
            <text:p>25.5427469135802</text:p>
          </table:table-cell>
          <table:table-cell office:value-type="float" office:value="203.22762345679" calcext:value-type="float">
            <text:p>203.22762345679</text:p>
          </table:table-cell>
          <table:table-cell/>
          <table:table-cell office:value-type="float" office:value="115.037777777778" calcext:value-type="float">
            <text:p>115.037777777778</text:p>
          </table:table-cell>
          <table:table-cell office:value-type="float" office:value="696.461111111111" calcext:value-type="float">
            <text:p>696.461111111111</text:p>
          </table:table-cell>
          <table:table-cell/>
          <table:table-cell office:value-type="float" office:value="12.0809962806632" calcext:value-type="float">
            <text:p>12.0809962806632</text:p>
          </table:table-cell>
          <table:table-cell office:value-type="float" office:value="240.565432098765" calcext:value-type="float">
            <text:p>240.565432098765</text:p>
          </table:table-cell>
          <table:table-cell office:value-type="float" office:value="3823.72264660494" calcext:value-type="float">
            <text:p>3823.72264660494</text:p>
          </table:table-cell>
          <table:table-cell office:value-type="float" office:value="238.530458081357" calcext:value-type="float">
            <text:p>238.530458081357</text:p>
          </table:table-cell>
          <table:table-cell office:value-type="float" office:value="125.757777777778" calcext:value-type="float">
            <text:p>125.757777777778</text:p>
          </table:table-cell>
          <table:table-cell office:value-type="float" office:value="1432.07833333333" calcext:value-type="float">
            <text:p>1432.07833333333</text:p>
          </table:table-cell>
          <table:table-cell office:value-type="float" office:value="4503.24517162309" calcext:value-type="float">
            <text:p>4503.24517162309</text:p>
          </table:table-cell>
          <table:table-cell office:value-type="float" office:value="340.455403645833" calcext:value-type="float">
            <text:p>340.455403645833</text:p>
          </table:table-cell>
          <table:table-cell office:value-type="float" office:value="68.990234375" calcext:value-type="float">
            <text:p>68.990234375</text:p>
          </table:table-cell>
          <table:table-cell office:value-type="float" office:value="157.670572916667" calcext:value-type="float">
            <text:p>157.670572916667</text:p>
          </table:table-cell>
          <table:table-cell office:value-type="float" office:value="0.77608" calcext:value-type="float">
            <text:p>0.77608</text:p>
          </table:table-cell>
        </table:table-row>
      </table:table>
      <table:table table:name="Throughput" table:style-name="ta1">
        <table:shapes>
          <draw:frame draw:z-index="0" draw:style-name="gr1" draw:text-style-name="P1" svg:width="5.0488in" svg:height="2.4469in" svg:x="6.5917in" svg:y="0in">
            <draw:object draw:notify-on-update-of-ranges="Throughput.A3:Throughput.A11 Throughput.B2:Throughput.B2 Throughput.B3:Throughput.B11 Throughput.A3:Throughput.A11 Throughput.C2:Throughput.C2 Throughput.C3:Throughput.C11 Throughput.A3:Throughput.A11 Throughput.D2:Throughput.D2 Throughput.D3:Throughput.D11 Throughput.A3:Throughput.A11 Throughput.E2:Throughput.E2 Throughput.E3:Throughput.E11 Throughput.A3:Throughput.A11 Throughput.F2:Throughput.F2 Throughput.F3:Throughput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Throughput (% offered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3])*(LOWER([$data.$C$1:$data.$C$100])=LOWER([.C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3])*(LOWER([$data.$C$1:$data.$C$100])=LOWER([.E$2])); 0); 0)" office:value-type="float" office:value="63.8888888888889" calcext:value-type="float">
            <text:p>63.8888888888889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3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99.8263888888889" calcext:value-type="float">
            <text:p>99.8263888888889</text:p>
          </table:table-cell>
          <table:table-cell table:formula="of:=HLOOKUP([.$A$1]; [$data.$A$1:$data.$AMJ$1048576]; MATCH(1; ([$data.$B$1:$data.$B$100]=[.$A4])*(LOWER([$data.$C$1:$data.$C$100])=LOWER([.C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4])*(LOWER([$data.$C$1:$data.$C$100])=LOWER([.D$2])); 0); 0)" office:value-type="float" office:value="99.8263888888889" calcext:value-type="float">
            <text:p>99.8263888888889</text:p>
          </table:table-cell>
          <table:table-cell table:formula="of:=HLOOKUP([.$A$1]; [$data.$A$1:$data.$AMJ$1048576]; MATCH(1; ([$data.$B$1:$data.$B$100]=[.$A4])*(LOWER([$data.$C$1:$data.$C$100])=LOWER([.E$2])); 0); 0)" office:value-type="float" office:value="22.3958333333333" calcext:value-type="float">
            <text:p>22.3958333333333</text:p>
          </table:table-cell>
          <table:table-cell table:formula="of:=HLOOKUP([.$A$1]; [$data.$A$1:$data.$AMJ$1048576]; MATCH(1; ([$data.$B$1:$data.$B$100]=[.$A4])*(LOWER([$data.$C$1:$data.$C$100])=LOWER([.F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4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99.7685185185185" calcext:value-type="float">
            <text:p>99.7685185185185</text:p>
          </table:table-cell>
          <table:table-cell table:formula="of:=HLOOKUP([.$A$1]; [$data.$A$1:$data.$AMJ$1048576]; MATCH(1; ([$data.$B$1:$data.$B$100]=[.$A5])*(LOWER([$data.$C$1:$data.$C$100])=LOWER([.C$2])); 0); 0)" office:value-type="float" office:value="99.7685185185185" calcext:value-type="float">
            <text:p>99.7685185185185</text:p>
          </table:table-cell>
          <table:table-cell table:formula="of:=HLOOKUP([.$A$1]; [$data.$A$1:$data.$AMJ$1048576]; MATCH(1; ([$data.$B$1:$data.$B$100]=[.$A5])*(LOWER([$data.$C$1:$data.$C$100])=LOWER([.D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5])*(LOWER([$data.$C$1:$data.$C$100])=LOWER([.E$2])); 0); 0)" office:value-type="float" office:value="15.625" calcext:value-type="float">
            <text:p>15.625</text:p>
          </table:table-cell>
          <table:table-cell table:formula="of:=HLOOKUP([.$A$1]; [$data.$A$1:$data.$AMJ$1048576]; MATCH(1; ([$data.$B$1:$data.$B$100]=[.$A5])*(LOWER([$data.$C$1:$data.$C$100])=LOWER([.F$2])); 0); 0)" office:value-type="float" office:value="100" calcext:value-type="float">
            <text:p>100</text:p>
          </table:table-cell>
          <table:table-cell table:formula="of:=HLOOKUP([.$A$1]; [$data.$A$1:$data.$AMJ$1048576]; MATCH(1; ([$data.$B$1:$data.$B$100]=[.$A5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99.21875" calcext:value-type="float">
            <text:p>99.21875</text:p>
          </table:table-cell>
          <table:table-cell table:formula="of:=HLOOKUP([.$A$1]; [$data.$A$1:$data.$AMJ$1048576]; MATCH(1; ([$data.$B$1:$data.$B$100]=[.$A6])*(LOWER([$data.$C$1:$data.$C$100])=LOWER([.C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6])*(LOWER([$data.$C$1:$data.$C$100])=LOWER([.D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6])*(LOWER([$data.$C$1:$data.$C$100])=LOWER([.E$2])); 0); 0)" office:value-type="float" office:value="11.0243055555556" calcext:value-type="float">
            <text:p>11.0243055555556</text:p>
          </table:table-cell>
          <table:table-cell table:formula="of:=HLOOKUP([.$A$1]; [$data.$A$1:$data.$AMJ$1048576]; MATCH(1; ([$data.$B$1:$data.$B$100]=[.$A6])*(LOWER([$data.$C$1:$data.$C$100])=LOWER([.F$2])); 0); 0)" office:value-type="float" office:value="99.7395833333333" calcext:value-type="float">
            <text:p>99.7395833333333</text:p>
          </table:table-cell>
          <table:table-cell table:formula="of:=HLOOKUP([.$A$1]; [$data.$A$1:$data.$AMJ$1048576]; MATCH(1; ([$data.$B$1:$data.$B$100]=[.$A6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7])*(LOWER([$data.$C$1:$data.$C$100])=LOWER([.C$2])); 0); 0)" office:value-type="float" office:value="99.8611111111111" calcext:value-type="float">
            <text:p>99.8611111111111</text:p>
          </table:table-cell>
          <table:table-cell table:formula="of:=HLOOKUP([.$A$1]; [$data.$A$1:$data.$AMJ$1048576]; MATCH(1; ([$data.$B$1:$data.$B$100]=[.$A7])*(LOWER([$data.$C$1:$data.$C$100])=LOWER([.D$2])); 0); 0)" office:value-type="float" office:value="99.5138888888889" calcext:value-type="float">
            <text:p>99.5138888888889</text:p>
          </table:table-cell>
          <table:table-cell table:formula="of:=HLOOKUP([.$A$1]; [$data.$A$1:$data.$AMJ$1048576]; MATCH(1; ([$data.$B$1:$data.$B$100]=[.$A7])*(LOWER([$data.$C$1:$data.$C$100])=LOWER([.E$2])); 0); 0)" office:value-type="float" office:value="8.26388888888889" calcext:value-type="float">
            <text:p>8.26388888888889</text:p>
          </table:table-cell>
          <table:table-cell table:formula="of:=HLOOKUP([.$A$1]; [$data.$A$1:$data.$AMJ$1048576]; MATCH(1; ([$data.$B$1:$data.$B$100]=[.$A7])*(LOWER([$data.$C$1:$data.$C$100])=LOWER([.F$2])); 0); 0)" office:value-type="float" office:value="99.6527777777778" calcext:value-type="float">
            <text:p>99.6527777777778</text:p>
          </table:table-cell>
          <table:table-cell table:formula="of:=HLOOKUP([.$A$1]; [$data.$A$1:$data.$AMJ$1048576]; MATCH(1; ([$data.$B$1:$data.$B$100]=[.$A7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99.4791666666667" calcext:value-type="float">
            <text:p>99.4791666666667</text:p>
          </table:table-cell>
          <table:table-cell table:formula="of:=HLOOKUP([.$A$1]; [$data.$A$1:$data.$AMJ$1048576]; MATCH(1; ([$data.$B$1:$data.$B$100]=[.$A8])*(LOWER([$data.$C$1:$data.$C$100])=LOWER([.C$2])); 0); 0)" office:value-type="float" office:value="99.3634259259259" calcext:value-type="float">
            <text:p>99.3634259259259</text:p>
          </table:table-cell>
          <table:table-cell table:formula="of:=HLOOKUP([.$A$1]; [$data.$A$1:$data.$AMJ$1048576]; MATCH(1; ([$data.$B$1:$data.$B$100]=[.$A8])*(LOWER([$data.$C$1:$data.$C$100])=LOWER([.D$2])); 0); 0)" office:value-type="float" office:value="99.7685185185185" calcext:value-type="float">
            <text:p>99.7685185185185</text:p>
          </table:table-cell>
          <table:table-cell table:formula="of:=HLOOKUP([.$A$1]; [$data.$A$1:$data.$AMJ$1048576]; MATCH(1; ([$data.$B$1:$data.$B$100]=[.$A8])*(LOWER([$data.$C$1:$data.$C$100])=LOWER([.E$2])); 0); 0)" office:value-type="float" office:value="11.2268518518519" calcext:value-type="float">
            <text:p>11.2268518518519</text:p>
          </table:table-cell>
          <table:table-cell table:formula="of:=HLOOKUP([.$A$1]; [$data.$A$1:$data.$AMJ$1048576]; MATCH(1; ([$data.$B$1:$data.$B$100]=[.$A8])*(LOWER([$data.$C$1:$data.$C$100])=LOWER([.F$2])); 0); 0)" office:value-type="float" office:value="99.5949074074074" calcext:value-type="float">
            <text:p>99.5949074074074</text:p>
          </table:table-cell>
          <table:table-cell table:formula="of:=HLOOKUP([.$A$1]; [$data.$A$1:$data.$AMJ$1048576]; MATCH(1; ([$data.$B$1:$data.$B$100]=[.$A8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9])*(LOWER([$data.$C$1:$data.$C$100])=LOWER([.C$2])); 0); 0)" office:value-type="float" office:value="98.8095238095238" calcext:value-type="float">
            <text:p>98.8095238095238</text:p>
          </table:table-cell>
          <table:table-cell table:formula="of:=HLOOKUP([.$A$1]; [$data.$A$1:$data.$AMJ$1048576]; MATCH(1; ([$data.$B$1:$data.$B$100]=[.$A9])*(LOWER([$data.$C$1:$data.$C$100])=LOWER([.D$2])); 0); 0)" office:value-type="float" office:value="99.6031746031746" calcext:value-type="float">
            <text:p>99.6031746031746</text:p>
          </table:table-cell>
          <table:table-cell table:formula="of:=HLOOKUP([.$A$1]; [$data.$A$1:$data.$AMJ$1048576]; MATCH(1; ([$data.$B$1:$data.$B$100]=[.$A9])*(LOWER([$data.$C$1:$data.$C$100])=LOWER([.E$2])); 0); 0)" office:value-type="float" office:value="18.5019841269841" calcext:value-type="float">
            <text:p>18.5019841269841</text:p>
          </table:table-cell>
          <table:table-cell table:formula="of:=HLOOKUP([.$A$1]; [$data.$A$1:$data.$AMJ$1048576]; MATCH(1; ([$data.$B$1:$data.$B$100]=[.$A9])*(LOWER([$data.$C$1:$data.$C$100])=LOWER([.F$2])); 0); 0)" office:value-type="float" office:value="99.702380952381" calcext:value-type="float">
            <text:p>99.702380952381</text:p>
          </table:table-cell>
          <table:table-cell table:formula="of:=HLOOKUP([.$A$1]; [$data.$A$1:$data.$AMJ$1048576]; MATCH(1; ([$data.$B$1:$data.$B$100]=[.$A9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97.2222222222222" calcext:value-type="float">
            <text:p>97.2222222222222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99.4357638888889" calcext:value-type="float">
            <text:p>99.4357638888889</text:p>
          </table:table-cell>
          <table:table-cell table:formula="of:=HLOOKUP([.$A$1]; [$data.$A$1:$data.$AMJ$1048576]; MATCH(1; ([$data.$B$1:$data.$B$100]=[.$A10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99.8263888888889" calcext:value-type="float">
            <text:p>99.8263888888889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86.9984567901235" calcext:value-type="float">
            <text:p>86.9984567901235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99.6141975308642" calcext:value-type="float">
            <text:p>99.6141975308642</text:p>
          </table:table-cell>
          <table:table-cell table:formula="of:=HLOOKUP([.$A$1]; [$data.$A$1:$data.$AMJ$1048576]; MATCH(1; ([$data.$B$1:$data.$B$100]=[.$A11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99.6913580246914" calcext:value-type="float">
            <text:p>99.6913580246914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</table:table>
      <table:table table:name="E2E Latency P50" table:style-name="ta1">
        <table:shapes>
          <draw:frame draw:z-index="0" draw:style-name="gr1" draw:text-style-name="P1" svg:width="3.915in" svg:height="2.4469in" svg:x="6.8169in" svg:y="0.0102in">
            <draw:object draw:notify-on-update-of-ranges="'E2E Latency P50'.A18:'E2E Latency P50'.A26 'E2E Latency P50'.B17:'E2E Latency P50'.B17 'E2E Latency P50'.B18:'E2E Latency P50'.B26 'E2E Latency P50'.A18:'E2E Latency P50'.A26 'E2E Latency P50'.C17:'E2E Latency P50'.C17 'E2E Latency P50'.C18:'E2E Latency P50'.C26 'E2E Latency P50'.A18:'E2E Latency P50'.A26 'E2E Latency P50'.D17:'E2E Latency P50'.D17 'E2E Latency P50'.D18:'E2E Latency P50'.D26 'E2E Latency P50'.A18:'E2E Latency P50'.A26 'E2E Latency P50'.E17:'E2E Latency P50'.E17 'E2E Latency P50'.E18:'E2E Latency P50'.E26 'E2E Latency P50'.A18:'E2E Latency P50'.A26 'E2E Latency P50'.F17:'E2E Latency P50'.F17 'E2E Latency P50'.F18:'E2E Latency P50'.F26 'E2E Latency P50'.A18:'E2E Latency P50'.A26 'E2E Latency P50'.G17:'E2E Latency P50'.G17 'E2E Latency P50'.G18:'E2E Latency P50'.G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Remote Latency P50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22.5" calcext:value-type="float">
            <text:p>122.5</text:p>
          </table:table-cell>
          <table:table-cell table:formula="of:=HLOOKUP([.$A$1]; [$data.$A$1:$data.$AMJ$1048576]; MATCH(1; ([$data.$B$1:$data.$B$100]=[.$A3])*(LOWER([$data.$C$1:$data.$C$100])=LOWER([.C$2])); 0); 0)" office:value-type="float" office:value="122.833333333333" calcext:value-type="float">
            <text:p>122.833333333333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26.333333333333" calcext:value-type="float">
            <text:p>126.333333333333</text:p>
          </table:table-cell>
          <table:table-cell table:formula="of:=HLOOKUP([.$A$1]; [$data.$A$1:$data.$AMJ$1048576]; MATCH(1; ([$data.$B$1:$data.$B$100]=[.$A3])*(LOWER([$data.$C$1:$data.$C$100])=LOWER([.E$2])); 0); 0)" office:value-type="float" office:value="957.166666666667" calcext:value-type="float">
            <text:p>957.166666666667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26.166666666667" calcext:value-type="float">
            <text:p>126.166666666667</text:p>
          </table:table-cell>
          <table:table-cell table:formula="of:=HLOOKUP([.$A$1]; [$data.$A$1:$data.$AMJ$1048576]; MATCH(1; ([$data.$B$1:$data.$B$100]=[.$A3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125.833333333333" calcext:value-type="float">
            <text:p>125.833333333333</text:p>
          </table:table-cell>
          <table:table-cell table:formula="of:=HLOOKUP([.$A$1]; [$data.$A$1:$data.$AMJ$1048576]; MATCH(1; ([$data.$B$1:$data.$B$100]=[.$A4])*(LOWER([$data.$C$1:$data.$C$100])=LOWER([.C$2])); 0); 0)" office:value-type="float" office:value="126.5" calcext:value-type="float">
            <text:p>126.5</text:p>
          </table:table-cell>
          <table:table-cell table:formula="of:=HLOOKUP([.$A$1]; [$data.$A$1:$data.$AMJ$1048576]; MATCH(1; ([$data.$B$1:$data.$B$100]=[.$A4])*(LOWER([$data.$C$1:$data.$C$100])=LOWER([.D$2])); 0); 0)" office:value-type="float" office:value="125.666666666667" calcext:value-type="float">
            <text:p>125.666666666667</text:p>
          </table:table-cell>
          <table:table-cell table:formula="of:=HLOOKUP([.$A$1]; [$data.$A$1:$data.$AMJ$1048576]; MATCH(1; ([$data.$B$1:$data.$B$100]=[.$A4])*(LOWER([$data.$C$1:$data.$C$100])=LOWER([.E$2])); 0); 0)" office:value-type="float" office:value="5776.16666666667" calcext:value-type="float">
            <text:p>5776.16666666667</text:p>
          </table:table-cell>
          <table:table-cell table:formula="of:=HLOOKUP([.$A$1]; [$data.$A$1:$data.$AMJ$1048576]; MATCH(1; ([$data.$B$1:$data.$B$100]=[.$A4])*(LOWER([$data.$C$1:$data.$C$100])=LOWER([.F$2])); 0); 0)" office:value-type="float" office:value="144.833333333333" calcext:value-type="float">
            <text:p>144.833333333333</text:p>
          </table:table-cell>
          <table:table-cell table:formula="of:=HLOOKUP([.$A$1]; [$data.$A$1:$data.$AMJ$1048576]; MATCH(1; ([$data.$B$1:$data.$B$100]=[.$A4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130.833333333333" calcext:value-type="float">
            <text:p>130.833333333333</text:p>
          </table:table-cell>
          <table:table-cell table:formula="of:=HLOOKUP([.$A$1]; [$data.$A$1:$data.$AMJ$1048576]; MATCH(1; ([$data.$B$1:$data.$B$100]=[.$A5])*(LOWER([$data.$C$1:$data.$C$100])=LOWER([.C$2])); 0); 0)" office:value-type="float" office:value="130" calcext:value-type="float">
            <text:p>130</text:p>
          </table:table-cell>
          <table:table-cell table:formula="of:=HLOOKUP([.$A$1]; [$data.$A$1:$data.$AMJ$1048576]; MATCH(1; ([$data.$B$1:$data.$B$100]=[.$A5])*(LOWER([$data.$C$1:$data.$C$100])=LOWER([.D$2])); 0); 0)" office:value-type="float" office:value="134.166666666667" calcext:value-type="float">
            <text:p>134.166666666667</text:p>
          </table:table-cell>
          <table:table-cell table:formula="of:=HLOOKUP([.$A$1]; [$data.$A$1:$data.$AMJ$1048576]; MATCH(1; ([$data.$B$1:$data.$B$100]=[.$A5])*(LOWER([$data.$C$1:$data.$C$100])=LOWER([.E$2])); 0); 0)" office:value-type="float" office:value="11583" calcext:value-type="float">
            <text:p>11583</text:p>
          </table:table-cell>
          <table:table-cell table:formula="of:=HLOOKUP([.$A$1]; [$data.$A$1:$data.$AMJ$1048576]; MATCH(1; ([$data.$B$1:$data.$B$100]=[.$A5])*(LOWER([$data.$C$1:$data.$C$100])=LOWER([.F$2])); 0); 0)" office:value-type="float" office:value="475.166666666667" calcext:value-type="float">
            <text:p>475.166666666667</text:p>
          </table:table-cell>
          <table:table-cell table:formula="of:=HLOOKUP([.$A$1]; [$data.$A$1:$data.$AMJ$1048576]; MATCH(1; ([$data.$B$1:$data.$B$100]=[.$A5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150.166666666667" calcext:value-type="float">
            <text:p>150.166666666667</text:p>
          </table:table-cell>
          <table:table-cell table:formula="of:=HLOOKUP([.$A$1]; [$data.$A$1:$data.$AMJ$1048576]; MATCH(1; ([$data.$B$1:$data.$B$100]=[.$A6])*(LOWER([$data.$C$1:$data.$C$100])=LOWER([.C$2])); 0); 0)" office:value-type="float" office:value="141.333333333333" calcext:value-type="float">
            <text:p>141.333333333333</text:p>
          </table:table-cell>
          <table:table-cell table:formula="of:=HLOOKUP([.$A$1]; [$data.$A$1:$data.$AMJ$1048576]; MATCH(1; ([$data.$B$1:$data.$B$100]=[.$A6])*(LOWER([$data.$C$1:$data.$C$100])=LOWER([.D$2])); 0); 0)" office:value-type="float" office:value="161.666666666667" calcext:value-type="float">
            <text:p>161.666666666667</text:p>
          </table:table-cell>
          <table:table-cell table:formula="of:=HLOOKUP([.$A$1]; [$data.$A$1:$data.$AMJ$1048576]; MATCH(1; ([$data.$B$1:$data.$B$100]=[.$A6])*(LOWER([$data.$C$1:$data.$C$100])=LOWER([.E$2])); 0); 0)" office:value-type="float" office:value="21441.1666666667" calcext:value-type="float">
            <text:p>21441.1666666667</text:p>
          </table:table-cell>
          <table:table-cell table:formula="of:=HLOOKUP([.$A$1]; [$data.$A$1:$data.$AMJ$1048576]; MATCH(1; ([$data.$B$1:$data.$B$100]=[.$A6])*(LOWER([$data.$C$1:$data.$C$100])=LOWER([.F$2])); 0); 0)" office:value-type="float" office:value="859.666666666667" calcext:value-type="float">
            <text:p>859.666666666667</text:p>
          </table:table-cell>
          <table:table-cell table:formula="of:=HLOOKUP([.$A$1]; [$data.$A$1:$data.$AMJ$1048576]; MATCH(1; ([$data.$B$1:$data.$B$100]=[.$A6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155" calcext:value-type="float">
            <text:p>155</text:p>
          </table:table-cell>
          <table:table-cell table:formula="of:=HLOOKUP([.$A$1]; [$data.$A$1:$data.$AMJ$1048576]; MATCH(1; ([$data.$B$1:$data.$B$100]=[.$A7])*(LOWER([$data.$C$1:$data.$C$100])=LOWER([.C$2])); 0); 0)" office:value-type="float" office:value="146.333333333333" calcext:value-type="float">
            <text:p>146.333333333333</text:p>
          </table:table-cell>
          <table:table-cell table:formula="of:=HLOOKUP([.$A$1]; [$data.$A$1:$data.$AMJ$1048576]; MATCH(1; ([$data.$B$1:$data.$B$100]=[.$A7])*(LOWER([$data.$C$1:$data.$C$100])=LOWER([.D$2])); 0); 0)" office:value-type="float" office:value="160" calcext:value-type="float">
            <text:p>160</text:p>
          </table:table-cell>
          <table:table-cell table:formula="of:=HLOOKUP([.$A$1]; [$data.$A$1:$data.$AMJ$1048576]; MATCH(1; ([$data.$B$1:$data.$B$100]=[.$A7])*(LOWER([$data.$C$1:$data.$C$100])=LOWER([.E$2])); 0); 0)" office:value-type="float" office:value="46797.3333333333" calcext:value-type="float">
            <text:p>46797.3333333333</text:p>
          </table:table-cell>
          <table:table-cell table:formula="of:=HLOOKUP([.$A$1]; [$data.$A$1:$data.$AMJ$1048576]; MATCH(1; ([$data.$B$1:$data.$B$100]=[.$A7])*(LOWER([$data.$C$1:$data.$C$100])=LOWER([.F$2])); 0); 0)" office:value-type="float" office:value="1760.83333333333" calcext:value-type="float">
            <text:p>1760.83333333333</text:p>
          </table:table-cell>
          <table:table-cell table:formula="of:=HLOOKUP([.$A$1]; [$data.$A$1:$data.$AMJ$1048576]; MATCH(1; ([$data.$B$1:$data.$B$100]=[.$A7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3905" calcext:value-type="float">
            <text:p>3905</text:p>
          </table:table-cell>
          <table:table-cell table:formula="of:=HLOOKUP([.$A$1]; [$data.$A$1:$data.$AMJ$1048576]; MATCH(1; ([$data.$B$1:$data.$B$100]=[.$A8])*(LOWER([$data.$C$1:$data.$C$100])=LOWER([.C$2])); 0); 0)" office:value-type="float" office:value="166" calcext:value-type="float">
            <text:p>166</text:p>
          </table:table-cell>
          <table:table-cell table:formula="of:=HLOOKUP([.$A$1]; [$data.$A$1:$data.$AMJ$1048576]; MATCH(1; ([$data.$B$1:$data.$B$100]=[.$A8])*(LOWER([$data.$C$1:$data.$C$100])=LOWER([.D$2])); 0); 0)" office:value-type="float" office:value="189.333333333333" calcext:value-type="float">
            <text:p>189.333333333333</text:p>
          </table:table-cell>
          <table:table-cell table:formula="of:=HLOOKUP([.$A$1]; [$data.$A$1:$data.$AMJ$1048576]; MATCH(1; ([$data.$B$1:$data.$B$100]=[.$A8])*(LOWER([$data.$C$1:$data.$C$100])=LOWER([.E$2])); 0); 0)" office:value-type="float" office:value="0" calcext:value-type="float">
            <text:p/>
          </table:table-cell>
          <table:table-cell table:formula="of:=HLOOKUP([.$A$1]; [$data.$A$1:$data.$AMJ$1048576]; MATCH(1; ([$data.$B$1:$data.$B$100]=[.$A8])*(LOWER([$data.$C$1:$data.$C$100])=LOWER([.F$2])); 0); 0)" office:value-type="float" office:value="1939.33333333333" calcext:value-type="float">
            <text:p>1939.33333333333</text:p>
          </table:table-cell>
          <table:table-cell table:formula="of:=HLOOKUP([.$A$1]; [$data.$A$1:$data.$AMJ$1048576]; MATCH(1; ([$data.$B$1:$data.$B$100]=[.$A8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9])*(LOWER([$data.$C$1:$data.$C$100])=LOWER([.C$2])); 0); 0)" office:value-type="float" office:value="168.333333333333" calcext:value-type="float">
            <text:p>168.333333333333</text:p>
          </table:table-cell>
          <table:table-cell table:formula="of:=HLOOKUP([.$A$1]; [$data.$A$1:$data.$AMJ$1048576]; MATCH(1; ([$data.$B$1:$data.$B$100]=[.$A9])*(LOWER([$data.$C$1:$data.$C$100])=LOWER([.D$2])); 0); 0)" office:value-type="float" office:value="323.5" calcext:value-type="float">
            <text:p>323.5</text:p>
          </table:table-cell>
          <table:table-cell table:formula="of:=HLOOKUP([.$A$1]; [$data.$A$1:$data.$AMJ$1048576]; MATCH(1; ([$data.$B$1:$data.$B$100]=[.$A9])*(LOWER([$data.$C$1:$data.$C$100])=LOWER([.E$2])); 0); 0)" office:value-type="float" office:value="0" calcext:value-type="float">
            <text:p/>
          </table:table-cell>
          <table:table-cell table:formula="of:=HLOOKUP([.$A$1]; [$data.$A$1:$data.$AMJ$1048576]; MATCH(1; ([$data.$B$1:$data.$B$100]=[.$A9])*(LOWER([$data.$C$1:$data.$C$100])=LOWER([.F$2])); 0); 0)" office:value-type="float" office:value="2634.83333333333" calcext:value-type="float">
            <text:p>2634.83333333333</text:p>
          </table:table-cell>
          <table:table-cell table:formula="of:=HLOOKUP([.$A$1]; [$data.$A$1:$data.$AMJ$1048576]; MATCH(1; ([$data.$B$1:$data.$B$100]=[.$A9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184.333333333333" calcext:value-type="float">
            <text:p>184.333333333333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23179.3333333333" calcext:value-type="float">
            <text:p>23179.3333333333</text:p>
          </table:table-cell>
          <table:table-cell table:formula="of:=HLOOKUP([.$A$1]; [$data.$A$1:$data.$AMJ$1048576]; MATCH(1; ([$data.$B$1:$data.$B$100]=[.$A10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3137.66666666667" calcext:value-type="float">
            <text:p>3137.66666666667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197.833333333333" calcext:value-type="float">
            <text:p>197.833333333333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24026.6666666667" calcext:value-type="float">
            <text:p>24026.6666666667</text:p>
          </table:table-cell>
          <table:table-cell table:formula="of:=HLOOKUP([.$A$1]; [$data.$A$1:$data.$AMJ$1048576]; MATCH(1; ([$data.$B$1:$data.$B$100]=[.$A11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4131.83333333333" calcext:value-type="float">
            <text:p>4131.83333333333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6" table:number-rows-spanned="1">
            <text:p>When the network is overloaded, remote latencies can exceed 60 sec, resulting in no received sigils for the final minute. This shows as a blank in the table above. In the graph (using table below), we map this to 60 seconds so it is visibly “off the chart”.</text:p>
          </table:table-cell>
          <table:covered-table-cell table:number-columns-repeated="5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 Users</text:p>
          </table:table-cell>
          <table:table-cell table:formula="of:=[.B2]" office:value-type="string" office:string-value="Collabs" calcext:value-type="string">
            <text:p>Collabs</text:p>
          </table:table-cell>
          <table:table-cell table:formula="of:=[.C2]" office:value-type="string" office:string-value="CollabsNoVC" calcext:value-type="string">
            <text:p>CollabsNoVC</text:p>
          </table:table-cell>
          <table:table-cell table:formula="of:=[.D2]" office:value-type="string" office:string-value="Yjs" calcext:value-type="string">
            <text:p>Yjs</text:p>
          </table:table-cell>
          <table:table-cell table:formula="of:=[.E2]" office:value-type="string" office:string-value="Automerge" calcext:value-type="string">
            <text:p>Automerge</text:p>
          </table:table-cell>
          <table:table-cell table:formula="of:=[.F2]" office:value-type="string" office:string-value="ShareDB" calcext:value-type="string">
            <text:p>ShareDB</text:p>
          </table:table-cell>
          <table:table-cell table:formula="of:=[.G2]" office:value-type="string" office:string-value="GDocs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([.B3]=&quot;&quot;)          OR ([.B3]&lt;0);60000;[.B3])" office:value-type="float" office:value="122.5" calcext:value-type="float">
            <text:p>122.5</text:p>
          </table:table-cell>
          <table:table-cell table:formula="of:=IF(([.C3]=&quot;&quot;)          OR ([.C3]&lt;0);60000;[.C3])" office:value-type="float" office:value="122.833333333333" calcext:value-type="float">
            <text:p>122.833333333333</text:p>
          </table:table-cell>
          <table:table-cell table:formula="of:=IF(([.D3]=&quot;&quot;)          OR ([.D3]&lt;0);60000;[.D3])" office:value-type="float" office:value="126.333333333333" calcext:value-type="float">
            <text:p>126.333333333333</text:p>
          </table:table-cell>
          <table:table-cell table:formula="of:=IF(([.E3]=&quot;&quot;)          OR ([.E3]&lt;0);60000;[.E3])" office:value-type="float" office:value="957.166666666667" calcext:value-type="float">
            <text:p>957.166666666667</text:p>
          </table:table-cell>
          <table:table-cell table:formula="of:=IF(([.F3]=&quot;&quot;)          OR ([.F3]&lt;0);60000;[.F3])" office:value-type="float" office:value="126.166666666667" calcext:value-type="float">
            <text:p>126.166666666667</text:p>
          </table:table-cell>
          <table:table-cell table:formula="of:=IF(([.G3]=&quot;&quot;)          OR ([.G3]&lt;0);60000;[.G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([.B4]=&quot;&quot;)          OR ([.B4]&lt;0);60000;[.B4])" office:value-type="float" office:value="125.833333333333" calcext:value-type="float">
            <text:p>125.833333333333</text:p>
          </table:table-cell>
          <table:table-cell table:formula="of:=IF(([.C4]=&quot;&quot;)          OR ([.C4]&lt;0);60000;[.C4])" office:value-type="float" office:value="126.5" calcext:value-type="float">
            <text:p>126.5</text:p>
          </table:table-cell>
          <table:table-cell table:formula="of:=IF(([.D4]=&quot;&quot;)          OR ([.D4]&lt;0);60000;[.D4])" office:value-type="float" office:value="125.666666666667" calcext:value-type="float">
            <text:p>125.666666666667</text:p>
          </table:table-cell>
          <table:table-cell table:formula="of:=IF(([.E4]=&quot;&quot;)          OR ([.E4]&lt;0);60000;[.E4])" office:value-type="float" office:value="5776.16666666667" calcext:value-type="float">
            <text:p>5776.16666666667</text:p>
          </table:table-cell>
          <table:table-cell table:formula="of:=IF(([.F4]=&quot;&quot;)          OR ([.F4]&lt;0);60000;[.F4])" office:value-type="float" office:value="144.833333333333" calcext:value-type="float">
            <text:p>144.833333333333</text:p>
          </table:table-cell>
          <table:table-cell table:formula="of:=IF(([.G4]=&quot;&quot;)          OR ([.G4]&lt;0);60000;[.G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([.B5]=&quot;&quot;)          OR ([.B5]&lt;0);60000;[.B5])" office:value-type="float" office:value="130.833333333333" calcext:value-type="float">
            <text:p>130.833333333333</text:p>
          </table:table-cell>
          <table:table-cell table:formula="of:=IF(([.C5]=&quot;&quot;)          OR ([.C5]&lt;0);60000;[.C5])" office:value-type="float" office:value="130" calcext:value-type="float">
            <text:p>130</text:p>
          </table:table-cell>
          <table:table-cell table:formula="of:=IF(([.D5]=&quot;&quot;)          OR ([.D5]&lt;0);60000;[.D5])" office:value-type="float" office:value="134.166666666667" calcext:value-type="float">
            <text:p>134.166666666667</text:p>
          </table:table-cell>
          <table:table-cell table:formula="of:=IF(([.E5]=&quot;&quot;)          OR ([.E5]&lt;0);60000;[.E5])" office:value-type="float" office:value="11583" calcext:value-type="float">
            <text:p>11583</text:p>
          </table:table-cell>
          <table:table-cell table:formula="of:=IF(([.F5]=&quot;&quot;)          OR ([.F5]&lt;0);60000;[.F5])" office:value-type="float" office:value="475.166666666667" calcext:value-type="float">
            <text:p>475.166666666667</text:p>
          </table:table-cell>
          <table:table-cell table:formula="of:=IF(([.G5]=&quot;&quot;)          OR ([.G5]&lt;0);60000;[.G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([.B6]=&quot;&quot;)          OR ([.B6]&lt;0);60000;[.B6])" office:value-type="float" office:value="150.166666666667" calcext:value-type="float">
            <text:p>150.166666666667</text:p>
          </table:table-cell>
          <table:table-cell table:formula="of:=IF(([.C6]=&quot;&quot;)          OR ([.C6]&lt;0);60000;[.C6])" office:value-type="float" office:value="141.333333333333" calcext:value-type="float">
            <text:p>141.333333333333</text:p>
          </table:table-cell>
          <table:table-cell table:formula="of:=IF(([.D6]=&quot;&quot;)          OR ([.D6]&lt;0);60000;[.D6])" office:value-type="float" office:value="161.666666666667" calcext:value-type="float">
            <text:p>161.666666666667</text:p>
          </table:table-cell>
          <table:table-cell table:formula="of:=IF(([.E6]=&quot;&quot;)          OR ([.E6]&lt;0);60000;[.E6])" office:value-type="float" office:value="21441.1666666667" calcext:value-type="float">
            <text:p>21441.1666666667</text:p>
          </table:table-cell>
          <table:table-cell table:formula="of:=IF(([.F6]=&quot;&quot;)          OR ([.F6]&lt;0);60000;[.F6])" office:value-type="float" office:value="859.666666666667" calcext:value-type="float">
            <text:p>859.666666666667</text:p>
          </table:table-cell>
          <table:table-cell table:formula="of:=IF(([.G6]=&quot;&quot;)          OR ([.G6]&lt;0);60000;[.G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([.B7]=&quot;&quot;)          OR ([.B7]&lt;0);60000;[.B7])" office:value-type="float" office:value="155" calcext:value-type="float">
            <text:p>155</text:p>
          </table:table-cell>
          <table:table-cell table:formula="of:=IF(([.C7]=&quot;&quot;)          OR ([.C7]&lt;0);60000;[.C7])" office:value-type="float" office:value="146.333333333333" calcext:value-type="float">
            <text:p>146.333333333333</text:p>
          </table:table-cell>
          <table:table-cell table:formula="of:=IF(([.D7]=&quot;&quot;)          OR ([.D7]&lt;0);60000;[.D7])" office:value-type="float" office:value="160" calcext:value-type="float">
            <text:p>160</text:p>
          </table:table-cell>
          <table:table-cell table:formula="of:=IF(([.E7]=&quot;&quot;)          OR ([.E7]&lt;0);60000;[.E7])" office:value-type="float" office:value="46797.3333333333" calcext:value-type="float">
            <text:p>46797.3333333333</text:p>
          </table:table-cell>
          <table:table-cell table:formula="of:=IF(([.F7]=&quot;&quot;)          OR ([.F7]&lt;0);60000;[.F7])" office:value-type="float" office:value="1760.83333333333" calcext:value-type="float">
            <text:p>1760.83333333333</text:p>
          </table:table-cell>
          <table:table-cell table:formula="of:=IF(([.G7]=&quot;&quot;)          OR ([.G7]&lt;0);60000;[.G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([.B8]=&quot;&quot;)          OR ([.B8]&lt;0);60000;[.B8])" office:value-type="float" office:value="3905" calcext:value-type="float">
            <text:p>3905</text:p>
          </table:table-cell>
          <table:table-cell table:formula="of:=IF(([.C8]=&quot;&quot;)          OR ([.C8]&lt;0);60000;[.C8])" office:value-type="float" office:value="166" calcext:value-type="float">
            <text:p>166</text:p>
          </table:table-cell>
          <table:table-cell table:formula="of:=IF(([.D8]=&quot;&quot;)          OR ([.D8]&lt;0);60000;[.D8])" office:value-type="float" office:value="189.333333333333" calcext:value-type="float">
            <text:p>189.333333333333</text:p>
          </table:table-cell>
          <table:table-cell table:formula="of:=IF(([.E8]=&quot;&quot;)          OR ([.E8]&lt;0);60000;[.E8])" office:value-type="float" office:value="60000" calcext:value-type="float">
            <text:p>60000</text:p>
          </table:table-cell>
          <table:table-cell table:formula="of:=IF(([.F8]=&quot;&quot;)          OR ([.F8]&lt;0);60000;[.F8])" office:value-type="float" office:value="1939.33333333333" calcext:value-type="float">
            <text:p>1939.33333333333</text:p>
          </table:table-cell>
          <table:table-cell table:formula="of:=IF(([.G8]=&quot;&quot;)          OR ([.G8]&lt;0);60000;[.G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([.B9]=&quot;&quot;)          OR ([.B9]&lt;0);60000;[.B9])" office:value-type="string" office:string-value="" calcext:value-type="error">
            <text:p>#N/A</text:p>
          </table:table-cell>
          <table:table-cell table:formula="of:=IF(([.C9]=&quot;&quot;)          OR ([.C9]&lt;0);60000;[.C9])" office:value-type="float" office:value="168.333333333333" calcext:value-type="float">
            <text:p>168.333333333333</text:p>
          </table:table-cell>
          <table:table-cell table:formula="of:=IF(([.D9]=&quot;&quot;)          OR ([.D9]&lt;0);60000;[.D9])" office:value-type="float" office:value="323.5" calcext:value-type="float">
            <text:p>323.5</text:p>
          </table:table-cell>
          <table:table-cell table:formula="of:=IF(([.E9]=&quot;&quot;)          OR ([.E9]&lt;0);60000;[.E9])" office:value-type="float" office:value="60000" calcext:value-type="float">
            <text:p>60000</text:p>
          </table:table-cell>
          <table:table-cell table:formula="of:=IF(([.F9]=&quot;&quot;)          OR ([.F9]&lt;0);60000;[.F9])" office:value-type="float" office:value="2634.83333333333" calcext:value-type="float">
            <text:p>2634.83333333333</text:p>
          </table:table-cell>
          <table:table-cell table:formula="of:=IF(([.G9]=&quot;&quot;)          OR ([.G9]&lt;0);60000;[.G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([.B10]=&quot;&quot;)          OR ([.B10]&lt;0);60000;[.B10])" office:value-type="string" office:string-value="" calcext:value-type="error">
            <text:p>#N/A</text:p>
          </table:table-cell>
          <table:table-cell table:formula="of:=IF(([.C10]=&quot;&quot;)          OR ([.C10]&lt;0);60000;[.C10])" office:value-type="float" office:value="184.333333333333" calcext:value-type="float">
            <text:p>184.333333333333</text:p>
          </table:table-cell>
          <table:table-cell table:formula="of:=IF(([.D10]=&quot;&quot;)          OR ([.D10]&lt;0);60000;[.D10])" office:value-type="float" office:value="23179.3333333333" calcext:value-type="float">
            <text:p>23179.3333333333</text:p>
          </table:table-cell>
          <table:table-cell table:formula="of:=IF(([.E10]=&quot;&quot;)          OR ([.E10]&lt;0);60000;[.E10])" office:value-type="string" office:string-value="" calcext:value-type="error">
            <text:p>#N/A</text:p>
          </table:table-cell>
          <table:table-cell table:formula="of:=IF(([.F10]=&quot;&quot;)          OR ([.F10]&lt;0);60000;[.F10])" office:value-type="float" office:value="3137.66666666667" calcext:value-type="float">
            <text:p>3137.66666666667</text:p>
          </table:table-cell>
          <table:table-cell table:formula="of:=IF(([.G10]=&quot;&quot;)          OR ([.G10]&lt;0);60000;[.G1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([.B11]=&quot;&quot;)          OR ([.B11]&lt;0);60000;[.B11])" office:value-type="string" office:string-value="" calcext:value-type="error">
            <text:p>#N/A</text:p>
          </table:table-cell>
          <table:table-cell table:formula="of:=IF(([.C11]=&quot;&quot;)          OR ([.C11]&lt;0);60000;[.C11])" office:value-type="float" office:value="197.833333333333" calcext:value-type="float">
            <text:p>197.833333333333</text:p>
          </table:table-cell>
          <table:table-cell table:formula="of:=IF(([.D11]=&quot;&quot;)          OR ([.D11]&lt;0);60000;[.D11])" office:value-type="float" office:value="24026.6666666667" calcext:value-type="float">
            <text:p>24026.6666666667</text:p>
          </table:table-cell>
          <table:table-cell table:formula="of:=IF(([.E11]=&quot;&quot;)          OR ([.E11]&lt;0);60000;[.E11])" office:value-type="string" office:string-value="" calcext:value-type="error">
            <text:p>#N/A</text:p>
          </table:table-cell>
          <table:table-cell table:formula="of:=IF(([.F11]=&quot;&quot;)          OR ([.F11]&lt;0);60000;[.F11])" office:value-type="float" office:value="4131.83333333333" calcext:value-type="float">
            <text:p>4131.83333333333</text:p>
          </table:table-cell>
          <table:table-cell table:formula="of:=IF(([.G11]=&quot;&quot;)          OR ([.G11]&lt;0);60000;[.G11]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5"/>
        </table:table-row>
      </table:table>
      <table:table table:name="E2E Latency P95" table:style-name="ta1">
        <table:shapes>
          <draw:frame draw:z-index="0" draw:style-name="gr1" draw:text-style-name="P1" svg:width="5.2709in" svg:height="2.4366in" svg:x="6.7957in" svg:y="0in">
            <draw:object draw:notify-on-update-of-ranges="'E2E Latency P95'.A18:'E2E Latency P95'.A26 'E2E Latency P95'.B17:'E2E Latency P95'.B17 'E2E Latency P95'.B18:'E2E Latency P95'.B26 'E2E Latency P95'.A18:'E2E Latency P95'.A26 'E2E Latency P95'.C17:'E2E Latency P95'.C17 'E2E Latency P95'.C18:'E2E Latency P95'.C26 'E2E Latency P95'.A18:'E2E Latency P95'.A26 'E2E Latency P95'.D17:'E2E Latency P95'.D17 'E2E Latency P95'.D18:'E2E Latency P95'.D26 'E2E Latency P95'.A18:'E2E Latency P95'.A26 'E2E Latency P95'.E17:'E2E Latency P95'.E17 'E2E Latency P95'.E18:'E2E Latency P95'.E26 'E2E Latency P95'.A18:'E2E Latency P95'.A26 'E2E Latency P95'.F17:'E2E Latency P95'.F17 'E2E Latency P95'.F18:'E2E Latency P95'.F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Remote Latency P95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63.666666666667" calcext:value-type="float">
            <text:p>163.666666666667</text:p>
          </table:table-cell>
          <table:table-cell table:formula="of:=HLOOKUP([.$A$1]; [$data.$A$1:$data.$AMJ$1048576]; MATCH(1; ([$data.$B$1:$data.$B$100]=[.$A3])*(LOWER([$data.$C$1:$data.$C$100])=LOWER([.C$2])); 0); 0)" office:value-type="float" office:value="162.5" calcext:value-type="float">
            <text:p>162.5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65.833333333333" calcext:value-type="float">
            <text:p>165.833333333333</text:p>
          </table:table-cell>
          <table:table-cell table:formula="of:=HLOOKUP([.$A$1]; [$data.$A$1:$data.$AMJ$1048576]; MATCH(1; ([$data.$B$1:$data.$B$100]=[.$A3])*(LOWER([$data.$C$1:$data.$C$100])=LOWER([.E$2])); 0); 0)" office:value-type="float" office:value="2317.83333333333" calcext:value-type="float">
            <text:p>2317.83333333333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66.666666666667" calcext:value-type="float">
            <text:p>166.666666666667</text:p>
          </table:table-cell>
          <table:table-cell table:formula="of:=HLOOKUP([.$A$1]; [$data.$A$1:$data.$AMJ$1048576]; MATCH(1; ([$data.$B$1:$data.$B$100]=[.$A3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165.666666666667" calcext:value-type="float">
            <text:p>165.666666666667</text:p>
          </table:table-cell>
          <table:table-cell table:formula="of:=HLOOKUP([.$A$1]; [$data.$A$1:$data.$AMJ$1048576]; MATCH(1; ([$data.$B$1:$data.$B$100]=[.$A4])*(LOWER([$data.$C$1:$data.$C$100])=LOWER([.C$2])); 0); 0)" office:value-type="float" office:value="166.5" calcext:value-type="float">
            <text:p>166.5</text:p>
          </table:table-cell>
          <table:table-cell table:formula="of:=HLOOKUP([.$A$1]; [$data.$A$1:$data.$AMJ$1048576]; MATCH(1; ([$data.$B$1:$data.$B$100]=[.$A4])*(LOWER([$data.$C$1:$data.$C$100])=LOWER([.D$2])); 0); 0)" office:value-type="float" office:value="166.666666666667" calcext:value-type="float">
            <text:p>166.666666666667</text:p>
          </table:table-cell>
          <table:table-cell table:formula="of:=HLOOKUP([.$A$1]; [$data.$A$1:$data.$AMJ$1048576]; MATCH(1; ([$data.$B$1:$data.$B$100]=[.$A4])*(LOWER([$data.$C$1:$data.$C$100])=LOWER([.E$2])); 0); 0)" office:value-type="float" office:value="32160.6666666667" calcext:value-type="float">
            <text:p>32160.6666666667</text:p>
          </table:table-cell>
          <table:table-cell table:formula="of:=HLOOKUP([.$A$1]; [$data.$A$1:$data.$AMJ$1048576]; MATCH(1; ([$data.$B$1:$data.$B$100]=[.$A4])*(LOWER([$data.$C$1:$data.$C$100])=LOWER([.F$2])); 0); 0)" office:value-type="float" office:value="243.833333333333" calcext:value-type="float">
            <text:p>243.833333333333</text:p>
          </table:table-cell>
          <table:table-cell table:formula="of:=HLOOKUP([.$A$1]; [$data.$A$1:$data.$AMJ$1048576]; MATCH(1; ([$data.$B$1:$data.$B$100]=[.$A4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171.666666666667" calcext:value-type="float">
            <text:p>171.666666666667</text:p>
          </table:table-cell>
          <table:table-cell table:formula="of:=HLOOKUP([.$A$1]; [$data.$A$1:$data.$AMJ$1048576]; MATCH(1; ([$data.$B$1:$data.$B$100]=[.$A5])*(LOWER([$data.$C$1:$data.$C$100])=LOWER([.C$2])); 0); 0)" office:value-type="float" office:value="166.5" calcext:value-type="float">
            <text:p>166.5</text:p>
          </table:table-cell>
          <table:table-cell table:formula="of:=HLOOKUP([.$A$1]; [$data.$A$1:$data.$AMJ$1048576]; MATCH(1; ([$data.$B$1:$data.$B$100]=[.$A5])*(LOWER([$data.$C$1:$data.$C$100])=LOWER([.D$2])); 0); 0)" office:value-type="float" office:value="174.333333333333" calcext:value-type="float">
            <text:p>174.333333333333</text:p>
          </table:table-cell>
          <table:table-cell table:formula="of:=HLOOKUP([.$A$1]; [$data.$A$1:$data.$AMJ$1048576]; MATCH(1; ([$data.$B$1:$data.$B$100]=[.$A5])*(LOWER([$data.$C$1:$data.$C$100])=LOWER([.E$2])); 0); 0)" office:value-type="float" office:value="33389.6666666667" calcext:value-type="float">
            <text:p>33389.6666666667</text:p>
          </table:table-cell>
          <table:table-cell table:formula="of:=HLOOKUP([.$A$1]; [$data.$A$1:$data.$AMJ$1048576]; MATCH(1; ([$data.$B$1:$data.$B$100]=[.$A5])*(LOWER([$data.$C$1:$data.$C$100])=LOWER([.F$2])); 0); 0)" office:value-type="float" office:value="739.333333333333" calcext:value-type="float">
            <text:p>739.333333333333</text:p>
          </table:table-cell>
          <table:table-cell table:formula="of:=HLOOKUP([.$A$1]; [$data.$A$1:$data.$AMJ$1048576]; MATCH(1; ([$data.$B$1:$data.$B$100]=[.$A5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197.166666666667" calcext:value-type="float">
            <text:p>197.166666666667</text:p>
          </table:table-cell>
          <table:table-cell table:formula="of:=HLOOKUP([.$A$1]; [$data.$A$1:$data.$AMJ$1048576]; MATCH(1; ([$data.$B$1:$data.$B$100]=[.$A6])*(LOWER([$data.$C$1:$data.$C$100])=LOWER([.C$2])); 0); 0)" office:value-type="float" office:value="179.166666666667" calcext:value-type="float">
            <text:p>179.166666666667</text:p>
          </table:table-cell>
          <table:table-cell table:formula="of:=HLOOKUP([.$A$1]; [$data.$A$1:$data.$AMJ$1048576]; MATCH(1; ([$data.$B$1:$data.$B$100]=[.$A6])*(LOWER([$data.$C$1:$data.$C$100])=LOWER([.D$2])); 0); 0)" office:value-type="float" office:value="21203.6666666667" calcext:value-type="float">
            <text:p>21203.6666666667</text:p>
          </table:table-cell>
          <table:table-cell table:formula="of:=HLOOKUP([.$A$1]; [$data.$A$1:$data.$AMJ$1048576]; MATCH(1; ([$data.$B$1:$data.$B$100]=[.$A6])*(LOWER([$data.$C$1:$data.$C$100])=LOWER([.E$2])); 0); 0)" office:value-type="float" office:value="44004" calcext:value-type="float">
            <text:p>44004</text:p>
          </table:table-cell>
          <table:table-cell table:formula="of:=HLOOKUP([.$A$1]; [$data.$A$1:$data.$AMJ$1048576]; MATCH(1; ([$data.$B$1:$data.$B$100]=[.$A6])*(LOWER([$data.$C$1:$data.$C$100])=LOWER([.F$2])); 0); 0)" office:value-type="float" office:value="1775.66666666667" calcext:value-type="float">
            <text:p>1775.66666666667</text:p>
          </table:table-cell>
          <table:table-cell table:formula="of:=HLOOKUP([.$A$1]; [$data.$A$1:$data.$AMJ$1048576]; MATCH(1; ([$data.$B$1:$data.$B$100]=[.$A6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259.666666666667" calcext:value-type="float">
            <text:p>259.666666666667</text:p>
          </table:table-cell>
          <table:table-cell table:formula="of:=HLOOKUP([.$A$1]; [$data.$A$1:$data.$AMJ$1048576]; MATCH(1; ([$data.$B$1:$data.$B$100]=[.$A7])*(LOWER([$data.$C$1:$data.$C$100])=LOWER([.C$2])); 0); 0)" office:value-type="float" office:value="194.833333333333" calcext:value-type="float">
            <text:p>194.833333333333</text:p>
          </table:table-cell>
          <table:table-cell table:formula="of:=HLOOKUP([.$A$1]; [$data.$A$1:$data.$AMJ$1048576]; MATCH(1; ([$data.$B$1:$data.$B$100]=[.$A7])*(LOWER([$data.$C$1:$data.$C$100])=LOWER([.D$2])); 0); 0)" office:value-type="float" office:value="19355" calcext:value-type="float">
            <text:p>19355</text:p>
          </table:table-cell>
          <table:table-cell table:formula="of:=HLOOKUP([.$A$1]; [$data.$A$1:$data.$AMJ$1048576]; MATCH(1; ([$data.$B$1:$data.$B$100]=[.$A7])*(LOWER([$data.$C$1:$data.$C$100])=LOWER([.E$2])); 0); 0)" office:value-type="float" office:value="61613.6666666667" calcext:value-type="float">
            <text:p>61613.6666666667</text:p>
          </table:table-cell>
          <table:table-cell table:formula="of:=HLOOKUP([.$A$1]; [$data.$A$1:$data.$AMJ$1048576]; MATCH(1; ([$data.$B$1:$data.$B$100]=[.$A7])*(LOWER([$data.$C$1:$data.$C$100])=LOWER([.F$2])); 0); 0)" office:value-type="float" office:value="4977.16666666667" calcext:value-type="float">
            <text:p>4977.16666666667</text:p>
          </table:table-cell>
          <table:table-cell table:formula="of:=HLOOKUP([.$A$1]; [$data.$A$1:$data.$AMJ$1048576]; MATCH(1; ([$data.$B$1:$data.$B$100]=[.$A7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37712.5" calcext:value-type="float">
            <text:p>37712.5</text:p>
          </table:table-cell>
          <table:table-cell table:formula="of:=HLOOKUP([.$A$1]; [$data.$A$1:$data.$AMJ$1048576]; MATCH(1; ([$data.$B$1:$data.$B$100]=[.$A8])*(LOWER([$data.$C$1:$data.$C$100])=LOWER([.C$2])); 0); 0)" office:value-type="float" office:value="232.833333333333" calcext:value-type="float">
            <text:p>232.833333333333</text:p>
          </table:table-cell>
          <table:table-cell table:formula="of:=HLOOKUP([.$A$1]; [$data.$A$1:$data.$AMJ$1048576]; MATCH(1; ([$data.$B$1:$data.$B$100]=[.$A8])*(LOWER([$data.$C$1:$data.$C$100])=LOWER([.D$2])); 0); 0)" office:value-type="float" office:value="487.333333333333" calcext:value-type="float">
            <text:p>487.333333333333</text:p>
          </table:table-cell>
          <table:table-cell table:formula="of:=HLOOKUP([.$A$1]; [$data.$A$1:$data.$AMJ$1048576]; MATCH(1; ([$data.$B$1:$data.$B$100]=[.$A8])*(LOWER([$data.$C$1:$data.$C$100])=LOWER([.E$2])); 0); 0)" office:value-type="float" office:value="0" calcext:value-type="float">
            <text:p/>
          </table:table-cell>
          <table:table-cell table:formula="of:=HLOOKUP([.$A$1]; [$data.$A$1:$data.$AMJ$1048576]; MATCH(1; ([$data.$B$1:$data.$B$100]=[.$A8])*(LOWER([$data.$C$1:$data.$C$100])=LOWER([.F$2])); 0); 0)" office:value-type="float" office:value="5394.33333333333" calcext:value-type="float">
            <text:p>5394.33333333333</text:p>
          </table:table-cell>
          <table:table-cell table:formula="of:=HLOOKUP([.$A$1]; [$data.$A$1:$data.$AMJ$1048576]; MATCH(1; ([$data.$B$1:$data.$B$100]=[.$A8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9])*(LOWER([$data.$C$1:$data.$C$100])=LOWER([.C$2])); 0); 0)" office:value-type="float" office:value="1657" calcext:value-type="float">
            <text:p>1657</text:p>
          </table:table-cell>
          <table:table-cell table:formula="of:=HLOOKUP([.$A$1]; [$data.$A$1:$data.$AMJ$1048576]; MATCH(1; ([$data.$B$1:$data.$B$100]=[.$A9])*(LOWER([$data.$C$1:$data.$C$100])=LOWER([.D$2])); 0); 0)" office:value-type="float" office:value="1230.16666666667" calcext:value-type="float">
            <text:p>1230.16666666667</text:p>
          </table:table-cell>
          <table:table-cell table:formula="of:=HLOOKUP([.$A$1]; [$data.$A$1:$data.$AMJ$1048576]; MATCH(1; ([$data.$B$1:$data.$B$100]=[.$A9])*(LOWER([$data.$C$1:$data.$C$100])=LOWER([.E$2])); 0); 0)" office:value-type="float" office:value="0" calcext:value-type="float">
            <text:p/>
          </table:table-cell>
          <table:table-cell table:formula="of:=HLOOKUP([.$A$1]; [$data.$A$1:$data.$AMJ$1048576]; MATCH(1; ([$data.$B$1:$data.$B$100]=[.$A9])*(LOWER([$data.$C$1:$data.$C$100])=LOWER([.F$2])); 0); 0)" office:value-type="float" office:value="5473.33333333333" calcext:value-type="float">
            <text:p>5473.33333333333</text:p>
          </table:table-cell>
          <table:table-cell table:formula="of:=HLOOKUP([.$A$1]; [$data.$A$1:$data.$AMJ$1048576]; MATCH(1; ([$data.$B$1:$data.$B$100]=[.$A9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28488.1666666667" calcext:value-type="float">
            <text:p>28488.1666666667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46395.6666666667" calcext:value-type="float">
            <text:p>46395.6666666667</text:p>
          </table:table-cell>
          <table:table-cell table:formula="of:=HLOOKUP([.$A$1]; [$data.$A$1:$data.$AMJ$1048576]; MATCH(1; ([$data.$B$1:$data.$B$100]=[.$A10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6299" calcext:value-type="float">
            <text:p>6299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26342.8333333333" calcext:value-type="float">
            <text:p>26342.8333333333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48129" calcext:value-type="float">
            <text:p>48129</text:p>
          </table:table-cell>
          <table:table-cell table:formula="of:=HLOOKUP([.$A$1]; [$data.$A$1:$data.$AMJ$1048576]; MATCH(1; ([$data.$B$1:$data.$B$100]=[.$A11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6888.66666666667" calcext:value-type="float">
            <text:p>6888.66666666667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style-name="ce3" office:value-type="string" calcext:value-type="string" table:number-columns-spanned="6" table:number-rows-spanned="1">
            <text:p>When the network is overloaded, remote latencies can exceed 60 sec, resulting in no received sigils for the final minute. This shows as a blank in the table above. In the graph (using table below), we map this to 60 seconds so it is visibly “off the chart”.</text:p>
          </table:table-cell>
          <table:covered-table-cell table:number-columns-repeated="5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# Users</text:p>
          </table:table-cell>
          <table:table-cell table:formula="of:=[.B2]" office:value-type="string" office:string-value="Collabs" calcext:value-type="string">
            <text:p>Collabs</text:p>
          </table:table-cell>
          <table:table-cell table:formula="of:=[.C2]" office:value-type="string" office:string-value="CollabsNoVC" calcext:value-type="string">
            <text:p>CollabsNoVC</text:p>
          </table:table-cell>
          <table:table-cell table:formula="of:=[.D2]" office:value-type="string" office:string-value="Yjs" calcext:value-type="string">
            <text:p>Yjs</text:p>
          </table:table-cell>
          <table:table-cell table:formula="of:=[.E2]" office:value-type="string" office:string-value="Automerge" calcext:value-type="string">
            <text:p>Automerge</text:p>
          </table:table-cell>
          <table:table-cell table:formula="of:=[.F2]" office:value-type="string" office:string-value="ShareDB" calcext:value-type="string">
            <text:p>ShareDB</text:p>
          </table:table-cell>
          <table:table-cell table:formula="of:=[.G2]" office:value-type="string" office:string-value="GDocs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([.B3]=&quot;&quot;)         OR ([.B3]&lt;0);60000;[.B3])" office:value-type="float" office:value="163.666666666667" calcext:value-type="float">
            <text:p>163.666666666667</text:p>
          </table:table-cell>
          <table:table-cell table:formula="of:=IF(([.C3]=&quot;&quot;)         OR ([.C3]&lt;0);60000;[.C3])" office:value-type="float" office:value="162.5" calcext:value-type="float">
            <text:p>162.5</text:p>
          </table:table-cell>
          <table:table-cell table:formula="of:=IF(([.D3]=&quot;&quot;)         OR ([.D3]&lt;0);60000;[.D3])" office:value-type="float" office:value="165.833333333333" calcext:value-type="float">
            <text:p>165.833333333333</text:p>
          </table:table-cell>
          <table:table-cell table:formula="of:=IF(([.E3]=&quot;&quot;)         OR ([.E3]&lt;0);60000;[.E3])" office:value-type="float" office:value="2317.83333333333" calcext:value-type="float">
            <text:p>2317.83333333333</text:p>
          </table:table-cell>
          <table:table-cell table:formula="of:=IF(([.F3]=&quot;&quot;)         OR ([.F3]&lt;0);60000;[.F3])" office:value-type="float" office:value="166.666666666667" calcext:value-type="float">
            <text:p>166.666666666667</text:p>
          </table:table-cell>
          <table:table-cell table:formula="of:=IF(([.G3]=&quot;&quot;)         OR ([.G3]&lt;0);60000;[.G3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([.B4]=&quot;&quot;)         OR ([.B4]&lt;0);60000;[.B4])" office:value-type="float" office:value="165.666666666667" calcext:value-type="float">
            <text:p>165.666666666667</text:p>
          </table:table-cell>
          <table:table-cell table:formula="of:=IF(([.C4]=&quot;&quot;)         OR ([.C4]&lt;0);60000;[.C4])" office:value-type="float" office:value="166.5" calcext:value-type="float">
            <text:p>166.5</text:p>
          </table:table-cell>
          <table:table-cell table:formula="of:=IF(([.D4]=&quot;&quot;)         OR ([.D4]&lt;0);60000;[.D4])" office:value-type="float" office:value="166.666666666667" calcext:value-type="float">
            <text:p>166.666666666667</text:p>
          </table:table-cell>
          <table:table-cell table:formula="of:=IF(([.E4]=&quot;&quot;)         OR ([.E4]&lt;0);60000;[.E4])" office:value-type="float" office:value="32160.6666666667" calcext:value-type="float">
            <text:p>32160.6666666667</text:p>
          </table:table-cell>
          <table:table-cell table:formula="of:=IF(([.F4]=&quot;&quot;)         OR ([.F4]&lt;0);60000;[.F4])" office:value-type="float" office:value="243.833333333333" calcext:value-type="float">
            <text:p>243.833333333333</text:p>
          </table:table-cell>
          <table:table-cell table:formula="of:=IF(([.G4]=&quot;&quot;)         OR ([.G4]&lt;0);60000;[.G4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([.B5]=&quot;&quot;)         OR ([.B5]&lt;0);60000;[.B5])" office:value-type="float" office:value="171.666666666667" calcext:value-type="float">
            <text:p>171.666666666667</text:p>
          </table:table-cell>
          <table:table-cell table:formula="of:=IF(([.C5]=&quot;&quot;)         OR ([.C5]&lt;0);60000;[.C5])" office:value-type="float" office:value="166.5" calcext:value-type="float">
            <text:p>166.5</text:p>
          </table:table-cell>
          <table:table-cell table:formula="of:=IF(([.D5]=&quot;&quot;)         OR ([.D5]&lt;0);60000;[.D5])" office:value-type="float" office:value="174.333333333333" calcext:value-type="float">
            <text:p>174.333333333333</text:p>
          </table:table-cell>
          <table:table-cell table:formula="of:=IF(([.E5]=&quot;&quot;)         OR ([.E5]&lt;0);60000;[.E5])" office:value-type="float" office:value="33389.6666666667" calcext:value-type="float">
            <text:p>33389.6666666667</text:p>
          </table:table-cell>
          <table:table-cell table:formula="of:=IF(([.F5]=&quot;&quot;)         OR ([.F5]&lt;0);60000;[.F5])" office:value-type="float" office:value="739.333333333333" calcext:value-type="float">
            <text:p>739.333333333333</text:p>
          </table:table-cell>
          <table:table-cell table:formula="of:=IF(([.G5]=&quot;&quot;)         OR ([.G5]&lt;0);60000;[.G5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([.B6]=&quot;&quot;)         OR ([.B6]&lt;0);60000;[.B6])" office:value-type="float" office:value="197.166666666667" calcext:value-type="float">
            <text:p>197.166666666667</text:p>
          </table:table-cell>
          <table:table-cell table:formula="of:=IF(([.C6]=&quot;&quot;)         OR ([.C6]&lt;0);60000;[.C6])" office:value-type="float" office:value="179.166666666667" calcext:value-type="float">
            <text:p>179.166666666667</text:p>
          </table:table-cell>
          <table:table-cell table:formula="of:=IF(([.D6]=&quot;&quot;)         OR ([.D6]&lt;0);60000;[.D6])" office:value-type="float" office:value="21203.6666666667" calcext:value-type="float">
            <text:p>21203.6666666667</text:p>
          </table:table-cell>
          <table:table-cell table:formula="of:=IF(([.E6]=&quot;&quot;)         OR ([.E6]&lt;0);60000;[.E6])" office:value-type="float" office:value="44004" calcext:value-type="float">
            <text:p>44004</text:p>
          </table:table-cell>
          <table:table-cell table:formula="of:=IF(([.F6]=&quot;&quot;)         OR ([.F6]&lt;0);60000;[.F6])" office:value-type="float" office:value="1775.66666666667" calcext:value-type="float">
            <text:p>1775.66666666667</text:p>
          </table:table-cell>
          <table:table-cell table:formula="of:=IF(([.G6]=&quot;&quot;)         OR ([.G6]&lt;0);60000;[.G6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([.B7]=&quot;&quot;)         OR ([.B7]&lt;0);60000;[.B7])" office:value-type="float" office:value="259.666666666667" calcext:value-type="float">
            <text:p>259.666666666667</text:p>
          </table:table-cell>
          <table:table-cell table:formula="of:=IF(([.C7]=&quot;&quot;)         OR ([.C7]&lt;0);60000;[.C7])" office:value-type="float" office:value="194.833333333333" calcext:value-type="float">
            <text:p>194.833333333333</text:p>
          </table:table-cell>
          <table:table-cell table:formula="of:=IF(([.D7]=&quot;&quot;)         OR ([.D7]&lt;0);60000;[.D7])" office:value-type="float" office:value="19355" calcext:value-type="float">
            <text:p>19355</text:p>
          </table:table-cell>
          <table:table-cell table:formula="of:=IF(([.E7]=&quot;&quot;)         OR ([.E7]&lt;0);60000;[.E7])" office:value-type="float" office:value="61613.6666666667" calcext:value-type="float">
            <text:p>61613.6666666667</text:p>
          </table:table-cell>
          <table:table-cell table:formula="of:=IF(([.F7]=&quot;&quot;)         OR ([.F7]&lt;0);60000;[.F7])" office:value-type="float" office:value="4977.16666666667" calcext:value-type="float">
            <text:p>4977.16666666667</text:p>
          </table:table-cell>
          <table:table-cell table:formula="of:=IF(([.G7]=&quot;&quot;)         OR ([.G7]&lt;0);60000;[.G7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([.B8]=&quot;&quot;)         OR ([.B8]&lt;0);60000;[.B8])" office:value-type="float" office:value="37712.5" calcext:value-type="float">
            <text:p>37712.5</text:p>
          </table:table-cell>
          <table:table-cell table:formula="of:=IF(([.C8]=&quot;&quot;)         OR ([.C8]&lt;0);60000;[.C8])" office:value-type="float" office:value="232.833333333333" calcext:value-type="float">
            <text:p>232.833333333333</text:p>
          </table:table-cell>
          <table:table-cell table:formula="of:=IF(([.D8]=&quot;&quot;)         OR ([.D8]&lt;0);60000;[.D8])" office:value-type="float" office:value="487.333333333333" calcext:value-type="float">
            <text:p>487.333333333333</text:p>
          </table:table-cell>
          <table:table-cell table:formula="of:=IF(([.E8]=&quot;&quot;)         OR ([.E8]&lt;0);60000;[.E8])" office:value-type="float" office:value="60000" calcext:value-type="float">
            <text:p>60000</text:p>
          </table:table-cell>
          <table:table-cell table:formula="of:=IF(([.F8]=&quot;&quot;)         OR ([.F8]&lt;0);60000;[.F8])" office:value-type="float" office:value="5394.33333333333" calcext:value-type="float">
            <text:p>5394.33333333333</text:p>
          </table:table-cell>
          <table:table-cell table:formula="of:=IF(([.G8]=&quot;&quot;)         OR ([.G8]&lt;0);60000;[.G8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([.B9]=&quot;&quot;)         OR ([.B9]&lt;0);60000;[.B9])" office:value-type="string" office:string-value="" calcext:value-type="error">
            <text:p>#N/A</text:p>
          </table:table-cell>
          <table:table-cell table:formula="of:=IF(([.C9]=&quot;&quot;)         OR ([.C9]&lt;0);60000;[.C9])" office:value-type="float" office:value="1657" calcext:value-type="float">
            <text:p>1657</text:p>
          </table:table-cell>
          <table:table-cell table:formula="of:=IF(([.D9]=&quot;&quot;)         OR ([.D9]&lt;0);60000;[.D9])" office:value-type="float" office:value="1230.16666666667" calcext:value-type="float">
            <text:p>1230.16666666667</text:p>
          </table:table-cell>
          <table:table-cell table:formula="of:=IF(([.E9]=&quot;&quot;)         OR ([.E9]&lt;0);60000;[.E9])" office:value-type="float" office:value="60000" calcext:value-type="float">
            <text:p>60000</text:p>
          </table:table-cell>
          <table:table-cell table:formula="of:=IF(([.F9]=&quot;&quot;)         OR ([.F9]&lt;0);60000;[.F9])" office:value-type="float" office:value="5473.33333333333" calcext:value-type="float">
            <text:p>5473.33333333333</text:p>
          </table:table-cell>
          <table:table-cell table:formula="of:=IF(([.G9]=&quot;&quot;)         OR ([.G9]&lt;0);60000;[.G9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([.B10]=&quot;&quot;)         OR ([.B10]&lt;0);60000;[.B10])" office:value-type="string" office:string-value="" calcext:value-type="error">
            <text:p>#N/A</text:p>
          </table:table-cell>
          <table:table-cell table:formula="of:=IF(([.C10]=&quot;&quot;)         OR ([.C10]&lt;0);60000;[.C10])" office:value-type="float" office:value="28488.1666666667" calcext:value-type="float">
            <text:p>28488.1666666667</text:p>
          </table:table-cell>
          <table:table-cell table:formula="of:=IF(([.D10]=&quot;&quot;)         OR ([.D10]&lt;0);60000;[.D10])" office:value-type="float" office:value="46395.6666666667" calcext:value-type="float">
            <text:p>46395.6666666667</text:p>
          </table:table-cell>
          <table:table-cell table:formula="of:=IF(([.E10]=&quot;&quot;)         OR ([.E10]&lt;0);60000;[.E10])" office:value-type="string" office:string-value="" calcext:value-type="error">
            <text:p>#N/A</text:p>
          </table:table-cell>
          <table:table-cell table:formula="of:=IF(([.F10]=&quot;&quot;)         OR ([.F10]&lt;0);60000;[.F10])" office:value-type="float" office:value="6299" calcext:value-type="float">
            <text:p>6299</text:p>
          </table:table-cell>
          <table:table-cell table:formula="of:=IF(([.G10]=&quot;&quot;)         OR ([.G10]&lt;0);60000;[.G10]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([.B11]=&quot;&quot;)         OR ([.B11]&lt;0);60000;[.B11])" office:value-type="string" office:string-value="" calcext:value-type="error">
            <text:p>#N/A</text:p>
          </table:table-cell>
          <table:table-cell table:formula="of:=IF(([.C11]=&quot;&quot;)         OR ([.C11]&lt;0);60000;[.C11])" office:value-type="float" office:value="26342.8333333333" calcext:value-type="float">
            <text:p>26342.8333333333</text:p>
          </table:table-cell>
          <table:table-cell table:formula="of:=IF(([.D11]=&quot;&quot;)         OR ([.D11]&lt;0);60000;[.D11])" office:value-type="float" office:value="48129" calcext:value-type="float">
            <text:p>48129</text:p>
          </table:table-cell>
          <table:table-cell table:formula="of:=IF(([.E11]=&quot;&quot;)         OR ([.E11]&lt;0);60000;[.E11])" office:value-type="string" office:string-value="" calcext:value-type="error">
            <text:p>#N/A</text:p>
          </table:table-cell>
          <table:table-cell table:formula="of:=IF(([.F11]=&quot;&quot;)         OR ([.F11]&lt;0);60000;[.F11])" office:value-type="float" office:value="6888.66666666667" calcext:value-type="float">
            <text:p>6888.66666666667</text:p>
          </table:table-cell>
          <table:table-cell table:formula="of:=IF(([.G11]=&quot;&quot;)         OR ([.G11]&lt;0);60000;[.G11])" office:value-type="string" office:string-value="" calcext:value-type="error">
            <text:p>#N/A</text:p>
          </table:table-cell>
        </table:table-row>
      </table:table>
      <table:table table:name="Local Latency P50" table:style-name="ta1">
        <table:shapes>
          <draw:frame draw:z-index="0" draw:style-name="gr1" draw:text-style-name="P1" svg:width="3.9382in" svg:height="2.2902in" svg:x="6.8055in" svg:y="0in">
            <draw:object draw:notify-on-update-of-ranges="'Local Latency P50'.A3:'Local Latency P50'.A11 'Local Latency P50'.B2:'Local Latency P50'.B2 'Local Latency P50'.B3:'Local Latency P50'.B11 'Local Latency P50'.A3:'Local Latency P50'.A11 'Local Latency P50'.C2:'Local Latency P50'.C2 'Local Latency P50'.C3:'Local Latency P50'.C11 'Local Latency P50'.A3:'Local Latency P50'.A11 'Local Latency P50'.D2:'Local Latency P50'.D2 'Local Latency P50'.D3:'Local Latency P50'.D11 'Local Latency P50'.A3:'Local Latency P50'.A11 'Local Latency P50'.E2:'Local Latency P50'.E2 'Local Latency P50'.E3:'Local Latency P50'.E11 'Local Latency P50'.A3:'Local Latency P50'.A11 'Local Latency P50'.F2:'Local Latency P50'.F2 'Local Latency P50'.F3:'Local Latency P50'.F11 'Local Latency P50'.A3:'Local Latency P50'.A11 'Local Latency P50'.G2:'Local Latency P50'.G2 'Local Latency P50'.G3:'Local Latency P50'.G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Local Latency P50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1" calcext:value-type="float">
            <text:p>1</text:p>
          </table:table-cell>
          <table:table-cell table:formula="of:=HLOOKUP([.$A$1]; [$data.$A$1:$data.$AMJ$1048576]; MATCH(1; ([$data.$B$1:$data.$B$100]=[.$A3])*(LOWER([$data.$C$1:$data.$C$100])=LOWER([.C$2])); 0); 0)" office:value-type="float" office:value="1" calcext:value-type="float">
            <text:p>1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" calcext:value-type="float">
            <text:p>1</text:p>
          </table:table-cell>
          <table:table-cell table:formula="of:=HLOOKUP([.$A$1]; [$data.$A$1:$data.$AMJ$1048576]; MATCH(1; ([$data.$B$1:$data.$B$100]=[.$A3])*(LOWER([$data.$C$1:$data.$C$100])=LOWER([.E$2])); 0); 0)" office:value-type="float" office:value="47.6666666666667" calcext:value-type="float">
            <text:p>47.6666666666667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" calcext:value-type="float">
            <text:p>1</text:p>
          </table:table-cell>
          <table:table-cell table:formula="of:=HLOOKUP([.$A$1]; [$data.$A$1:$data.$AMJ$1048576]; MATCH(1; ([$data.$B$1:$data.$B$100]=[.$A3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1" calcext:value-type="float">
            <text:p>1</text:p>
          </table:table-cell>
          <table:table-cell table:formula="of:=HLOOKUP([.$A$1]; [$data.$A$1:$data.$AMJ$1048576]; MATCH(1; ([$data.$B$1:$data.$B$100]=[.$A4])*(LOWER([$data.$C$1:$data.$C$100])=LOWER([.C$2])); 0); 0)" office:value-type="float" office:value="1.5" calcext:value-type="float">
            <text:p>1.5</text:p>
          </table:table-cell>
          <table:table-cell table:formula="of:=HLOOKUP([.$A$1]; [$data.$A$1:$data.$AMJ$1048576]; MATCH(1; ([$data.$B$1:$data.$B$100]=[.$A4])*(LOWER([$data.$C$1:$data.$C$100])=LOWER([.D$2])); 0); 0)" office:value-type="float" office:value="1.16666666666667" calcext:value-type="float">
            <text:p>1.16666666666667</text:p>
          </table:table-cell>
          <table:table-cell table:formula="of:=HLOOKUP([.$A$1]; [$data.$A$1:$data.$AMJ$1048576]; MATCH(1; ([$data.$B$1:$data.$B$100]=[.$A4])*(LOWER([$data.$C$1:$data.$C$100])=LOWER([.E$2])); 0); 0)" office:value-type="float" office:value="3.83333333333333" calcext:value-type="float">
            <text:p>3.83333333333333</text:p>
          </table:table-cell>
          <table:table-cell table:formula="of:=HLOOKUP([.$A$1]; [$data.$A$1:$data.$AMJ$1048576]; MATCH(1; ([$data.$B$1:$data.$B$100]=[.$A4])*(LOWER([$data.$C$1:$data.$C$100])=LOWER([.F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4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5])*(LOWER([$data.$C$1:$data.$C$100])=LOWER([.C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5])*(LOWER([$data.$C$1:$data.$C$100])=LOWER([.D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5])*(LOWER([$data.$C$1:$data.$C$100])=LOWER([.E$2])); 0); 0)" office:value-type="float" office:value="4.16666666666667" calcext:value-type="float">
            <text:p>4.16666666666667</text:p>
          </table:table-cell>
          <table:table-cell table:formula="of:=HLOOKUP([.$A$1]; [$data.$A$1:$data.$AMJ$1048576]; MATCH(1; ([$data.$B$1:$data.$B$100]=[.$A5])*(LOWER([$data.$C$1:$data.$C$100])=LOWER([.F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5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6])*(LOWER([$data.$C$1:$data.$C$100])=LOWER([.C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6])*(LOWER([$data.$C$1:$data.$C$100])=LOWER([.D$2])); 0); 0)" office:value-type="float" office:value="2.16666666666667" calcext:value-type="float">
            <text:p>2.16666666666667</text:p>
          </table:table-cell>
          <table:table-cell table:formula="of:=HLOOKUP([.$A$1]; [$data.$A$1:$data.$AMJ$1048576]; MATCH(1; ([$data.$B$1:$data.$B$100]=[.$A6])*(LOWER([$data.$C$1:$data.$C$100])=LOWER([.E$2])); 0); 0)" office:value-type="float" office:value="6.83333333333333" calcext:value-type="float">
            <text:p>6.83333333333333</text:p>
          </table:table-cell>
          <table:table-cell table:formula="of:=HLOOKUP([.$A$1]; [$data.$A$1:$data.$AMJ$1048576]; MATCH(1; ([$data.$B$1:$data.$B$100]=[.$A6])*(LOWER([$data.$C$1:$data.$C$100])=LOWER([.F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6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3" calcext:value-type="float">
            <text:p>3</text:p>
          </table:table-cell>
          <table:table-cell table:formula="of:=HLOOKUP([.$A$1]; [$data.$A$1:$data.$AMJ$1048576]; MATCH(1; ([$data.$B$1:$data.$B$100]=[.$A7])*(LOWER([$data.$C$1:$data.$C$100])=LOWER([.C$2])); 0); 0)" office:value-type="float" office:value="2.33333333333333" calcext:value-type="float">
            <text:p>2.33333333333333</text:p>
          </table:table-cell>
          <table:table-cell table:formula="of:=HLOOKUP([.$A$1]; [$data.$A$1:$data.$AMJ$1048576]; MATCH(1; ([$data.$B$1:$data.$B$100]=[.$A7])*(LOWER([$data.$C$1:$data.$C$100])=LOWER([.D$2])); 0); 0)" office:value-type="float" office:value="3" calcext:value-type="float">
            <text:p>3</text:p>
          </table:table-cell>
          <table:table-cell table:formula="of:=HLOOKUP([.$A$1]; [$data.$A$1:$data.$AMJ$1048576]; MATCH(1; ([$data.$B$1:$data.$B$100]=[.$A7])*(LOWER([$data.$C$1:$data.$C$100])=LOWER([.E$2])); 0); 0)" office:value-type="float" office:value="4" calcext:value-type="float">
            <text:p>4</text:p>
          </table:table-cell>
          <table:table-cell table:formula="of:=HLOOKUP([.$A$1]; [$data.$A$1:$data.$AMJ$1048576]; MATCH(1; ([$data.$B$1:$data.$B$100]=[.$A7])*(LOWER([$data.$C$1:$data.$C$100])=LOWER([.F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7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3.66666666666667" calcext:value-type="float">
            <text:p>3.66666666666667</text:p>
          </table:table-cell>
          <table:table-cell table:formula="of:=HLOOKUP([.$A$1]; [$data.$A$1:$data.$AMJ$1048576]; MATCH(1; ([$data.$B$1:$data.$B$100]=[.$A8])*(LOWER([$data.$C$1:$data.$C$100])=LOWER([.C$2])); 0); 0)" office:value-type="float" office:value="3.33333333333333" calcext:value-type="float">
            <text:p>3.33333333333333</text:p>
          </table:table-cell>
          <table:table-cell table:formula="of:=HLOOKUP([.$A$1]; [$data.$A$1:$data.$AMJ$1048576]; MATCH(1; ([$data.$B$1:$data.$B$100]=[.$A8])*(LOWER([$data.$C$1:$data.$C$100])=LOWER([.D$2])); 0); 0)" office:value-type="float" office:value="3.33333333333333" calcext:value-type="float">
            <text:p>3.33333333333333</text:p>
          </table:table-cell>
          <table:table-cell table:formula="of:=HLOOKUP([.$A$1]; [$data.$A$1:$data.$AMJ$1048576]; MATCH(1; ([$data.$B$1:$data.$B$100]=[.$A8])*(LOWER([$data.$C$1:$data.$C$100])=LOWER([.E$2])); 0); 0)" office:value-type="float" office:value="6.66666666666667" calcext:value-type="float">
            <text:p>6.66666666666667</text:p>
          </table:table-cell>
          <table:table-cell table:formula="of:=HLOOKUP([.$A$1]; [$data.$A$1:$data.$AMJ$1048576]; MATCH(1; ([$data.$B$1:$data.$B$100]=[.$A8])*(LOWER([$data.$C$1:$data.$C$100])=LOWER([.F$2])); 0); 0)" office:value-type="float" office:value="2.83333333333333" calcext:value-type="float">
            <text:p>2.83333333333333</text:p>
          </table:table-cell>
          <table:table-cell table:formula="of:=HLOOKUP([.$A$1]; [$data.$A$1:$data.$AMJ$1048576]; MATCH(1; ([$data.$B$1:$data.$B$100]=[.$A8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9])*(LOWER([$data.$C$1:$data.$C$100])=LOWER([.C$2])); 0); 0)" office:value-type="float" office:value="4.16666666666667" calcext:value-type="float">
            <text:p>4.16666666666667</text:p>
          </table:table-cell>
          <table:table-cell table:formula="of:=HLOOKUP([.$A$1]; [$data.$A$1:$data.$AMJ$1048576]; MATCH(1; ([$data.$B$1:$data.$B$100]=[.$A9])*(LOWER([$data.$C$1:$data.$C$100])=LOWER([.D$2])); 0); 0)" office:value-type="float" office:value="4.16666666666667" calcext:value-type="float">
            <text:p>4.16666666666667</text:p>
          </table:table-cell>
          <table:table-cell table:formula="of:=HLOOKUP([.$A$1]; [$data.$A$1:$data.$AMJ$1048576]; MATCH(1; ([$data.$B$1:$data.$B$100]=[.$A9])*(LOWER([$data.$C$1:$data.$C$100])=LOWER([.E$2])); 0); 0)" office:value-type="float" office:value="5.5" calcext:value-type="float">
            <text:p>5.5</text:p>
          </table:table-cell>
          <table:table-cell table:formula="of:=HLOOKUP([.$A$1]; [$data.$A$1:$data.$AMJ$1048576]; MATCH(1; ([$data.$B$1:$data.$B$100]=[.$A9])*(LOWER([$data.$C$1:$data.$C$100])=LOWER([.F$2])); 0); 0)" office:value-type="float" office:value="3.5" calcext:value-type="float">
            <text:p>3.5</text:p>
          </table:table-cell>
          <table:table-cell table:formula="of:=HLOOKUP([.$A$1]; [$data.$A$1:$data.$AMJ$1048576]; MATCH(1; ([$data.$B$1:$data.$B$100]=[.$A9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4" calcext:value-type="float">
            <text:p>4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2.33333333333333" calcext:value-type="float">
            <text:p>2.33333333333333</text:p>
          </table:table-cell>
          <table:table-cell table:formula="of:=HLOOKUP([.$A$1]; [$data.$A$1:$data.$AMJ$1048576]; MATCH(1; ([$data.$B$1:$data.$B$100]=[.$A10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3.5" calcext:value-type="float">
            <text:p>3.5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6.83333333333333" calcext:value-type="float">
            <text:p>6.83333333333333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3" calcext:value-type="float">
            <text:p>3</text:p>
          </table:table-cell>
          <table:table-cell table:formula="of:=HLOOKUP([.$A$1]; [$data.$A$1:$data.$AMJ$1048576]; MATCH(1; ([$data.$B$1:$data.$B$100]=[.$A11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3.83333333333333" calcext:value-type="float">
            <text:p>3.83333333333333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</table:table>
      <table:table table:name="Local Latency P95" table:style-name="ta1">
        <table:shapes>
          <draw:frame draw:z-index="0" draw:style-name="gr1" draw:text-style-name="P1" svg:width="5.2173in" svg:height="2.4469in" svg:x="6.8059in" svg:y="0.0102in">
            <draw:object draw:notify-on-update-of-ranges="'Local Latency P95'.A3:'Local Latency P95'.A11 'Local Latency P95'.B2:'Local Latency P95'.B2 'Local Latency P95'.B3:'Local Latency P95'.B11 'Local Latency P95'.A3:'Local Latency P95'.A11 'Local Latency P95'.C2:'Local Latency P95'.C2 'Local Latency P95'.C3:'Local Latency P95'.C11 'Local Latency P95'.A3:'Local Latency P95'.A11 'Local Latency P95'.D2:'Local Latency P95'.D2 'Local Latency P95'.D3:'Local Latency P95'.D11 'Local Latency P95'.A3:'Local Latency P95'.A11 'Local Latency P95'.E2:'Local Latency P95'.E2 'Local Latency P95'.E3:'Local Latency P95'.E11 'Local Latency P95'.A3:'Local Latency P95'.A11 'Local Latency P95'.F2:'Local Latency P95'.F2 'Local Latency P95'.F3:'Local Latency P95'.F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Local Latency P95 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3])*(LOWER([$data.$C$1:$data.$C$100])=LOWER([.C$2])); 0); 0)" office:value-type="float" office:value="2" calcext:value-type="float">
            <text:p>2</text:p>
          </table:table-cell>
          <table:table-cell table:formula="of:=HLOOKUP([.$A$1]; [$data.$A$1:$data.$AMJ$1048576]; MATCH(1; ([$data.$B$1:$data.$B$100]=[.$A3])*(LOWER([$data.$C$1:$data.$C$100])=LOWER([.D$2])); 0); 0)" office:value-type="float" office:value="3" calcext:value-type="float">
            <text:p>3</text:p>
          </table:table-cell>
          <table:table-cell table:formula="of:=HLOOKUP([.$A$1]; [$data.$A$1:$data.$AMJ$1048576]; MATCH(1; ([$data.$B$1:$data.$B$100]=[.$A3])*(LOWER([$data.$C$1:$data.$C$100])=LOWER([.E$2])); 0); 0)" office:value-type="float" office:value="686.5" calcext:value-type="float">
            <text:p>686.5</text:p>
          </table:table-cell>
          <table:table-cell table:formula="of:=HLOOKUP([.$A$1]; [$data.$A$1:$data.$AMJ$1048576]; MATCH(1; ([$data.$B$1:$data.$B$100]=[.$A3])*(LOWER([$data.$C$1:$data.$C$100])=LOWER([.F$2])); 0); 0)" office:value-type="float" office:value="3" calcext:value-type="float">
            <text:p>3</text:p>
          </table:table-cell>
          <table:table-cell table:formula="of:=HLOOKUP([.$A$1]; [$data.$A$1:$data.$AMJ$1048576]; MATCH(1; ([$data.$B$1:$data.$B$100]=[.$A3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3.5" calcext:value-type="float">
            <text:p>3.5</text:p>
          </table:table-cell>
          <table:table-cell table:formula="of:=HLOOKUP([.$A$1]; [$data.$A$1:$data.$AMJ$1048576]; MATCH(1; ([$data.$B$1:$data.$B$100]=[.$A4])*(LOWER([$data.$C$1:$data.$C$100])=LOWER([.C$2])); 0); 0)" office:value-type="float" office:value="3.5" calcext:value-type="float">
            <text:p>3.5</text:p>
          </table:table-cell>
          <table:table-cell table:formula="of:=HLOOKUP([.$A$1]; [$data.$A$1:$data.$AMJ$1048576]; MATCH(1; ([$data.$B$1:$data.$B$100]=[.$A4])*(LOWER([$data.$C$1:$data.$C$100])=LOWER([.D$2])); 0); 0)" office:value-type="float" office:value="4.33333333333333" calcext:value-type="float">
            <text:p>4.33333333333333</text:p>
          </table:table-cell>
          <table:table-cell table:formula="of:=HLOOKUP([.$A$1]; [$data.$A$1:$data.$AMJ$1048576]; MATCH(1; ([$data.$B$1:$data.$B$100]=[.$A4])*(LOWER([$data.$C$1:$data.$C$100])=LOWER([.E$2])); 0); 0)" office:value-type="float" office:value="2295.33333333333" calcext:value-type="float">
            <text:p>2295.33333333333</text:p>
          </table:table-cell>
          <table:table-cell table:formula="of:=HLOOKUP([.$A$1]; [$data.$A$1:$data.$AMJ$1048576]; MATCH(1; ([$data.$B$1:$data.$B$100]=[.$A4])*(LOWER([$data.$C$1:$data.$C$100])=LOWER([.F$2])); 0); 0)" office:value-type="float" office:value="8" calcext:value-type="float">
            <text:p>8</text:p>
          </table:table-cell>
          <table:table-cell table:formula="of:=HLOOKUP([.$A$1]; [$data.$A$1:$data.$AMJ$1048576]; MATCH(1; ([$data.$B$1:$data.$B$100]=[.$A4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5.33333333333333" calcext:value-type="float">
            <text:p>5.33333333333333</text:p>
          </table:table-cell>
          <table:table-cell table:formula="of:=HLOOKUP([.$A$1]; [$data.$A$1:$data.$AMJ$1048576]; MATCH(1; ([$data.$B$1:$data.$B$100]=[.$A5])*(LOWER([$data.$C$1:$data.$C$100])=LOWER([.C$2])); 0); 0)" office:value-type="float" office:value="5.33333333333333" calcext:value-type="float">
            <text:p>5.33333333333333</text:p>
          </table:table-cell>
          <table:table-cell table:formula="of:=HLOOKUP([.$A$1]; [$data.$A$1:$data.$AMJ$1048576]; MATCH(1; ([$data.$B$1:$data.$B$100]=[.$A5])*(LOWER([$data.$C$1:$data.$C$100])=LOWER([.D$2])); 0); 0)" office:value-type="float" office:value="7.33333333333333" calcext:value-type="float">
            <text:p>7.33333333333333</text:p>
          </table:table-cell>
          <table:table-cell table:formula="of:=HLOOKUP([.$A$1]; [$data.$A$1:$data.$AMJ$1048576]; MATCH(1; ([$data.$B$1:$data.$B$100]=[.$A5])*(LOWER([$data.$C$1:$data.$C$100])=LOWER([.E$2])); 0); 0)" office:value-type="float" office:value="3635.5" calcext:value-type="float">
            <text:p>3635.5</text:p>
          </table:table-cell>
          <table:table-cell table:formula="of:=HLOOKUP([.$A$1]; [$data.$A$1:$data.$AMJ$1048576]; MATCH(1; ([$data.$B$1:$data.$B$100]=[.$A5])*(LOWER([$data.$C$1:$data.$C$100])=LOWER([.F$2])); 0); 0)" office:value-type="float" office:value="9.16666666666667" calcext:value-type="float">
            <text:p>9.16666666666667</text:p>
          </table:table-cell>
          <table:table-cell table:formula="of:=HLOOKUP([.$A$1]; [$data.$A$1:$data.$AMJ$1048576]; MATCH(1; ([$data.$B$1:$data.$B$100]=[.$A5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9.5" calcext:value-type="float">
            <text:p>9.5</text:p>
          </table:table-cell>
          <table:table-cell table:formula="of:=HLOOKUP([.$A$1]; [$data.$A$1:$data.$AMJ$1048576]; MATCH(1; ([$data.$B$1:$data.$B$100]=[.$A6])*(LOWER([$data.$C$1:$data.$C$100])=LOWER([.C$2])); 0); 0)" office:value-type="float" office:value="5.66666666666667" calcext:value-type="float">
            <text:p>5.66666666666667</text:p>
          </table:table-cell>
          <table:table-cell table:formula="of:=HLOOKUP([.$A$1]; [$data.$A$1:$data.$AMJ$1048576]; MATCH(1; ([$data.$B$1:$data.$B$100]=[.$A6])*(LOWER([$data.$C$1:$data.$C$100])=LOWER([.D$2])); 0); 0)" office:value-type="float" office:value="12.1666666666667" calcext:value-type="float">
            <text:p>12.1666666666667</text:p>
          </table:table-cell>
          <table:table-cell table:formula="of:=HLOOKUP([.$A$1]; [$data.$A$1:$data.$AMJ$1048576]; MATCH(1; ([$data.$B$1:$data.$B$100]=[.$A6])*(LOWER([$data.$C$1:$data.$C$100])=LOWER([.E$2])); 0); 0)" office:value-type="float" office:value="7566.66666666667" calcext:value-type="float">
            <text:p>7566.66666666667</text:p>
          </table:table-cell>
          <table:table-cell table:formula="of:=HLOOKUP([.$A$1]; [$data.$A$1:$data.$AMJ$1048576]; MATCH(1; ([$data.$B$1:$data.$B$100]=[.$A6])*(LOWER([$data.$C$1:$data.$C$100])=LOWER([.F$2])); 0); 0)" office:value-type="float" office:value="9.16666666666667" calcext:value-type="float">
            <text:p>9.16666666666667</text:p>
          </table:table-cell>
          <table:table-cell table:formula="of:=HLOOKUP([.$A$1]; [$data.$A$1:$data.$AMJ$1048576]; MATCH(1; ([$data.$B$1:$data.$B$100]=[.$A6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16" calcext:value-type="float">
            <text:p>16</text:p>
          </table:table-cell>
          <table:table-cell table:formula="of:=HLOOKUP([.$A$1]; [$data.$A$1:$data.$AMJ$1048576]; MATCH(1; ([$data.$B$1:$data.$B$100]=[.$A7])*(LOWER([$data.$C$1:$data.$C$100])=LOWER([.C$2])); 0); 0)" office:value-type="float" office:value="10.6666666666667" calcext:value-type="float">
            <text:p>10.6666666666667</text:p>
          </table:table-cell>
          <table:table-cell table:formula="of:=HLOOKUP([.$A$1]; [$data.$A$1:$data.$AMJ$1048576]; MATCH(1; ([$data.$B$1:$data.$B$100]=[.$A7])*(LOWER([$data.$C$1:$data.$C$100])=LOWER([.D$2])); 0); 0)" office:value-type="float" office:value="21.6666666666667" calcext:value-type="float">
            <text:p>21.6666666666667</text:p>
          </table:table-cell>
          <table:table-cell table:formula="of:=HLOOKUP([.$A$1]; [$data.$A$1:$data.$AMJ$1048576]; MATCH(1; ([$data.$B$1:$data.$B$100]=[.$A7])*(LOWER([$data.$C$1:$data.$C$100])=LOWER([.E$2])); 0); 0)" office:value-type="float" office:value="5157" calcext:value-type="float">
            <text:p>5157</text:p>
          </table:table-cell>
          <table:table-cell table:formula="of:=HLOOKUP([.$A$1]; [$data.$A$1:$data.$AMJ$1048576]; MATCH(1; ([$data.$B$1:$data.$B$100]=[.$A7])*(LOWER([$data.$C$1:$data.$C$100])=LOWER([.F$2])); 0); 0)" office:value-type="float" office:value="9.33333333333333" calcext:value-type="float">
            <text:p>9.33333333333333</text:p>
          </table:table-cell>
          <table:table-cell table:formula="of:=HLOOKUP([.$A$1]; [$data.$A$1:$data.$AMJ$1048576]; MATCH(1; ([$data.$B$1:$data.$B$100]=[.$A7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22" calcext:value-type="float">
            <text:p>22</text:p>
          </table:table-cell>
          <table:table-cell table:formula="of:=HLOOKUP([.$A$1]; [$data.$A$1:$data.$AMJ$1048576]; MATCH(1; ([$data.$B$1:$data.$B$100]=[.$A8])*(LOWER([$data.$C$1:$data.$C$100])=LOWER([.C$2])); 0); 0)" office:value-type="float" office:value="17.6666666666667" calcext:value-type="float">
            <text:p>17.6666666666667</text:p>
          </table:table-cell>
          <table:table-cell table:formula="of:=HLOOKUP([.$A$1]; [$data.$A$1:$data.$AMJ$1048576]; MATCH(1; ([$data.$B$1:$data.$B$100]=[.$A8])*(LOWER([$data.$C$1:$data.$C$100])=LOWER([.D$2])); 0); 0)" office:value-type="float" office:value="24.5" calcext:value-type="float">
            <text:p>24.5</text:p>
          </table:table-cell>
          <table:table-cell table:formula="of:=HLOOKUP([.$A$1]; [$data.$A$1:$data.$AMJ$1048576]; MATCH(1; ([$data.$B$1:$data.$B$100]=[.$A8])*(LOWER([$data.$C$1:$data.$C$100])=LOWER([.E$2])); 0); 0)" office:value-type="float" office:value="4275.16666666667" calcext:value-type="float">
            <text:p>4275.16666666667</text:p>
          </table:table-cell>
          <table:table-cell table:formula="of:=HLOOKUP([.$A$1]; [$data.$A$1:$data.$AMJ$1048576]; MATCH(1; ([$data.$B$1:$data.$B$100]=[.$A8])*(LOWER([$data.$C$1:$data.$C$100])=LOWER([.F$2])); 0); 0)" office:value-type="float" office:value="14.8333333333333" calcext:value-type="float">
            <text:p>14.8333333333333</text:p>
          </table:table-cell>
          <table:table-cell table:formula="of:=HLOOKUP([.$A$1]; [$data.$A$1:$data.$AMJ$1048576]; MATCH(1; ([$data.$B$1:$data.$B$100]=[.$A8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9])*(LOWER([$data.$C$1:$data.$C$100])=LOWER([.C$2])); 0); 0)" office:value-type="float" office:value="25.3333333333333" calcext:value-type="float">
            <text:p>25.3333333333333</text:p>
          </table:table-cell>
          <table:table-cell table:formula="of:=HLOOKUP([.$A$1]; [$data.$A$1:$data.$AMJ$1048576]; MATCH(1; ([$data.$B$1:$data.$B$100]=[.$A9])*(LOWER([$data.$C$1:$data.$C$100])=LOWER([.D$2])); 0); 0)" office:value-type="float" office:value="47.6666666666667" calcext:value-type="float">
            <text:p>47.6666666666667</text:p>
          </table:table-cell>
          <table:table-cell table:formula="of:=HLOOKUP([.$A$1]; [$data.$A$1:$data.$AMJ$1048576]; MATCH(1; ([$data.$B$1:$data.$B$100]=[.$A9])*(LOWER([$data.$C$1:$data.$C$100])=LOWER([.E$2])); 0); 0)" office:value-type="float" office:value="2215.16666666667" calcext:value-type="float">
            <text:p>2215.16666666667</text:p>
          </table:table-cell>
          <table:table-cell table:formula="of:=HLOOKUP([.$A$1]; [$data.$A$1:$data.$AMJ$1048576]; MATCH(1; ([$data.$B$1:$data.$B$100]=[.$A9])*(LOWER([$data.$C$1:$data.$C$100])=LOWER([.F$2])); 0); 0)" office:value-type="float" office:value="19.5" calcext:value-type="float">
            <text:p>19.5</text:p>
          </table:table-cell>
          <table:table-cell table:formula="of:=HLOOKUP([.$A$1]; [$data.$A$1:$data.$AMJ$1048576]; MATCH(1; ([$data.$B$1:$data.$B$100]=[.$A9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33.5" calcext:value-type="float">
            <text:p>33.5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18.3333333333333" calcext:value-type="float">
            <text:p>18.3333333333333</text:p>
          </table:table-cell>
          <table:table-cell table:formula="of:=HLOOKUP([.$A$1]; [$data.$A$1:$data.$AMJ$1048576]; MATCH(1; ([$data.$B$1:$data.$B$100]=[.$A10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20" calcext:value-type="float">
            <text:p>20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80.5" calcext:value-type="float">
            <text:p>80.5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15.8333333333333" calcext:value-type="float">
            <text:p>15.8333333333333</text:p>
          </table:table-cell>
          <table:table-cell table:formula="of:=HLOOKUP([.$A$1]; [$data.$A$1:$data.$AMJ$1048576]; MATCH(1; ([$data.$B$1:$data.$B$100]=[.$A11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23" calcext:value-type="float">
            <text:p>23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</table:table>
      <table:table table:name="ShareDB CPUs" table:style-name="ta1">
        <table:shapes>
          <draw:frame draw:z-index="0" draw:style-name="gr1" draw:text-style-name="P1" svg:width="4.2126in" svg:height="2.2689in" svg:x="5.3335in" svg:y="0.0004in">
            <draw:object draw:notify-on-update-of-ranges="'ShareDB CPUs'.A3:'ShareDB CPUs'.A11 'ShareDB CPUs'.B2:'ShareDB CPUs'.B2 'ShareDB CPUs'.B3:'ShareDB CPUs'.B11 'ShareDB CPUs'.A3:'ShareDB CPUs'.A11 'ShareDB CPUs'.C2:'ShareDB CPUs'.C2 'ShareDB CPUs'.C3:'ShareDB CPUs'.C11 'ShareDB CPUs'.A3:'ShareDB CPUs'.A11 'ShareDB CPUs'.D2:'ShareDB CPUs'.D2 'ShareDB CPUs'.D3:'ShareDB CPUs'.D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4.2126in" svg:height="2.2689in" svg:x="5.3335in" svg:y="3.7335in">
            <draw:object draw:notify-on-update-of-ranges="'ShareDB CPUs'.A23:'ShareDB CPUs'.A31 'ShareDB CPUs'.B22:'ShareDB CPUs'.B22 'ShareDB CPUs'.B23:'ShareDB CPUs'.B31 'ShareDB CPUs'.A23:'ShareDB CPUs'.A31 'ShareDB CPUs'.C22:'ShareDB CPUs'.C22 'ShareDB CPUs'.C23:'ShareDB CPUs'.C31 'ShareDB CPUs'.A23:'ShareDB CPUs'.A31 'ShareDB CPUs'.D22:'ShareDB CPUs'.D22 'ShareDB CPUs'.D23:'ShareDB CPUs'.D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3" table:number-columns-repeated="4" table:default-cell-style-name="Default"/>
        <table:table-row table:style-name="ro1">
          <table:table-cell office:value-type="string" calcext:value-type="string">
            <text:p>Server CPU (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ShareD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2.31226053639847" calcext:value-type="float">
            <text:p>2.31226053639847</text:p>
          </table:table-cell>
          <table:table-cell table:formula="of:=HLOOKUP([.$A$1]; [$data.$A$1:$data.$AMJ$1048576]; MATCH(1; ([$data.$B$1:$data.$B$100]=[.$A3])*(LOWER([$data.$C$1:$data.$C$100])=LOWER([.C$2])); 0); 0)" office:value-type="float" office:value="2.37222222222222" calcext:value-type="float">
            <text:p>2.37222222222222</text:p>
          </table:table-cell>
          <table:table-cell table:formula="of:=HLOOKUP([.$A$1]; [$data.$A$1:$data.$AMJ$1048576]; MATCH(1; ([$data.$B$1:$data.$B$100]=[.$A3])*(LOWER([$data.$C$1:$data.$C$100])=LOWER([.D$2])); 0); 0)" office:value-type="float" office:value="18.05" calcext:value-type="float">
            <text:p>18.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5.73111111111111" calcext:value-type="float">
            <text:p>5.73111111111111</text:p>
          </table:table-cell>
          <table:table-cell table:formula="of:=HLOOKUP([.$A$1]; [$data.$A$1:$data.$AMJ$1048576]; MATCH(1; ([$data.$B$1:$data.$B$100]=[.$A4])*(LOWER([$data.$C$1:$data.$C$100])=LOWER([.C$2])); 0); 0)" office:value-type="float" office:value="5.53222222222222" calcext:value-type="float">
            <text:p>5.53222222222222</text:p>
          </table:table-cell>
          <table:table-cell table:formula="of:=HLOOKUP([.$A$1]; [$data.$A$1:$data.$AMJ$1048576]; MATCH(1; ([$data.$B$1:$data.$B$100]=[.$A4])*(LOWER([$data.$C$1:$data.$C$100])=LOWER([.D$2])); 0); 0)" office:value-type="float" office:value="64.8805555555555" calcext:value-type="float">
            <text:p>64.88055555555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10.4533333333333" calcext:value-type="float">
            <text:p>10.4533333333333</text:p>
          </table:table-cell>
          <table:table-cell table:formula="of:=HLOOKUP([.$A$1]; [$data.$A$1:$data.$AMJ$1048576]; MATCH(1; ([$data.$B$1:$data.$B$100]=[.$A5])*(LOWER([$data.$C$1:$data.$C$100])=LOWER([.C$2])); 0); 0)" office:value-type="float" office:value="9.80333333333333" calcext:value-type="float">
            <text:p>9.80333333333333</text:p>
          </table:table-cell>
          <table:table-cell table:formula="of:=HLOOKUP([.$A$1]; [$data.$A$1:$data.$AMJ$1048576]; MATCH(1; ([$data.$B$1:$data.$B$100]=[.$A5])*(LOWER([$data.$C$1:$data.$C$100])=LOWER([.D$2])); 0); 0)" office:value-type="float" office:value="100.905" calcext:value-type="float">
            <text:p>100.9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14.8105555555556" calcext:value-type="float">
            <text:p>14.8105555555556</text:p>
          </table:table-cell>
          <table:table-cell table:formula="of:=HLOOKUP([.$A$1]; [$data.$A$1:$data.$AMJ$1048576]; MATCH(1; ([$data.$B$1:$data.$B$100]=[.$A6])*(LOWER([$data.$C$1:$data.$C$100])=LOWER([.C$2])); 0); 0)" office:value-type="float" office:value="13.8922222222222" calcext:value-type="float">
            <text:p>13.8922222222222</text:p>
          </table:table-cell>
          <table:table-cell table:formula="of:=HLOOKUP([.$A$1]; [$data.$A$1:$data.$AMJ$1048576]; MATCH(1; ([$data.$B$1:$data.$B$100]=[.$A6])*(LOWER([$data.$C$1:$data.$C$100])=LOWER([.D$2])); 0); 0)" office:value-type="float" office:value="100.888888888889" calcext:value-type="float">
            <text:p>100.8888888888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22.9138888888889" calcext:value-type="float">
            <text:p>22.9138888888889</text:p>
          </table:table-cell>
          <table:table-cell table:formula="of:=HLOOKUP([.$A$1]; [$data.$A$1:$data.$AMJ$1048576]; MATCH(1; ([$data.$B$1:$data.$B$100]=[.$A7])*(LOWER([$data.$C$1:$data.$C$100])=LOWER([.C$2])); 0); 0)" office:value-type="float" office:value="22.4455555555556" calcext:value-type="float">
            <text:p>22.4455555555556</text:p>
          </table:table-cell>
          <table:table-cell table:formula="of:=HLOOKUP([.$A$1]; [$data.$A$1:$data.$AMJ$1048576]; MATCH(1; ([$data.$B$1:$data.$B$100]=[.$A7])*(LOWER([$data.$C$1:$data.$C$100])=LOWER([.D$2])); 0); 0)" office:value-type="float" office:value="101.021072796935" calcext:value-type="float">
            <text:p>101.0210727969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48.3030651340996" calcext:value-type="float">
            <text:p>48.3030651340996</text:p>
          </table:table-cell>
          <table:table-cell table:formula="of:=HLOOKUP([.$A$1]; [$data.$A$1:$data.$AMJ$1048576]; MATCH(1; ([$data.$B$1:$data.$B$100]=[.$A8])*(LOWER([$data.$C$1:$data.$C$100])=LOWER([.C$2])); 0); 0)" office:value-type="float" office:value="25.2611111111111" calcext:value-type="float">
            <text:p>25.2611111111111</text:p>
          </table:table-cell>
          <table:table-cell table:formula="of:=HLOOKUP([.$A$1]; [$data.$A$1:$data.$AMJ$1048576]; MATCH(1; ([$data.$B$1:$data.$B$100]=[.$A8])*(LOWER([$data.$C$1:$data.$C$100])=LOWER([.D$2])); 0); 0)" office:value-type="float" office:value="101.138888888889" calcext:value-type="float">
            <text:p>101.1388888888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9])*(LOWER([$data.$C$1:$data.$C$100])=LOWER([.C$2])); 0); 0)" office:value-type="float" office:value="38.4805555555556" calcext:value-type="float">
            <text:p>38.4805555555556</text:p>
          </table:table-cell>
          <table:table-cell table:formula="of:=HLOOKUP([.$A$1]; [$data.$A$1:$data.$AMJ$1048576]; MATCH(1; ([$data.$B$1:$data.$B$100]=[.$A9])*(LOWER([$data.$C$1:$data.$C$100])=LOWER([.D$2])); 0); 0)" office:value-type="float" office:value="101.25" calcext:value-type="float">
            <text:p>101.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64.7663601532567" calcext:value-type="float">
            <text:p>64.7663601532567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51.8438888888889" calcext:value-type="float">
            <text:p>51.8438888888889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102.170727969349" calcext:value-type="float">
            <text:p>102.17072796934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the server process, as a % of 1 CPU (note JS single-threadin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p at 64 users is from enabling sender-side batching.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Client CPU (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ShareD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21]; [$data.$A$1:$data.$AMJ$1048576]; MATCH(1; ([$data.$B$1:$data.$B$100]=[.$A23])*(LOWER([$data.$C$1:$data.$C$100])=LOWER([.B$2])); 0); 0)" office:value-type="float" office:value="7.55208333333334" calcext:value-type="float">
            <text:p>7.55208333333334</text:p>
          </table:table-cell>
          <table:table-cell table:formula="of:=HLOOKUP([.$A$21]; [$data.$A$1:$data.$AMJ$1048576]; MATCH(1; ([$data.$B$1:$data.$B$100]=[.$A23])*(LOWER([$data.$C$1:$data.$C$100])=LOWER([.C$2])); 0); 0)" office:value-type="float" office:value="7.37673611111111" calcext:value-type="float">
            <text:p>7.37673611111111</text:p>
          </table:table-cell>
          <table:table-cell table:formula="of:=HLOOKUP([.$A$21]; [$data.$A$1:$data.$AMJ$1048576]; MATCH(1; ([$data.$B$1:$data.$B$100]=[.$A23])*(LOWER([$data.$C$1:$data.$C$100])=LOWER([.D$2])); 0); 0)" office:value-type="float" office:value="10.6246527777778" calcext:value-type="float">
            <text:p>10.6246527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21]; [$data.$A$1:$data.$AMJ$1048576]; MATCH(1; ([$data.$B$1:$data.$B$100]=[.$A24])*(LOWER([$data.$C$1:$data.$C$100])=LOWER([.B$2])); 0); 0)" office:value-type="float" office:value="12.865625" calcext:value-type="float">
            <text:p>12.865625</text:p>
          </table:table-cell>
          <table:table-cell table:formula="of:=HLOOKUP([.$A$21]; [$data.$A$1:$data.$AMJ$1048576]; MATCH(1; ([$data.$B$1:$data.$B$100]=[.$A24])*(LOWER([$data.$C$1:$data.$C$100])=LOWER([.C$2])); 0); 0)" office:value-type="float" office:value="12.8322916666667" calcext:value-type="float">
            <text:p>12.8322916666667</text:p>
          </table:table-cell>
          <table:table-cell table:formula="of:=HLOOKUP([.$A$21]; [$data.$A$1:$data.$AMJ$1048576]; MATCH(1; ([$data.$B$1:$data.$B$100]=[.$A24])*(LOWER([$data.$C$1:$data.$C$100])=LOWER([.D$2])); 0); 0)" office:value-type="float" office:value="20.5611111111111" calcext:value-type="float">
            <text:p>20.56111111111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21]; [$data.$A$1:$data.$AMJ$1048576]; MATCH(1; ([$data.$B$1:$data.$B$100]=[.$A25])*(LOWER([$data.$C$1:$data.$C$100])=LOWER([.B$2])); 0); 0)" office:value-type="float" office:value="18.3082175925926" calcext:value-type="float">
            <text:p>18.3082175925926</text:p>
          </table:table-cell>
          <table:table-cell table:formula="of:=HLOOKUP([.$A$21]; [$data.$A$1:$data.$AMJ$1048576]; MATCH(1; ([$data.$B$1:$data.$B$100]=[.$A25])*(LOWER([$data.$C$1:$data.$C$100])=LOWER([.C$2])); 0); 0)" office:value-type="float" office:value="17.6206018518518" calcext:value-type="float">
            <text:p>17.6206018518518</text:p>
          </table:table-cell>
          <table:table-cell table:formula="of:=HLOOKUP([.$A$21]; [$data.$A$1:$data.$AMJ$1048576]; MATCH(1; ([$data.$B$1:$data.$B$100]=[.$A25])*(LOWER([$data.$C$1:$data.$C$100])=LOWER([.D$2])); 0); 0)" office:value-type="float" office:value="22.8458333333333" calcext:value-type="float">
            <text:p>22.84583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21]; [$data.$A$1:$data.$AMJ$1048576]; MATCH(1; ([$data.$B$1:$data.$B$100]=[.$A26])*(LOWER([$data.$C$1:$data.$C$100])=LOWER([.B$2])); 0); 0)" office:value-type="float" office:value="22.6674479166667" calcext:value-type="float">
            <text:p>22.6674479166667</text:p>
          </table:table-cell>
          <table:table-cell table:formula="of:=HLOOKUP([.$A$21]; [$data.$A$1:$data.$AMJ$1048576]; MATCH(1; ([$data.$B$1:$data.$B$100]=[.$A26])*(LOWER([$data.$C$1:$data.$C$100])=LOWER([.C$2])); 0); 0)" office:value-type="float" office:value="19.8467881944444" calcext:value-type="float">
            <text:p>19.8467881944444</text:p>
          </table:table-cell>
          <table:table-cell table:formula="of:=HLOOKUP([.$A$21]; [$data.$A$1:$data.$AMJ$1048576]; MATCH(1; ([$data.$B$1:$data.$B$100]=[.$A26])*(LOWER([$data.$C$1:$data.$C$100])=LOWER([.D$2])); 0); 0)" office:value-type="float" office:value="21.1028645833333" calcext:value-type="float">
            <text:p>21.10286458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21]; [$data.$A$1:$data.$AMJ$1048576]; MATCH(1; ([$data.$B$1:$data.$B$100]=[.$A27])*(LOWER([$data.$C$1:$data.$C$100])=LOWER([.B$2])); 0); 0)" office:value-type="float" office:value="28.8475694444444" calcext:value-type="float">
            <text:p>28.8475694444444</text:p>
          </table:table-cell>
          <table:table-cell table:formula="of:=HLOOKUP([.$A$21]; [$data.$A$1:$data.$AMJ$1048576]; MATCH(1; ([$data.$B$1:$data.$B$100]=[.$A27])*(LOWER([$data.$C$1:$data.$C$100])=LOWER([.C$2])); 0); 0)" office:value-type="float" office:value="23.3234722222222" calcext:value-type="float">
            <text:p>23.3234722222222</text:p>
          </table:table-cell>
          <table:table-cell table:formula="of:=HLOOKUP([.$A$21]; [$data.$A$1:$data.$AMJ$1048576]; MATCH(1; ([$data.$B$1:$data.$B$100]=[.$A27])*(LOWER([$data.$C$1:$data.$C$100])=LOWER([.D$2])); 0); 0)" office:value-type="float" office:value="19.1336805555556" calcext:value-type="float">
            <text:p>19.13368055555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21]; [$data.$A$1:$data.$AMJ$1048576]; MATCH(1; ([$data.$B$1:$data.$B$100]=[.$A28])*(LOWER([$data.$C$1:$data.$C$100])=LOWER([.B$2])); 0); 0)" office:value-type="float" office:value="28.5824074074074" calcext:value-type="float">
            <text:p>28.5824074074074</text:p>
          </table:table-cell>
          <table:table-cell table:formula="of:=HLOOKUP([.$A$21]; [$data.$A$1:$data.$AMJ$1048576]; MATCH(1; ([$data.$B$1:$data.$B$100]=[.$A28])*(LOWER([$data.$C$1:$data.$C$100])=LOWER([.C$2])); 0); 0)" office:value-type="float" office:value="25.6392939814815" calcext:value-type="float">
            <text:p>25.6392939814815</text:p>
          </table:table-cell>
          <table:table-cell table:formula="of:=HLOOKUP([.$A$21]; [$data.$A$1:$data.$AMJ$1048576]; MATCH(1; ([$data.$B$1:$data.$B$100]=[.$A28])*(LOWER([$data.$C$1:$data.$C$100])=LOWER([.D$2])); 0); 0)" office:value-type="float" office:value="22.6759259259259" calcext:value-type="float">
            <text:p>22.675925925925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21]; [$data.$A$1:$data.$AMJ$1048576]; MATCH(1; ([$data.$B$1:$data.$B$100]=[.$A29])*(LOWER([$data.$C$1:$data.$C$100])=LOWER([.B$2])); 0); 0)" office:value-type="string" office:string-value="" calcext:value-type="error">
            <text:p>#N/A</text:p>
          </table:table-cell>
          <table:table-cell table:formula="of:=HLOOKUP([.$A$21]; [$data.$A$1:$data.$AMJ$1048576]; MATCH(1; ([$data.$B$1:$data.$B$100]=[.$A29])*(LOWER([$data.$C$1:$data.$C$100])=LOWER([.C$2])); 0); 0)" office:value-type="float" office:value="31.2677579365079" calcext:value-type="float">
            <text:p>31.2677579365079</text:p>
          </table:table-cell>
          <table:table-cell table:formula="of:=HLOOKUP([.$A$21]; [$data.$A$1:$data.$AMJ$1048576]; MATCH(1; ([$data.$B$1:$data.$B$100]=[.$A29])*(LOWER([$data.$C$1:$data.$C$100])=LOWER([.D$2])); 0); 0)" office:value-type="float" office:value="25.6395833333333" calcext:value-type="float">
            <text:p>25.63958333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21]; [$data.$A$1:$data.$AMJ$1048576]; MATCH(1; ([$data.$B$1:$data.$B$100]=[.$A30])*(LOWER([$data.$C$1:$data.$C$100])=LOWER([.B$2])); 0); 0)" office:value-type="string" office:string-value="" calcext:value-type="error">
            <text:p>#N/A</text:p>
          </table:table-cell>
          <table:table-cell table:formula="of:=HLOOKUP([.$A$21]; [$data.$A$1:$data.$AMJ$1048576]; MATCH(1; ([$data.$B$1:$data.$B$100]=[.$A30])*(LOWER([$data.$C$1:$data.$C$100])=LOWER([.C$2])); 0); 0)" office:value-type="float" office:value="26.360546875" calcext:value-type="float">
            <text:p>26.360546875</text:p>
          </table:table-cell>
          <table:table-cell table:formula="of:=HLOOKUP([.$A$21]; [$data.$A$1:$data.$AMJ$1048576]; MATCH(1; ([$data.$B$1:$data.$B$100]=[.$A30])*(LOWER([$data.$C$1:$data.$C$100])=LOWER([.D$2])); 0); 0)" office:value-type="float" office:value="27.5710069444444" calcext:value-type="float">
            <text:p>27.57100694444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21]; [$data.$A$1:$data.$AMJ$1048576]; MATCH(1; ([$data.$B$1:$data.$B$100]=[.$A31])*(LOWER([$data.$C$1:$data.$C$100])=LOWER([.B$2])); 0); 0)" office:value-type="string" office:string-value="" calcext:value-type="error">
            <text:p>#N/A</text:p>
          </table:table-cell>
          <table:table-cell table:formula="of:=HLOOKUP([.$A$21]; [$data.$A$1:$data.$AMJ$1048576]; MATCH(1; ([$data.$B$1:$data.$B$100]=[.$A31])*(LOWER([$data.$C$1:$data.$C$100])=LOWER([.C$2])); 0); 0)" office:value-type="float" office:value="36.0341049382716" calcext:value-type="float">
            <text:p>36.0341049382716</text:p>
          </table:table-cell>
          <table:table-cell table:formula="of:=HLOOKUP([.$A$21]; [$data.$A$1:$data.$AMJ$1048576]; MATCH(1; ([$data.$B$1:$data.$B$100]=[.$A31])*(LOWER([$data.$C$1:$data.$C$100])=LOWER([.D$2])); 0); 0)" office:value-type="float" office:value="27.6960648148148" calcext:value-type="float">
            <text:p>27.6960648148148</text:p>
          </table:table-cell>
        </table:table-row>
      </table:table>
      <table:table table:name="Server CPUs" table:style-name="ta1">
        <table:shapes>
          <draw:frame draw:z-index="0" draw:style-name="gr1" draw:text-style-name="P1" svg:width="5.2173in" svg:height="2.4469in" svg:x="6.8059in" svg:y="0.0102in">
            <draw:object draw:notify-on-update-of-ranges="'Server CPUs'.A3:'Server CPUs'.A11 'Server CPUs'.B2:'Server CPUs'.B2 'Server CPUs'.B3:'Server CPUs'.B11 'Server CPUs'.A3:'Server CPUs'.A11 'Server CPUs'.C2:'Server CPUs'.C2 'Server CPUs'.C3:'Server CPUs'.C11 'Server CPUs'.A3:'Server CPUs'.A11 'Server CPUs'.D2:'Server CPUs'.D2 'Server CPUs'.D3:'Server CPUs'.D11 'Server CPUs'.A3:'Server CPUs'.A11 'Server CPUs'.E2:'Server CPUs'.E2 'Server CPUs'.E3:'Server CPUs'.E11 'Server CPUs'.A3:'Server CPUs'.A11 'Server CPUs'.F2:'Server CPUs'.F2 'Server CPUs'.F3:'Server CPUs'.F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9" table:default-cell-style-name="Default"/>
        <table:table-column table:style-name="co23" table:number-columns-repeated="5" table:default-cell-style-name="Default"/>
        <table:table-row table:style-name="ro1">
          <table:table-cell office:value-type="string" calcext:value-type="string">
            <text:p>Server OS CPU (%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Users</text:p>
          </table:table-cell>
          <table:table-cell office:value-type="string" calcext:value-type="string">
            <text:p>Collabs</text:p>
          </table:table-cell>
          <table:table-cell office:value-type="string" calcext:value-type="string">
            <text:p>CollabsNoVC</text:p>
          </table:table-cell>
          <table:table-cell office:value-type="string" calcext:value-type="string">
            <text:p>Yjs</text:p>
          </table:table-cell>
          <table:table-cell office:value-type="string" calcext:value-type="string">
            <text:p>Automerge</text:p>
          </table:table-cell>
          <table:table-cell office:value-type="string" calcext:value-type="string">
            <text:p>ShareDB</text:p>
          </table:table-cell>
          <table:table-cell office:value-type="string" calcext:value-type="string">
            <text:p>GDoc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HLOOKUP([.$A$1]; [$data.$A$1:$data.$AMJ$1048576]; MATCH(1; ([$data.$B$1:$data.$B$100]=[.$A3])*(LOWER([$data.$C$1:$data.$C$100])=LOWER([.B$2])); 0); 0)" office:value-type="float" office:value="5.0239846743295" calcext:value-type="float">
            <text:p>5.0239846743295</text:p>
          </table:table-cell>
          <table:table-cell table:formula="of:=HLOOKUP([.$A$1]; [$data.$A$1:$data.$AMJ$1048576]; MATCH(1; ([$data.$B$1:$data.$B$100]=[.$A3])*(LOWER([$data.$C$1:$data.$C$100])=LOWER([.C$2])); 0); 0)" office:value-type="float" office:value="3.67777777777778" calcext:value-type="float">
            <text:p>3.67777777777778</text:p>
          </table:table-cell>
          <table:table-cell table:formula="of:=HLOOKUP([.$A$1]; [$data.$A$1:$data.$AMJ$1048576]; MATCH(1; ([$data.$B$1:$data.$B$100]=[.$A3])*(LOWER([$data.$C$1:$data.$C$100])=LOWER([.D$2])); 0); 0)" office:value-type="float" office:value="5.39" calcext:value-type="float">
            <text:p>5.39</text:p>
          </table:table-cell>
          <table:table-cell table:formula="of:=HLOOKUP([.$A$1]; [$data.$A$1:$data.$AMJ$1048576]; MATCH(1; ([$data.$B$1:$data.$B$100]=[.$A3])*(LOWER([$data.$C$1:$data.$C$100])=LOWER([.E$2])); 0); 0)" office:value-type="float" office:value="3.73586206896552" calcext:value-type="float">
            <text:p>3.73586206896552</text:p>
          </table:table-cell>
          <table:table-cell table:formula="of:=HLOOKUP([.$A$1]; [$data.$A$1:$data.$AMJ$1048576]; MATCH(1; ([$data.$B$1:$data.$B$100]=[.$A3])*(LOWER([$data.$C$1:$data.$C$100])=LOWER([.F$2])); 0); 0)" office:value-type="float" office:value="16.4866666666667" calcext:value-type="float">
            <text:p>16.4866666666667</text:p>
          </table:table-cell>
          <table:table-cell table:formula="of:=HLOOKUP([.$A$1]; [$data.$A$1:$data.$AMJ$1048576]; MATCH(1; ([$data.$B$1:$data.$B$100]=[.$A3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HLOOKUP([.$A$1]; [$data.$A$1:$data.$AMJ$1048576]; MATCH(1; ([$data.$B$1:$data.$B$100]=[.$A4])*(LOWER([$data.$C$1:$data.$C$100])=LOWER([.B$2])); 0); 0)" office:value-type="float" office:value="4.47" calcext:value-type="float">
            <text:p>4.47</text:p>
          </table:table-cell>
          <table:table-cell table:formula="of:=HLOOKUP([.$A$1]; [$data.$A$1:$data.$AMJ$1048576]; MATCH(1; ([$data.$B$1:$data.$B$100]=[.$A4])*(LOWER([$data.$C$1:$data.$C$100])=LOWER([.C$2])); 0); 0)" office:value-type="float" office:value="3.82111111111111" calcext:value-type="float">
            <text:p>3.82111111111111</text:p>
          </table:table-cell>
          <table:table-cell table:formula="of:=HLOOKUP([.$A$1]; [$data.$A$1:$data.$AMJ$1048576]; MATCH(1; ([$data.$B$1:$data.$B$100]=[.$A4])*(LOWER([$data.$C$1:$data.$C$100])=LOWER([.D$2])); 0); 0)" office:value-type="float" office:value="6.18666666666667" calcext:value-type="float">
            <text:p>6.18666666666667</text:p>
          </table:table-cell>
          <table:table-cell table:formula="of:=HLOOKUP([.$A$1]; [$data.$A$1:$data.$AMJ$1048576]; MATCH(1; ([$data.$B$1:$data.$B$100]=[.$A4])*(LOWER([$data.$C$1:$data.$C$100])=LOWER([.E$2])); 0); 0)" office:value-type="float" office:value="4.01111111111111" calcext:value-type="float">
            <text:p>4.01111111111111</text:p>
          </table:table-cell>
          <table:table-cell table:formula="of:=HLOOKUP([.$A$1]; [$data.$A$1:$data.$AMJ$1048576]; MATCH(1; ([$data.$B$1:$data.$B$100]=[.$A4])*(LOWER([$data.$C$1:$data.$C$100])=LOWER([.F$2])); 0); 0)" office:value-type="float" office:value="63.5188888888889" calcext:value-type="float">
            <text:p>63.5188888888889</text:p>
          </table:table-cell>
          <table:table-cell table:formula="of:=HLOOKUP([.$A$1]; [$data.$A$1:$data.$AMJ$1048576]; MATCH(1; ([$data.$B$1:$data.$B$100]=[.$A4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HLOOKUP([.$A$1]; [$data.$A$1:$data.$AMJ$1048576]; MATCH(1; ([$data.$B$1:$data.$B$100]=[.$A5])*(LOWER([$data.$C$1:$data.$C$100])=LOWER([.B$2])); 0); 0)" office:value-type="float" office:value="5.84444444444445" calcext:value-type="float">
            <text:p>5.84444444444445</text:p>
          </table:table-cell>
          <table:table-cell table:formula="of:=HLOOKUP([.$A$1]; [$data.$A$1:$data.$AMJ$1048576]; MATCH(1; ([$data.$B$1:$data.$B$100]=[.$A5])*(LOWER([$data.$C$1:$data.$C$100])=LOWER([.C$2])); 0); 0)" office:value-type="float" office:value="3.71444444444445" calcext:value-type="float">
            <text:p>3.71444444444445</text:p>
          </table:table-cell>
          <table:table-cell table:formula="of:=HLOOKUP([.$A$1]; [$data.$A$1:$data.$AMJ$1048576]; MATCH(1; ([$data.$B$1:$data.$B$100]=[.$A5])*(LOWER([$data.$C$1:$data.$C$100])=LOWER([.D$2])); 0); 0)" office:value-type="float" office:value="10.4511111111111" calcext:value-type="float">
            <text:p>10.4511111111111</text:p>
          </table:table-cell>
          <table:table-cell table:formula="of:=HLOOKUP([.$A$1]; [$data.$A$1:$data.$AMJ$1048576]; MATCH(1; ([$data.$B$1:$data.$B$100]=[.$A5])*(LOWER([$data.$C$1:$data.$C$100])=LOWER([.E$2])); 0); 0)" office:value-type="float" office:value="4.05685823754789" calcext:value-type="float">
            <text:p>4.05685823754789</text:p>
          </table:table-cell>
          <table:table-cell table:formula="of:=HLOOKUP([.$A$1]; [$data.$A$1:$data.$AMJ$1048576]; MATCH(1; ([$data.$B$1:$data.$B$100]=[.$A5])*(LOWER([$data.$C$1:$data.$C$100])=LOWER([.F$2])); 0); 0)" office:value-type="float" office:value="104.586666666667" calcext:value-type="float">
            <text:p>104.586666666667</text:p>
          </table:table-cell>
          <table:table-cell table:formula="of:=HLOOKUP([.$A$1]; [$data.$A$1:$data.$AMJ$1048576]; MATCH(1; ([$data.$B$1:$data.$B$100]=[.$A5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HLOOKUP([.$A$1]; [$data.$A$1:$data.$AMJ$1048576]; MATCH(1; ([$data.$B$1:$data.$B$100]=[.$A6])*(LOWER([$data.$C$1:$data.$C$100])=LOWER([.B$2])); 0); 0)" office:value-type="float" office:value="19.1633333333333" calcext:value-type="float">
            <text:p>19.1633333333333</text:p>
          </table:table-cell>
          <table:table-cell table:formula="of:=HLOOKUP([.$A$1]; [$data.$A$1:$data.$AMJ$1048576]; MATCH(1; ([$data.$B$1:$data.$B$100]=[.$A6])*(LOWER([$data.$C$1:$data.$C$100])=LOWER([.C$2])); 0); 0)" office:value-type="float" office:value="11.1044444444444" calcext:value-type="float">
            <text:p>11.1044444444444</text:p>
          </table:table-cell>
          <table:table-cell table:formula="of:=HLOOKUP([.$A$1]; [$data.$A$1:$data.$AMJ$1048576]; MATCH(1; ([$data.$B$1:$data.$B$100]=[.$A6])*(LOWER([$data.$C$1:$data.$C$100])=LOWER([.D$2])); 0); 0)" office:value-type="float" office:value="65.7244444444445" calcext:value-type="float">
            <text:p>65.7244444444445</text:p>
          </table:table-cell>
          <table:table-cell table:formula="of:=HLOOKUP([.$A$1]; [$data.$A$1:$data.$AMJ$1048576]; MATCH(1; ([$data.$B$1:$data.$B$100]=[.$A6])*(LOWER([$data.$C$1:$data.$C$100])=LOWER([.E$2])); 0); 0)" office:value-type="float" office:value="4.33" calcext:value-type="float">
            <text:p>4.33</text:p>
          </table:table-cell>
          <table:table-cell table:formula="of:=HLOOKUP([.$A$1]; [$data.$A$1:$data.$AMJ$1048576]; MATCH(1; ([$data.$B$1:$data.$B$100]=[.$A6])*(LOWER([$data.$C$1:$data.$C$100])=LOWER([.F$2])); 0); 0)" office:value-type="float" office:value="105.77" calcext:value-type="float">
            <text:p>105.77</text:p>
          </table:table-cell>
          <table:table-cell table:formula="of:=HLOOKUP([.$A$1]; [$data.$A$1:$data.$AMJ$1048576]; MATCH(1; ([$data.$B$1:$data.$B$100]=[.$A6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HLOOKUP([.$A$1]; [$data.$A$1:$data.$AMJ$1048576]; MATCH(1; ([$data.$B$1:$data.$B$100]=[.$A7])*(LOWER([$data.$C$1:$data.$C$100])=LOWER([.B$2])); 0); 0)" office:value-type="float" office:value="31.7988888888889" calcext:value-type="float">
            <text:p>31.7988888888889</text:p>
          </table:table-cell>
          <table:table-cell table:formula="of:=HLOOKUP([.$A$1]; [$data.$A$1:$data.$AMJ$1048576]; MATCH(1; ([$data.$B$1:$data.$B$100]=[.$A7])*(LOWER([$data.$C$1:$data.$C$100])=LOWER([.C$2])); 0); 0)" office:value-type="float" office:value="30.7555555555556" calcext:value-type="float">
            <text:p>30.7555555555556</text:p>
          </table:table-cell>
          <table:table-cell table:formula="of:=HLOOKUP([.$A$1]; [$data.$A$1:$data.$AMJ$1048576]; MATCH(1; ([$data.$B$1:$data.$B$100]=[.$A7])*(LOWER([$data.$C$1:$data.$C$100])=LOWER([.D$2])); 0); 0)" office:value-type="float" office:value="87.3427586206897" calcext:value-type="float">
            <text:p>87.3427586206897</text:p>
          </table:table-cell>
          <table:table-cell table:formula="of:=HLOOKUP([.$A$1]; [$data.$A$1:$data.$AMJ$1048576]; MATCH(1; ([$data.$B$1:$data.$B$100]=[.$A7])*(LOWER([$data.$C$1:$data.$C$100])=LOWER([.E$2])); 0); 0)" office:value-type="float" office:value="5.47337164750958" calcext:value-type="float">
            <text:p>5.47337164750958</text:p>
          </table:table-cell>
          <table:table-cell table:formula="of:=HLOOKUP([.$A$1]; [$data.$A$1:$data.$AMJ$1048576]; MATCH(1; ([$data.$B$1:$data.$B$100]=[.$A7])*(LOWER([$data.$C$1:$data.$C$100])=LOWER([.F$2])); 0); 0)" office:value-type="float" office:value="110.268390804598" calcext:value-type="float">
            <text:p>110.268390804598</text:p>
          </table:table-cell>
          <table:table-cell table:formula="of:=HLOOKUP([.$A$1]; [$data.$A$1:$data.$AMJ$1048576]; MATCH(1; ([$data.$B$1:$data.$B$100]=[.$A7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LOOKUP([.$A$1]; [$data.$A$1:$data.$AMJ$1048576]; MATCH(1; ([$data.$B$1:$data.$B$100]=[.$A8])*(LOWER([$data.$C$1:$data.$C$100])=LOWER([.B$2])); 0); 0)" office:value-type="float" office:value="74.8710344827586" calcext:value-type="float">
            <text:p>74.8710344827586</text:p>
          </table:table-cell>
          <table:table-cell table:formula="of:=HLOOKUP([.$A$1]; [$data.$A$1:$data.$AMJ$1048576]; MATCH(1; ([$data.$B$1:$data.$B$100]=[.$A8])*(LOWER([$data.$C$1:$data.$C$100])=LOWER([.C$2])); 0); 0)" office:value-type="float" office:value="31.3344444444444" calcext:value-type="float">
            <text:p>31.3344444444444</text:p>
          </table:table-cell>
          <table:table-cell table:formula="of:=HLOOKUP([.$A$1]; [$data.$A$1:$data.$AMJ$1048576]; MATCH(1; ([$data.$B$1:$data.$B$100]=[.$A8])*(LOWER([$data.$C$1:$data.$C$100])=LOWER([.D$2])); 0); 0)" office:value-type="float" office:value="111.228850574713" calcext:value-type="float">
            <text:p>111.228850574713</text:p>
          </table:table-cell>
          <table:table-cell table:formula="of:=HLOOKUP([.$A$1]; [$data.$A$1:$data.$AMJ$1048576]; MATCH(1; ([$data.$B$1:$data.$B$100]=[.$A8])*(LOWER([$data.$C$1:$data.$C$100])=LOWER([.E$2])); 0); 0)" office:value-type="float" office:value="7.81444444444445" calcext:value-type="float">
            <text:p>7.81444444444445</text:p>
          </table:table-cell>
          <table:table-cell table:formula="of:=HLOOKUP([.$A$1]; [$data.$A$1:$data.$AMJ$1048576]; MATCH(1; ([$data.$B$1:$data.$B$100]=[.$A8])*(LOWER([$data.$C$1:$data.$C$100])=LOWER([.F$2])); 0); 0)" office:value-type="float" office:value="108.191111111111" calcext:value-type="float">
            <text:p>108.191111111111</text:p>
          </table:table-cell>
          <table:table-cell table:formula="of:=HLOOKUP([.$A$1]; [$data.$A$1:$data.$AMJ$1048576]; MATCH(1; ([$data.$B$1:$data.$B$100]=[.$A8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HLOOKUP([.$A$1]; [$data.$A$1:$data.$AMJ$1048576]; MATCH(1; ([$data.$B$1:$data.$B$100]=[.$A9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9])*(LOWER([$data.$C$1:$data.$C$100])=LOWER([.C$2])); 0); 0)" office:value-type="float" office:value="55.2888888888889" calcext:value-type="float">
            <text:p>55.2888888888889</text:p>
          </table:table-cell>
          <table:table-cell table:formula="of:=HLOOKUP([.$A$1]; [$data.$A$1:$data.$AMJ$1048576]; MATCH(1; ([$data.$B$1:$data.$B$100]=[.$A9])*(LOWER([$data.$C$1:$data.$C$100])=LOWER([.D$2])); 0); 0)" office:value-type="float" office:value="117.800268199234" calcext:value-type="float">
            <text:p>117.800268199234</text:p>
          </table:table-cell>
          <table:table-cell table:formula="of:=HLOOKUP([.$A$1]; [$data.$A$1:$data.$AMJ$1048576]; MATCH(1; ([$data.$B$1:$data.$B$100]=[.$A9])*(LOWER([$data.$C$1:$data.$C$100])=LOWER([.E$2])); 0); 0)" office:value-type="float" office:value="13.3622222222222" calcext:value-type="float">
            <text:p>13.3622222222222</text:p>
          </table:table-cell>
          <table:table-cell table:formula="of:=HLOOKUP([.$A$1]; [$data.$A$1:$data.$AMJ$1048576]; MATCH(1; ([$data.$B$1:$data.$B$100]=[.$A9])*(LOWER([$data.$C$1:$data.$C$100])=LOWER([.F$2])); 0); 0)" office:value-type="float" office:value="105.227777777778" calcext:value-type="float">
            <text:p>105.227777777778</text:p>
          </table:table-cell>
          <table:table-cell table:formula="of:=HLOOKUP([.$A$1]; [$data.$A$1:$data.$AMJ$1048576]; MATCH(1; ([$data.$B$1:$data.$B$100]=[.$A9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HLOOKUP([.$A$1]; [$data.$A$1:$data.$AMJ$1048576]; MATCH(1; ([$data.$B$1:$data.$B$100]=[.$A10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C$2])); 0); 0)" office:value-type="float" office:value="84.2787356321839" calcext:value-type="float">
            <text:p>84.2787356321839</text:p>
          </table:table-cell>
          <table:table-cell table:formula="of:=HLOOKUP([.$A$1]; [$data.$A$1:$data.$AMJ$1048576]; MATCH(1; ([$data.$B$1:$data.$B$100]=[.$A10])*(LOWER([$data.$C$1:$data.$C$100])=LOWER([.D$2])); 0); 0)" office:value-type="float" office:value="139.326666666667" calcext:value-type="float">
            <text:p>139.326666666667</text:p>
          </table:table-cell>
          <table:table-cell table:formula="of:=HLOOKUP([.$A$1]; [$data.$A$1:$data.$AMJ$1048576]; MATCH(1; ([$data.$B$1:$data.$B$100]=[.$A10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0])*(LOWER([$data.$C$1:$data.$C$100])=LOWER([.F$2])); 0); 0)" office:value-type="float" office:value="105.526666666667" calcext:value-type="float">
            <text:p>105.526666666667</text:p>
          </table:table-cell>
          <table:table-cell table:formula="of:=HLOOKUP([.$A$1]; [$data.$A$1:$data.$AMJ$1048576]; MATCH(1; ([$data.$B$1:$data.$B$100]=[.$A10])*(LOWER([$data.$C$1:$data.$C$100])=LOWER([.G$2])); 0); 0)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HLOOKUP([.$A$1]; [$data.$A$1:$data.$AMJ$1048576]; MATCH(1; ([$data.$B$1:$data.$B$100]=[.$A11])*(LOWER([$data.$C$1:$data.$C$100])=LOWER([.B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C$2])); 0); 0)" office:value-type="float" office:value="68.8622222222222" calcext:value-type="float">
            <text:p>68.8622222222222</text:p>
          </table:table-cell>
          <table:table-cell table:formula="of:=HLOOKUP([.$A$1]; [$data.$A$1:$data.$AMJ$1048576]; MATCH(1; ([$data.$B$1:$data.$B$100]=[.$A11])*(LOWER([$data.$C$1:$data.$C$100])=LOWER([.D$2])); 0); 0)" office:value-type="float" office:value="125.757777777778" calcext:value-type="float">
            <text:p>125.757777777778</text:p>
          </table:table-cell>
          <table:table-cell table:formula="of:=HLOOKUP([.$A$1]; [$data.$A$1:$data.$AMJ$1048576]; MATCH(1; ([$data.$B$1:$data.$B$100]=[.$A11])*(LOWER([$data.$C$1:$data.$C$100])=LOWER([.E$2])); 0); 0)" office:value-type="string" office:string-value="" calcext:value-type="error">
            <text:p>#N/A</text:p>
          </table:table-cell>
          <table:table-cell table:formula="of:=HLOOKUP([.$A$1]; [$data.$A$1:$data.$AMJ$1048576]; MATCH(1; ([$data.$B$1:$data.$B$100]=[.$A11])*(LOWER([$data.$C$1:$data.$C$100])=LOWER([.F$2])); 0); 0)" office:value-type="float" office:value="106.461417624521" calcext:value-type="float">
            <text:p>106.461417624521</text:p>
          </table:table-cell>
          <table:table-cell table:formula="of:=HLOOKUP([.$A$1]; [$data.$A$1:$data.$AMJ$1048576]; MATCH(1; ([$data.$B$1:$data.$B$100]=[.$A11])*(LOWER([$data.$C$1:$data.$C$100])=LOWER([.G$2])); 0); 0)" office:value-type="string" office:string-value="" calcext:value-type="error">
            <text:p>#N/A</text:p>
          </table:table-cell>
        </table:table-row>
      </table:table>
      <table:named-expressions/>
      <table:database-ranges>
        <table:database-range table:name="__Anonymous_Sheet_DB__0" table:target-range-address="data.A1:data.AF33">
          <table:sort>
            <table:sort-by table:field-number="2" table:data-type="automatic"/>
          </table:sort>
        </table:database-range>
        <table:database-range table:name="__Anonymous_Sheet_DB__1" table:target-range-address="Throughput.A2:Throughput.B34">
          <table:sort>
            <table:sort-by table:field-number="1" table:data-type="automatic"/>
          </table:sort>
        </table:database-range>
        <table:database-range table:name="__Anonymous_Sheet_DB__2" table:target-range-address="'E2E Latency P50'.A2:'E2E Latency P50'.B34">
          <table:sort>
            <table:sort-by table:field-number="1" table:data-type="automatic"/>
          </table:sort>
        </table:database-range>
        <table:database-range table:name="__Anonymous_Sheet_DB__3" table:target-range-address="'E2E Latency P95'.A2:'E2E Latency P95'.B34">
          <table:sort>
            <table:sort-by table:field-number="1" table:data-type="automatic"/>
          </table:sort>
        </table:database-range>
        <table:database-range table:name="__Anonymous_Sheet_DB__4" table:target-range-address="'Local Latency P50'.A2:'Local Latency P50'.B34">
          <table:sort>
            <table:sort-by table:field-number="1" table:data-type="automatic"/>
          </table:sort>
        </table:database-range>
        <table:database-range table:name="__Anonymous_Sheet_DB__5" table:target-range-address="'Local Latency P95'.A2:'Local Latency P95'.B34">
          <table:sort>
            <table:sort-by table:field-number="1" table:data-type="automatic"/>
          </table:sort>
        </table:database-range>
        <table:database-range table:name="__Anonymous_Sheet_DB__7" table:target-range-address="'Server CPUs'.A2:'Server CPUs'.B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1T13:16:32.238703731</dc:date>
    <meta:editing-duration>PT8H33M59S</meta:editing-duration>
    <meta:editing-cycles>34</meta:editing-cycles>
    <meta:document-statistic meta:table-count="8" meta:cell-count="1960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minimum="86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25cm" svg:height="6.216cm" xlink:href=".." xlink:type="simple" chart:class="chart:scatter" chart:style-name="ch1">
        <chart:legend chart:legend-position="end" svg:x="9.444cm" svg:y="1.813cm" style:legend-expansion="high" chart:style-name="ch2"/>
        <chart:plot-area chart:style-name="ch3" table:cell-range-address="Throughput.A3:Throughput.F11 Throughput.B2:Throughput.F2" chart:data-source-has-labels="row" svg:x="1.316cm" svg:y="0.124cm" svg:width="7.872cm" svg:height="4.938cm">
          <chart:coordinate-region svg:x="2.123cm" svg:y="0.324cm" svg:width="6.785cm" svg:height="4.091cm"/>
          <chart:axis chart:dimension="x" chart:name="primary-x" chart:style-name="ch4">
            <chart:title svg:x="4.592cm" svg:y="5.187cm" chart:style-name="ch5">
              <text:p># Users</text:p>
            </chart:title>
          </chart:axis>
          <chart:axis chart:dimension="y" chart:name="primary-y" chart:style-name="ch6">
            <chart:title svg:x="0.451cm" svg:y="4.853cm" chart:style-name="ch7">
              <text:p>Throughput (% of attempted)</text:p>
            </chart:title>
            <chart:grid chart:style-name="ch8" chart:class="major"/>
          </chart:axis>
          <chart:series chart:style-name="ch9" chart:values-cell-range-address="Throughput.B3:Throughput.B11" chart:label-cell-address="Throughput.B2:Throughput.B2" chart:class="chart:scatter">
            <chart:domain table:cell-range-address="Throughput.A3:Throughput.A11"/>
            <chart:data-point chart:repeated="9"/>
          </chart:series>
          <chart:series chart:style-name="ch10" chart:values-cell-range-address="Throughput.C3:Throughput.C11" chart:label-cell-address="Throughput.C2:Throughput.C2" chart:class="chart:scatter">
            <chart:data-point chart:repeated="9"/>
          </chart:series>
          <chart:series chart:style-name="ch11" chart:values-cell-range-address="Throughput.D3:Throughput.D11" chart:label-cell-address="Throughput.D2:Throughput.D2" chart:class="chart:scatter">
            <chart:data-point chart:repeated="9"/>
          </chart:series>
          <chart:series chart:style-name="ch12" chart:values-cell-range-address="Throughput.E3:Throughput.E11" chart:label-cell-address="Throughput.E2:Throughput.E2" chart:class="chart:scatter">
            <chart:data-point chart:repeated="9"/>
          </chart:series>
          <chart:series chart:style-name="ch13" chart:values-cell-range-address="Throughput.F3:Throughput.F11" chart:label-cell-address="Throughput.F2:Throughput.F2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Throughput.B2:Throughput.B2</svg:desc>
                </draw:g>
              </table:table-cell>
              <table:table-cell office:value-type="string">
                <text:p>CollabsNoVC</text:p>
                <draw:g>
                  <svg:desc>Throughput.C2:Throughput.C2</svg:desc>
                </draw:g>
              </table:table-cell>
              <table:table-cell office:value-type="string">
                <text:p>Yjs</text:p>
                <draw:g>
                  <svg:desc>Throughput.D2:Throughput.D2</svg:desc>
                </draw:g>
              </table:table-cell>
              <table:table-cell office:value-type="string">
                <text:p>Automerge</text:p>
                <draw:g>
                  <svg:desc>Throughput.E2:Throughput.E2</svg:desc>
                </draw:g>
              </table:table-cell>
              <table:table-cell office:value-type="string">
                <text:p>ShareDB</text:p>
                <draw:g>
                  <svg:desc>Throughput.F2:Throughput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Throughput.A3:Throughput.A11</svg:desc>
                </draw:g>
              </table:table-cell>
              <table:table-cell office:value-type="float" office:value="100">
                <text:p>100</text:p>
                <draw:g>
                  <svg:desc>Throughput.B3:Throughput.B11</svg:desc>
                </draw:g>
              </table:table-cell>
              <table:table-cell office:value-type="float" office:value="100">
                <text:p>100</text:p>
                <draw:g>
                  <svg:desc>Throughput.C3:Throughput.C11</svg:desc>
                </draw:g>
              </table:table-cell>
              <table:table-cell office:value-type="float" office:value="100">
                <text:p>100</text:p>
                <draw:g>
                  <svg:desc>Throughput.D3:Throughput.D11</svg:desc>
                </draw:g>
              </table:table-cell>
              <table:table-cell office:value-type="float" office:value="63.8888888888889">
                <text:p>63.8888888888889</text:p>
                <draw:g>
                  <svg:desc>Throughput.E3:Throughput.E11</svg:desc>
                </draw:g>
              </table:table-cell>
              <table:table-cell office:value-type="float" office:value="100">
                <text:p>100</text:p>
                <draw:g>
                  <svg:desc>Throughput.F3:Throughput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9.8263888888889">
                <text:p>99.8263888888889</text:p>
              </table:table-cell>
              <table:table-cell office:value-type="float" office:value="100">
                <text:p>100</text:p>
              </table:table-cell>
              <table:table-cell office:value-type="float" office:value="99.8263888888889">
                <text:p>99.8263888888889</text:p>
              </table:table-cell>
              <table:table-cell office:value-type="float" office:value="22.3958333333333">
                <text:p>22.3958333333333</text:p>
              </table:table-cell>
              <table:table-cell office:value-type="float" office:value="99.6527777777778">
                <text:p>99.652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99.7685185185185">
                <text:p>99.7685185185185</text:p>
              </table:table-cell>
              <table:table-cell office:value-type="float" office:value="99.7685185185185">
                <text:p>99.7685185185185</text:p>
              </table:table-cell>
              <table:table-cell office:value-type="float" office:value="99.6527777777778">
                <text:p>99.6527777777778</text:p>
              </table:table-cell>
              <table:table-cell office:value-type="float" office:value="15.625">
                <text:p>15.6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99.21875">
                <text:p>99.21875</text:p>
              </table:table-cell>
              <table:table-cell office:value-type="float" office:value="99.6527777777778">
                <text:p>99.6527777777778</text:p>
              </table:table-cell>
              <table:table-cell office:value-type="float" office:value="99.6527777777778">
                <text:p>99.6527777777778</text:p>
              </table:table-cell>
              <table:table-cell office:value-type="float" office:value="11.0243055555556">
                <text:p>11.0243055555556</text:p>
              </table:table-cell>
              <table:table-cell office:value-type="float" office:value="99.7395833333333">
                <text:p>99.7395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99.6527777777778">
                <text:p>99.6527777777778</text:p>
              </table:table-cell>
              <table:table-cell office:value-type="float" office:value="99.8611111111111">
                <text:p>99.8611111111111</text:p>
              </table:table-cell>
              <table:table-cell office:value-type="float" office:value="99.5138888888889">
                <text:p>99.5138888888889</text:p>
              </table:table-cell>
              <table:table-cell office:value-type="float" office:value="8.26388888888889">
                <text:p>8.26388888888889</text:p>
              </table:table-cell>
              <table:table-cell office:value-type="float" office:value="99.6527777777778">
                <text:p>99.652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99.4791666666667">
                <text:p>99.4791666666667</text:p>
              </table:table-cell>
              <table:table-cell office:value-type="float" office:value="99.3634259259259">
                <text:p>99.3634259259259</text:p>
              </table:table-cell>
              <table:table-cell office:value-type="float" office:value="99.7685185185185">
                <text:p>99.7685185185185</text:p>
              </table:table-cell>
              <table:table-cell office:value-type="float" office:value="11.2268518518519">
                <text:p>11.2268518518519</text:p>
              </table:table-cell>
              <table:table-cell office:value-type="float" office:value="99.5949074074074">
                <text:p>99.5949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98.8095238095238">
                <text:p>98.8095238095238</text:p>
              </table:table-cell>
              <table:table-cell office:value-type="float" office:value="99.6031746031746">
                <text:p>99.6031746031746</text:p>
              </table:table-cell>
              <table:table-cell office:value-type="float" office:value="18.5019841269841">
                <text:p>18.5019841269841</text:p>
              </table:table-cell>
              <table:table-cell office:value-type="float" office:value="99.702380952381">
                <text:p>99.702380952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99.4357638888889">
                <text:p>99.4357638888889</text:p>
              </table:table-cell>
              <table:table-cell office:value-type="float" office:value="NaN">
                <text:p>NaN</text:p>
              </table:table-cell>
              <table:table-cell office:value-type="float" office:value="99.8263888888889">
                <text:p>99.8263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86.9984567901235">
                <text:p>86.9984567901235</text:p>
              </table:table-cell>
              <table:table-cell office:value-type="float" office:value="99.6141975308642">
                <text:p>99.6141975308642</text:p>
              </table:table-cell>
              <table:table-cell office:value-type="float" office:value="NaN">
                <text:p>NaN</text:p>
              </table:table-cell>
              <table:table-cell office:value-type="float" office:value="99.6913580246914">
                <text:p>99.6913580246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9000" chart:origin="0" chart:interval-major="3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89cm" svg:height="6.19cm" xlink:href=".." xlink:type="simple" chart:class="chart:scatter" chart:style-name="ch1">
        <chart:legend chart:legend-position="end" svg:x="10.008cm" svg:y="1.8cm" style:legend-expansion="high" chart:style-name="ch2"/>
        <chart:plot-area chart:style-name="ch3" table:cell-range-address="'E2E Latency P95'.A18:'E2E Latency P95'.F26 'E2E Latency P95'.B17:'E2E Latency P95'.F17" chart:data-source-has-labels="row" svg:x="1.278cm" svg:y="0.123cm" svg:width="8.463cm" svg:height="4.963cm">
          <chart:coordinate-region svg:x="2.27cm" svg:y="0.322cm" svg:width="7.191cm" svg:height="4.117cm"/>
          <chart:axis chart:dimension="x" chart:name="primary-x" chart:style-name="ch4">
            <chart:title svg:x="4.896cm" svg:y="5.209cm" chart:style-name="ch5">
              <text:p># Users</text:p>
            </chart:title>
          </chart:axis>
          <chart:axis chart:dimension="y" chart:name="primary-y" chart:style-name="ch6">
            <chart:title svg:x="0.451cm" svg:y="4.712cm" chart:style-name="ch7">
              <text:p>End-to-end latency P95 (ms)</text:p>
            </chart:title>
            <chart:grid chart:style-name="ch8" chart:class="major"/>
          </chart:axis>
          <chart:series chart:style-name="ch9" chart:values-cell-range-address="'E2E Latency P95'.B18:'E2E Latency P95'.B26" chart:label-cell-address="'E2E Latency P95'.B17:'E2E Latency P95'.B17" chart:class="chart:scatter">
            <chart:domain table:cell-range-address="'E2E Latency P95'.A18:'E2E Latency P95'.A26"/>
            <chart:data-point chart:repeated="9"/>
          </chart:series>
          <chart:series chart:style-name="ch10" chart:values-cell-range-address="'E2E Latency P95'.C18:'E2E Latency P95'.C26" chart:label-cell-address="'E2E Latency P95'.C17:'E2E Latency P95'.C17" chart:class="chart:scatter">
            <chart:data-point chart:repeated="9"/>
          </chart:series>
          <chart:series chart:style-name="ch11" chart:values-cell-range-address="'E2E Latency P95'.D18:'E2E Latency P95'.D26" chart:label-cell-address="'E2E Latency P95'.D17:'E2E Latency P95'.D17" chart:class="chart:scatter">
            <chart:data-point chart:repeated="9"/>
          </chart:series>
          <chart:series chart:style-name="ch12" chart:values-cell-range-address="'E2E Latency P95'.E18:'E2E Latency P95'.E26" chart:label-cell-address="'E2E Latency P95'.E17:'E2E Latency P95'.E17" chart:class="chart:scatter">
            <chart:data-point chart:repeated="9"/>
          </chart:series>
          <chart:series chart:style-name="ch13" chart:values-cell-range-address="'E2E Latency P95'.F18:'E2E Latency P95'.F26" chart:label-cell-address="'E2E Latency P95'.F17:'E2E Latency P95'.F1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E2E Latency P95'.B17:'E2E Latency P95'.B17</svg:desc>
                </draw:g>
              </table:table-cell>
              <table:table-cell office:value-type="string">
                <text:p>CollabsNoVC</text:p>
                <draw:g>
                  <svg:desc>'E2E Latency P95'.C17:'E2E Latency P95'.C17</svg:desc>
                </draw:g>
              </table:table-cell>
              <table:table-cell office:value-type="string">
                <text:p>Yjs</text:p>
                <draw:g>
                  <svg:desc>'E2E Latency P95'.D17:'E2E Latency P95'.D17</svg:desc>
                </draw:g>
              </table:table-cell>
              <table:table-cell office:value-type="string">
                <text:p>Automerge</text:p>
                <draw:g>
                  <svg:desc>'E2E Latency P95'.E17:'E2E Latency P95'.E17</svg:desc>
                </draw:g>
              </table:table-cell>
              <table:table-cell office:value-type="string">
                <text:p>ShareDB</text:p>
                <draw:g>
                  <svg:desc>'E2E Latency P95'.F17:'E2E Latency P95'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E2E Latency P95'.A18:'E2E Latency P95'.A26</svg:desc>
                </draw:g>
              </table:table-cell>
              <table:table-cell office:value-type="float" office:value="163.666666666667">
                <text:p>163.666666666667</text:p>
                <draw:g>
                  <svg:desc>'E2E Latency P95'.B18:'E2E Latency P95'.B26</svg:desc>
                </draw:g>
              </table:table-cell>
              <table:table-cell office:value-type="float" office:value="162.5">
                <text:p>162.5</text:p>
                <draw:g>
                  <svg:desc>'E2E Latency P95'.C18:'E2E Latency P95'.C26</svg:desc>
                </draw:g>
              </table:table-cell>
              <table:table-cell office:value-type="float" office:value="165.833333333333">
                <text:p>165.833333333333</text:p>
                <draw:g>
                  <svg:desc>'E2E Latency P95'.D18:'E2E Latency P95'.D26</svg:desc>
                </draw:g>
              </table:table-cell>
              <table:table-cell office:value-type="float" office:value="2317.83333333333">
                <text:p>2317.83333333333</text:p>
                <draw:g>
                  <svg:desc>'E2E Latency P95'.E18:'E2E Latency P95'.E26</svg:desc>
                </draw:g>
              </table:table-cell>
              <table:table-cell office:value-type="float" office:value="166.666666666667">
                <text:p>166.666666666667</text:p>
                <draw:g>
                  <svg:desc>'E2E Latency P95'.F18:'E2E Latency P95'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166.5">
                <text:p>166.5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32160.6666666667">
                <text:p>32160.6666666667</text:p>
              </table:table-cell>
              <table:table-cell office:value-type="float" office:value="243.833333333333">
                <text:p>243.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71.666666666667">
                <text:p>171.666666666667</text:p>
              </table:table-cell>
              <table:table-cell office:value-type="float" office:value="166.5">
                <text:p>166.5</text:p>
              </table:table-cell>
              <table:table-cell office:value-type="float" office:value="174.333333333333">
                <text:p>174.333333333333</text:p>
              </table:table-cell>
              <table:table-cell office:value-type="float" office:value="33389.6666666667">
                <text:p>33389.6666666667</text:p>
              </table:table-cell>
              <table:table-cell office:value-type="float" office:value="739.333333333333">
                <text:p>739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97.166666666667">
                <text:p>197.166666666667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21203.6666666667">
                <text:p>21203.6666666667</text:p>
              </table:table-cell>
              <table:table-cell office:value-type="float" office:value="44004">
                <text:p>44004</text:p>
              </table:table-cell>
              <table:table-cell office:value-type="float" office:value="1775.66666666667">
                <text:p>1775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59.666666666667">
                <text:p>259.666666666667</text:p>
              </table:table-cell>
              <table:table-cell office:value-type="float" office:value="194.833333333333">
                <text:p>194.833333333333</text:p>
              </table:table-cell>
              <table:table-cell office:value-type="float" office:value="19355">
                <text:p>19355</text:p>
              </table:table-cell>
              <table:table-cell office:value-type="float" office:value="61613.6666666667">
                <text:p>61613.6666666667</text:p>
              </table:table-cell>
              <table:table-cell office:value-type="float" office:value="4977.16666666667">
                <text:p>4977.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37712.5">
                <text:p>37712.5</text:p>
              </table:table-cell>
              <table:table-cell office:value-type="float" office:value="232.833333333333">
                <text:p>232.833333333333</text:p>
              </table:table-cell>
              <table:table-cell office:value-type="float" office:value="487.333333333333">
                <text:p>487.333333333333</text:p>
              </table:table-cell>
              <table:table-cell office:value-type="float" office:value="60000">
                <text:p>60000</text:p>
              </table:table-cell>
              <table:table-cell office:value-type="float" office:value="5394.33333333333">
                <text:p>5394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657">
                <text:p>1657</text:p>
              </table:table-cell>
              <table:table-cell office:value-type="float" office:value="1230.16666666667">
                <text:p>1230.16666666667</text:p>
              </table:table-cell>
              <table:table-cell office:value-type="float" office:value="60000">
                <text:p>60000</text:p>
              </table:table-cell>
              <table:table-cell office:value-type="float" office:value="5473.33333333333">
                <text:p>5473.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8488.1666666667">
                <text:p>28488.1666666667</text:p>
              </table:table-cell>
              <table:table-cell office:value-type="float" office:value="46395.6666666667">
                <text:p>46395.6666666667</text:p>
              </table:table-cell>
              <table:table-cell office:value-type="float" office:value="NaN">
                <text:p>NaN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26342.8333333333">
                <text:p>26342.8333333333</text:p>
              </table:table-cell>
              <table:table-cell office:value-type="float" office:value="48129">
                <text:p>48129</text:p>
              </table:table-cell>
              <table:table-cell office:value-type="float" office:value="NaN">
                <text:p>NaN</text:p>
              </table:table-cell>
              <table:table-cell office:value-type="float" office:value="6888.66666666667">
                <text:p>6888.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9000" chart:origin="0" chart:interval-major="3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45cm" svg:height="6.216cm" xlink:href=".." xlink:type="simple" chart:class="chart:scatter" chart:style-name="ch1">
        <chart:plot-area chart:style-name="ch2" table:cell-range-address="'E2E Latency P50'.A18:'E2E Latency P50'.G26 'E2E Latency P50'.B17:'E2E Latency P50'.G17" chart:data-source-has-labels="row" svg:x="1.209cm" svg:y="0.124cm" svg:width="8.538cm" svg:height="4.987cm">
          <chart:coordinate-region svg:x="2.201cm" svg:y="0.323cm" svg:width="7.266cm" svg:height="4.141cm"/>
          <chart:axis chart:dimension="x" chart:name="primary-x" chart:style-name="ch3">
            <chart:title svg:x="4.865cm" svg:y="5.235cm" chart:style-name="ch4">
              <text:p># Users</text:p>
            </chart:title>
          </chart:axis>
          <chart:axis chart:dimension="y" chart:name="primary-y" chart:style-name="ch5">
            <chart:title svg:x="0.451cm" svg:y="4.725cm" chart:style-name="ch6">
              <text:p>End-to-end latency P50 (ms)</text:p>
            </chart:title>
            <chart:grid chart:style-name="ch7" chart:class="major"/>
          </chart:axis>
          <chart:series chart:style-name="ch8" chart:values-cell-range-address="'E2E Latency P50'.B18:'E2E Latency P50'.B26" chart:label-cell-address="'E2E Latency P50'.B17:'E2E Latency P50'.B17" chart:class="chart:scatter">
            <chart:domain table:cell-range-address="'E2E Latency P50'.A18:'E2E Latency P50'.A26"/>
            <chart:data-point chart:repeated="9"/>
          </chart:series>
          <chart:series chart:style-name="ch9" chart:values-cell-range-address="'E2E Latency P50'.C18:'E2E Latency P50'.C26" chart:label-cell-address="'E2E Latency P50'.C17:'E2E Latency P50'.C17" chart:class="chart:scatter">
            <chart:data-point chart:repeated="9"/>
          </chart:series>
          <chart:series chart:style-name="ch10" chart:values-cell-range-address="'E2E Latency P50'.D18:'E2E Latency P50'.D26" chart:label-cell-address="'E2E Latency P50'.D17:'E2E Latency P50'.D17" chart:class="chart:scatter">
            <chart:data-point chart:repeated="9"/>
          </chart:series>
          <chart:series chart:style-name="ch11" chart:values-cell-range-address="'E2E Latency P50'.E18:'E2E Latency P50'.E26" chart:label-cell-address="'E2E Latency P50'.E17:'E2E Latency P50'.E17" chart:class="chart:scatter">
            <chart:data-point chart:repeated="9"/>
          </chart:series>
          <chart:series chart:style-name="ch12" chart:values-cell-range-address="'E2E Latency P50'.F18:'E2E Latency P50'.F26" chart:label-cell-address="'E2E Latency P50'.F17:'E2E Latency P50'.F17" chart:class="chart:scatter">
            <chart:data-point chart:repeated="9"/>
          </chart:series>
          <chart:series chart:style-name="ch13" chart:values-cell-range-address="'E2E Latency P50'.G18:'E2E Latency P50'.G26" chart:label-cell-address="'E2E Latency P50'.G17:'E2E Latency P50'.G1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E2E Latency P50'.B17:'E2E Latency P50'.B17</svg:desc>
                </draw:g>
              </table:table-cell>
              <table:table-cell office:value-type="string">
                <text:p>CollabsNoVC</text:p>
                <draw:g>
                  <svg:desc>'E2E Latency P50'.C17:'E2E Latency P50'.C17</svg:desc>
                </draw:g>
              </table:table-cell>
              <table:table-cell office:value-type="string">
                <text:p>Yjs</text:p>
                <draw:g>
                  <svg:desc>'E2E Latency P50'.D17:'E2E Latency P50'.D17</svg:desc>
                </draw:g>
              </table:table-cell>
              <table:table-cell office:value-type="string">
                <text:p>Automerge</text:p>
                <draw:g>
                  <svg:desc>'E2E Latency P50'.E17:'E2E Latency P50'.E17</svg:desc>
                </draw:g>
              </table:table-cell>
              <table:table-cell office:value-type="string">
                <text:p>ShareDB</text:p>
                <draw:g>
                  <svg:desc>'E2E Latency P50'.F17:'E2E Latency P50'.F17</svg:desc>
                </draw:g>
              </table:table-cell>
              <table:table-cell office:value-type="string">
                <text:p>GDocs</text:p>
                <draw:g>
                  <svg:desc>'E2E Latency P50'.G17:'E2E Latency P50'.G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E2E Latency P50'.A18:'E2E Latency P50'.A26</svg:desc>
                </draw:g>
              </table:table-cell>
              <table:table-cell office:value-type="float" office:value="122.5">
                <text:p>122.5</text:p>
                <draw:g>
                  <svg:desc>'E2E Latency P50'.B18:'E2E Latency P50'.B26</svg:desc>
                </draw:g>
              </table:table-cell>
              <table:table-cell office:value-type="float" office:value="122.833333333333">
                <text:p>122.833333333333</text:p>
                <draw:g>
                  <svg:desc>'E2E Latency P50'.C18:'E2E Latency P50'.C26</svg:desc>
                </draw:g>
              </table:table-cell>
              <table:table-cell office:value-type="float" office:value="126.333333333333">
                <text:p>126.333333333333</text:p>
                <draw:g>
                  <svg:desc>'E2E Latency P50'.D18:'E2E Latency P50'.D26</svg:desc>
                </draw:g>
              </table:table-cell>
              <table:table-cell office:value-type="float" office:value="957.166666666667">
                <text:p>957.166666666667</text:p>
                <draw:g>
                  <svg:desc>'E2E Latency P50'.E18:'E2E Latency P50'.E26</svg:desc>
                </draw:g>
              </table:table-cell>
              <table:table-cell office:value-type="float" office:value="126.166666666667">
                <text:p>126.166666666667</text:p>
                <draw:g>
                  <svg:desc>'E2E Latency P50'.F18:'E2E Latency P50'.F26</svg:desc>
                </draw:g>
              </table:table-cell>
              <table:table-cell office:value-type="float" office:value="NaN">
                <text:p>NaN</text:p>
                <draw:g>
                  <svg:desc>'E2E Latency P50'.G18:'E2E Latency P50'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25.833333333333">
                <text:p>125.833333333333</text:p>
              </table:table-cell>
              <table:table-cell office:value-type="float" office:value="126.5">
                <text:p>126.5</text:p>
              </table:table-cell>
              <table:table-cell office:value-type="float" office:value="125.666666666667">
                <text:p>125.666666666667</text:p>
              </table:table-cell>
              <table:table-cell office:value-type="float" office:value="5776.16666666667">
                <text:p>5776.16666666667</text:p>
              </table:table-cell>
              <table:table-cell office:value-type="float" office:value="144.833333333333">
                <text:p>144.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30.833333333333">
                <text:p>130.833333333333</text:p>
              </table:table-cell>
              <table:table-cell office:value-type="float" office:value="130">
                <text:p>130</text:p>
              </table:table-cell>
              <table:table-cell office:value-type="float" office:value="134.166666666667">
                <text:p>134.166666666667</text:p>
              </table:table-cell>
              <table:table-cell office:value-type="float" office:value="11583">
                <text:p>11583</text:p>
              </table:table-cell>
              <table:table-cell office:value-type="float" office:value="475.166666666667">
                <text:p>475.1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50.166666666667">
                <text:p>150.166666666667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1441.1666666667">
                <text:p>21441.1666666667</text:p>
              </table:table-cell>
              <table:table-cell office:value-type="float" office:value="859.666666666667">
                <text:p>859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160">
                <text:p>160</text:p>
              </table:table-cell>
              <table:table-cell office:value-type="float" office:value="46797.3333333333">
                <text:p>46797.3333333333</text:p>
              </table:table-cell>
              <table:table-cell office:value-type="float" office:value="1760.83333333333">
                <text:p>1760.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3905">
                <text:p>3905</text:p>
              </table:table-cell>
              <table:table-cell office:value-type="float" office:value="166">
                <text:p>166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60000">
                <text:p>60000</text:p>
              </table:table-cell>
              <table:table-cell office:value-type="float" office:value="1939.33333333333">
                <text:p>1939.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323.5">
                <text:p>323.5</text:p>
              </table:table-cell>
              <table:table-cell office:value-type="float" office:value="60000">
                <text:p>60000</text:p>
              </table:table-cell>
              <table:table-cell office:value-type="float" office:value="2634.83333333333">
                <text:p>2634.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23179.3333333333">
                <text:p>23179.3333333333</text:p>
              </table:table-cell>
              <table:table-cell office:value-type="float" office:value="NaN">
                <text:p>NaN</text:p>
              </table:table-cell>
              <table:table-cell office:value-type="float" office:value="3137.66666666667">
                <text:p>3137.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97.833333333333">
                <text:p>197.833333333333</text:p>
              </table:table-cell>
              <table:table-cell office:value-type="float" office:value="24026.6666666667">
                <text:p>24026.6666666667</text:p>
              </table:table-cell>
              <table:table-cell office:value-type="float" office:value="NaN">
                <text:p>NaN</text:p>
              </table:table-cell>
              <table:table-cell office:value-type="float" office:value="4131.83333333333">
                <text:p>4131.8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004cm" svg:height="5.818cm" xlink:href=".." xlink:type="simple" chart:class="chart:scatter" chart:style-name="ch1">
        <chart:plot-area chart:style-name="ch2" table:cell-range-address="'Local Latency P50'.A3:'Local Latency P50'.G11 'Local Latency P50'.B2:'Local Latency P50'.G2" chart:data-source-has-labels="row" svg:x="1.211cm" svg:y="0.116cm" svg:width="8.593cm" svg:height="4.605cm">
          <chart:coordinate-region svg:x="2.018cm" svg:y="0.316cm" svg:width="7.506cm" svg:height="3.758cm"/>
          <chart:axis chart:dimension="x" chart:name="primary-x" chart:style-name="ch3">
            <chart:title svg:x="4.894cm" svg:y="4.837cm" chart:style-name="ch4">
              <text:p># Users</text:p>
            </chart:title>
          </chart:axis>
          <chart:axis chart:dimension="y" chart:name="primary-y" chart:style-name="ch5">
            <chart:title svg:x="0.451cm" svg:y="4.116cm" chart:style-name="ch6">
              <text:p>Local latency P50 (ms)</text:p>
            </chart:title>
            <chart:grid chart:style-name="ch7" chart:class="major"/>
          </chart:axis>
          <chart:series chart:style-name="ch8" chart:values-cell-range-address="'Local Latency P50'.B3:'Local Latency P50'.B11" chart:label-cell-address="'Local Latency P50'.B2:'Local Latency P50'.B2" chart:class="chart:scatter">
            <chart:domain table:cell-range-address="'Local Latency P50'.A3:'Local Latency P50'.A11"/>
            <chart:data-point chart:repeated="9"/>
          </chart:series>
          <chart:series chart:style-name="ch9" chart:values-cell-range-address="'Local Latency P50'.C3:'Local Latency P50'.C11" chart:label-cell-address="'Local Latency P50'.C2:'Local Latency P50'.C2" chart:class="chart:scatter">
            <chart:data-point chart:repeated="9"/>
          </chart:series>
          <chart:series chart:style-name="ch10" chart:values-cell-range-address="'Local Latency P50'.D3:'Local Latency P50'.D11" chart:label-cell-address="'Local Latency P50'.D2:'Local Latency P50'.D2" chart:class="chart:scatter">
            <chart:data-point chart:repeated="9"/>
          </chart:series>
          <chart:series chart:style-name="ch11" chart:values-cell-range-address="'Local Latency P50'.E3:'Local Latency P50'.E11" chart:label-cell-address="'Local Latency P50'.E2:'Local Latency P50'.E2" chart:class="chart:scatter">
            <chart:data-point chart:repeated="9"/>
          </chart:series>
          <chart:series chart:style-name="ch12" chart:values-cell-range-address="'Local Latency P50'.F3:'Local Latency P50'.F11" chart:label-cell-address="'Local Latency P50'.F2:'Local Latency P50'.F2" chart:class="chart:scatter">
            <chart:data-point chart:repeated="9"/>
          </chart:series>
          <chart:series chart:style-name="ch13" chart:values-cell-range-address="'Local Latency P50'.G3:'Local Latency P50'.G11" chart:label-cell-address="'Local Latency P50'.G2:'Local Latency P50'.G2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Local Latency P50'.B2:'Local Latency P50'.B2</svg:desc>
                </draw:g>
              </table:table-cell>
              <table:table-cell office:value-type="string">
                <text:p>CollabsNoVC</text:p>
                <draw:g>
                  <svg:desc>'Local Latency P50'.C2:'Local Latency P50'.C2</svg:desc>
                </draw:g>
              </table:table-cell>
              <table:table-cell office:value-type="string">
                <text:p>Yjs</text:p>
                <draw:g>
                  <svg:desc>'Local Latency P50'.D2:'Local Latency P50'.D2</svg:desc>
                </draw:g>
              </table:table-cell>
              <table:table-cell office:value-type="string">
                <text:p>Automerge</text:p>
                <draw:g>
                  <svg:desc>'Local Latency P50'.E2:'Local Latency P50'.E2</svg:desc>
                </draw:g>
              </table:table-cell>
              <table:table-cell office:value-type="string">
                <text:p>ShareDB</text:p>
                <draw:g>
                  <svg:desc>'Local Latency P50'.F2:'Local Latency P50'.F2</svg:desc>
                </draw:g>
              </table:table-cell>
              <table:table-cell office:value-type="string">
                <text:p>GDocs</text:p>
                <draw:g>
                  <svg:desc>'Local Latency P50'.G2:'Local Latency P50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Local Latency P50'.A3:'Local Latency P50'.A11</svg:desc>
                </draw:g>
              </table:table-cell>
              <table:table-cell office:value-type="float" office:value="1">
                <text:p>1</text:p>
                <draw:g>
                  <svg:desc>'Local Latency P50'.B3:'Local Latency P50'.B11</svg:desc>
                </draw:g>
              </table:table-cell>
              <table:table-cell office:value-type="float" office:value="1">
                <text:p>1</text:p>
                <draw:g>
                  <svg:desc>'Local Latency P50'.C3:'Local Latency P50'.C11</svg:desc>
                </draw:g>
              </table:table-cell>
              <table:table-cell office:value-type="float" office:value="1">
                <text:p>1</text:p>
                <draw:g>
                  <svg:desc>'Local Latency P50'.D3:'Local Latency P50'.D11</svg:desc>
                </draw:g>
              </table:table-cell>
              <table:table-cell office:value-type="float" office:value="47.6666666666667">
                <text:p>47.6666666666667</text:p>
                <draw:g>
                  <svg:desc>'Local Latency P50'.E3:'Local Latency P50'.E11</svg:desc>
                </draw:g>
              </table:table-cell>
              <table:table-cell office:value-type="float" office:value="1">
                <text:p>1</text:p>
                <draw:g>
                  <svg:desc>'Local Latency P50'.F3:'Local Latency P50'.F11</svg:desc>
                </draw:g>
              </table:table-cell>
              <table:table-cell office:value-type="float" office:value="NaN">
                <text:p>NaN</text:p>
                <draw:g>
                  <svg:desc>'Local Latency P50'.G3:'Local Latency P50'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53cm" svg:height="6.216cm" xlink:href=".." xlink:type="simple" chart:class="chart:scatter" chart:style-name="ch1">
        <chart:legend chart:legend-position="end" svg:x="9.872cm" svg:y="1.813cm" style:legend-expansion="high" chart:style-name="ch2"/>
        <chart:plot-area chart:style-name="ch3" table:cell-range-address="'Local Latency P95'.A3:'Local Latency P95'.F11 'Local Latency P95'.B2:'Local Latency P95'.F2" chart:data-source-has-labels="row" svg:x="1.276cm" svg:y="0.124cm" svg:width="8.331cm" svg:height="4.987cm">
          <chart:coordinate-region svg:x="2.083cm" svg:y="0.323cm" svg:width="7.244cm" svg:height="4.141cm"/>
          <chart:axis chart:dimension="x" chart:name="primary-x" chart:style-name="ch4">
            <chart:title svg:x="4.828cm" svg:y="5.235cm" chart:style-name="ch5">
              <text:p># Users</text:p>
            </chart:title>
          </chart:axis>
          <chart:axis chart:dimension="y" chart:name="primary-y" chart:style-name="ch6">
            <chart:title svg:x="0.451cm" svg:y="4.315cm" chart:style-name="ch7">
              <text:p>Local latency P95 (ms)</text:p>
            </chart:title>
            <chart:grid chart:style-name="ch8" chart:class="major"/>
          </chart:axis>
          <chart:series chart:style-name="ch9" chart:values-cell-range-address="'Local Latency P95'.B3:'Local Latency P95'.B11" chart:label-cell-address="'Local Latency P95'.B2:'Local Latency P95'.B2" chart:class="chart:scatter">
            <chart:domain table:cell-range-address="'Local Latency P95'.A3:'Local Latency P95'.A11"/>
            <chart:data-point chart:repeated="9"/>
          </chart:series>
          <chart:series chart:style-name="ch10" chart:values-cell-range-address="'Local Latency P95'.C3:'Local Latency P95'.C11" chart:label-cell-address="'Local Latency P95'.C2:'Local Latency P95'.C2" chart:class="chart:scatter">
            <chart:data-point chart:repeated="9"/>
          </chart:series>
          <chart:series chart:style-name="ch11" chart:values-cell-range-address="'Local Latency P95'.D3:'Local Latency P95'.D11" chart:label-cell-address="'Local Latency P95'.D2:'Local Latency P95'.D2" chart:class="chart:scatter">
            <chart:data-point chart:repeated="9"/>
          </chart:series>
          <chart:series chart:style-name="ch12" chart:values-cell-range-address="'Local Latency P95'.E3:'Local Latency P95'.E11" chart:label-cell-address="'Local Latency P95'.E2:'Local Latency P95'.E2" chart:class="chart:scatter">
            <chart:data-point chart:repeated="9"/>
          </chart:series>
          <chart:series chart:style-name="ch13" chart:values-cell-range-address="'Local Latency P95'.F3:'Local Latency P95'.F11" chart:label-cell-address="'Local Latency P95'.F2:'Local Latency P95'.F2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Local Latency P95'.B2:'Local Latency P95'.B2</svg:desc>
                </draw:g>
              </table:table-cell>
              <table:table-cell office:value-type="string">
                <text:p>CollabsNoVC</text:p>
                <draw:g>
                  <svg:desc>'Local Latency P95'.C2:'Local Latency P95'.C2</svg:desc>
                </draw:g>
              </table:table-cell>
              <table:table-cell office:value-type="string">
                <text:p>Yjs</text:p>
                <draw:g>
                  <svg:desc>'Local Latency P95'.D2:'Local Latency P95'.D2</svg:desc>
                </draw:g>
              </table:table-cell>
              <table:table-cell office:value-type="string">
                <text:p>Automerge</text:p>
                <draw:g>
                  <svg:desc>'Local Latency P95'.E2:'Local Latency P95'.E2</svg:desc>
                </draw:g>
              </table:table-cell>
              <table:table-cell office:value-type="string">
                <text:p>ShareDB</text:p>
                <draw:g>
                  <svg:desc>'Local Latency P95'.F2:'Local Latency P95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Local Latency P95'.A3:'Local Latency P95'.A11</svg:desc>
                </draw:g>
              </table:table-cell>
              <table:table-cell office:value-type="float" office:value="2">
                <text:p>2</text:p>
                <draw:g>
                  <svg:desc>'Local Latency P95'.B3:'Local Latency P95'.B11</svg:desc>
                </draw:g>
              </table:table-cell>
              <table:table-cell office:value-type="float" office:value="2">
                <text:p>2</text:p>
                <draw:g>
                  <svg:desc>'Local Latency P95'.C3:'Local Latency P95'.C11</svg:desc>
                </draw:g>
              </table:table-cell>
              <table:table-cell office:value-type="float" office:value="3">
                <text:p>3</text:p>
                <draw:g>
                  <svg:desc>'Local Latency P95'.D3:'Local Latency P95'.D11</svg:desc>
                </draw:g>
              </table:table-cell>
              <table:table-cell office:value-type="float" office:value="686.5">
                <text:p>686.5</text:p>
                <draw:g>
                  <svg:desc>'Local Latency P95'.E3:'Local Latency P95'.E11</svg:desc>
                </draw:g>
              </table:table-cell>
              <table:table-cell office:value-type="float" office:value="3">
                <text:p>3</text:p>
                <draw:g>
                  <svg:desc>'Local Latency P95'.F3:'Local Latency P95'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295.33333333333">
                <text:p>2295.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3635.5">
                <text:p>3635.5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9.5">
                <text:p>9.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7566.66666666667">
                <text:p>7566.6666666666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5157">
                <text:p>5157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24.5">
                <text:p>24.5</text:p>
              </table:table-cell>
              <table:table-cell office:value-type="float" office:value="4275.16666666667">
                <text:p>4275.16666666667</text:p>
              </table:table-cell>
              <table:table-cell office:value-type="float" office:value="14.8333333333333">
                <text:p>14.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2215.16666666667">
                <text:p>2215.1666666666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80.5">
                <text:p>80.5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01cm" svg:height="5.764cm" xlink:href=".." xlink:type="simple" chart:class="chart:scatter" chart:style-name="ch1">
        <chart:legend chart:legend-position="end" svg:x="7.32cm" svg:y="2.085cm" style:legend-expansion="high" chart:style-name="ch2"/>
        <chart:plot-area chart:style-name="ch3" table:cell-range-address="'ShareDB CPUs'.A3:'ShareDB CPUs'.D11 'ShareDB CPUs'.B2:'ShareDB CPUs'.D2" chart:data-source-has-labels="row" svg:x="1.225cm" svg:y="0.115cm" svg:width="5.881cm" svg:height="4.553cm">
          <chart:coordinate-region svg:x="2.032cm" svg:y="0.314cm" svg:width="4.794cm" svg:height="3.707cm"/>
          <chart:axis chart:dimension="x" chart:name="primary-x" chart:style-name="ch4">
            <chart:title svg:x="3.552cm" svg:y="4.783cm" chart:style-name="ch5">
              <text:p># Users</text:p>
            </chart:title>
          </chart:axis>
          <chart:axis chart:dimension="y" chart:name="primary-y" chart:style-name="ch6">
            <chart:title svg:x="0.451cm" svg:y="4.089cm" chart:style-name="ch7">
              <text:p>Server CPU usage (%)</text:p>
            </chart:title>
            <chart:grid chart:style-name="ch8" chart:class="major"/>
          </chart:axis>
          <chart:series chart:style-name="ch9" chart:values-cell-range-address="'ShareDB CPUs'.B3:'ShareDB CPUs'.B11" chart:label-cell-address="'ShareDB CPUs'.B2:'ShareDB CPUs'.B2" chart:class="chart:scatter">
            <chart:domain table:cell-range-address="'ShareDB CPUs'.A3:'ShareDB CPUs'.A11"/>
            <chart:data-point chart:repeated="9"/>
          </chart:series>
          <chart:series chart:style-name="ch10" chart:values-cell-range-address="'ShareDB CPUs'.C3:'ShareDB CPUs'.C11" chart:label-cell-address="'ShareDB CPUs'.C2:'ShareDB CPUs'.C2" chart:class="chart:scatter">
            <chart:data-point chart:repeated="9"/>
          </chart:series>
          <chart:series chart:style-name="ch11" chart:values-cell-range-address="'ShareDB CPUs'.D3:'ShareDB CPUs'.D11" chart:label-cell-address="'ShareDB CPUs'.D2:'ShareDB CPUs'.D2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ShareDB CPUs'.B2:'ShareDB CPUs'.B2</svg:desc>
                </draw:g>
              </table:table-cell>
              <table:table-cell office:value-type="string">
                <text:p>CollabsNoVC</text:p>
                <draw:g>
                  <svg:desc>'ShareDB CPUs'.C2:'ShareDB CPUs'.C2</svg:desc>
                </draw:g>
              </table:table-cell>
              <table:table-cell office:value-type="string">
                <text:p>ShareDB</text:p>
                <draw:g>
                  <svg:desc>'ShareDB CPUs'.D2:'ShareDB CPUs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hareDB CPUs'.A3:'ShareDB CPUs'.A11</svg:desc>
                </draw:g>
              </table:table-cell>
              <table:table-cell office:value-type="float" office:value="2.31226053639847">
                <text:p>2.31226053639847</text:p>
                <draw:g>
                  <svg:desc>'ShareDB CPUs'.B3:'ShareDB CPUs'.B11</svg:desc>
                </draw:g>
              </table:table-cell>
              <table:table-cell office:value-type="float" office:value="2.37222222222222">
                <text:p>2.37222222222222</text:p>
                <draw:g>
                  <svg:desc>'ShareDB CPUs'.C3:'ShareDB CPUs'.C11</svg:desc>
                </draw:g>
              </table:table-cell>
              <table:table-cell office:value-type="float" office:value="18.05">
                <text:p>18.05</text:p>
                <draw:g>
                  <svg:desc>'ShareDB CPUs'.D3:'ShareDB CPUs'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5.73111111111111">
                <text:p>5.73111111111111</text:p>
              </table:table-cell>
              <table:table-cell office:value-type="float" office:value="5.53222222222222">
                <text:p>5.53222222222222</text:p>
              </table:table-cell>
              <table:table-cell office:value-type="float" office:value="64.8805555555555">
                <text:p>64.8805555555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0.4533333333333">
                <text:p>10.4533333333333</text:p>
              </table:table-cell>
              <table:table-cell office:value-type="float" office:value="9.80333333333333">
                <text:p>9.80333333333333</text:p>
              </table:table-cell>
              <table:table-cell office:value-type="float" office:value="100.905">
                <text:p>100.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4.8105555555556">
                <text:p>14.8105555555556</text:p>
              </table:table-cell>
              <table:table-cell office:value-type="float" office:value="13.8922222222222">
                <text:p>13.8922222222222</text:p>
              </table:table-cell>
              <table:table-cell office:value-type="float" office:value="100.888888888889">
                <text:p>100.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2.9138888888889">
                <text:p>22.9138888888889</text:p>
              </table:table-cell>
              <table:table-cell office:value-type="float" office:value="22.4455555555556">
                <text:p>22.4455555555556</text:p>
              </table:table-cell>
              <table:table-cell office:value-type="float" office:value="101.021072796935">
                <text:p>101.021072796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48.3030651340996">
                <text:p>48.3030651340996</text:p>
              </table:table-cell>
              <table:table-cell office:value-type="float" office:value="25.2611111111111">
                <text:p>25.2611111111111</text:p>
              </table:table-cell>
              <table:table-cell office:value-type="float" office:value="101.138888888889">
                <text:p>101.13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38.4805555555556">
                <text:p>38.4805555555556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64.7663601532567">
                <text:p>64.7663601532567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1.8438888888889">
                <text:p>51.8438888888889</text:p>
              </table:table-cell>
              <table:table-cell office:value-type="float" office:value="102.170727969349">
                <text:p>102.1707279693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701cm" svg:height="5.764cm" xlink:href=".." xlink:type="simple" chart:class="chart:scatter" chart:style-name="ch1">
        <chart:legend chart:legend-position="end" svg:x="7.32cm" svg:y="2.085cm" style:legend-expansion="high" chart:style-name="ch2"/>
        <chart:plot-area chart:style-name="ch3" table:cell-range-address="'ShareDB CPUs'.A23:'ShareDB CPUs'.D31 'ShareDB CPUs'.B22:'ShareDB CPUs'.D22" chart:data-source-has-labels="row" svg:x="1.225cm" svg:y="0.115cm" svg:width="5.881cm" svg:height="4.553cm">
          <chart:coordinate-region svg:x="2.032cm" svg:y="0.314cm" svg:width="4.794cm" svg:height="3.707cm"/>
          <chart:axis chart:dimension="x" chart:name="primary-x" chart:style-name="ch4">
            <chart:title svg:x="3.552cm" svg:y="4.783cm" chart:style-name="ch5">
              <text:p># Users</text:p>
            </chart:title>
          </chart:axis>
          <chart:axis chart:dimension="y" chart:name="primary-y" chart:style-name="ch6">
            <chart:title svg:x="0.451cm" svg:y="4.036cm" chart:style-name="ch7">
              <text:p>Client CPU usage (%)</text:p>
            </chart:title>
            <chart:grid chart:style-name="ch8" chart:class="major"/>
          </chart:axis>
          <chart:series chart:style-name="ch9" chart:values-cell-range-address="'ShareDB CPUs'.B23:'ShareDB CPUs'.B31" chart:label-cell-address="'ShareDB CPUs'.B22:'ShareDB CPUs'.B22" chart:class="chart:scatter">
            <chart:domain table:cell-range-address="'ShareDB CPUs'.A23:'ShareDB CPUs'.A31"/>
            <chart:data-point chart:repeated="9"/>
          </chart:series>
          <chart:series chart:style-name="ch10" chart:values-cell-range-address="'ShareDB CPUs'.C23:'ShareDB CPUs'.C31" chart:label-cell-address="'ShareDB CPUs'.C22:'ShareDB CPUs'.C22" chart:class="chart:scatter">
            <chart:data-point chart:repeated="9"/>
          </chart:series>
          <chart:series chart:style-name="ch11" chart:values-cell-range-address="'ShareDB CPUs'.D23:'ShareDB CPUs'.D31" chart:label-cell-address="'ShareDB CPUs'.D22:'ShareDB CPUs'.D22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ShareDB CPUs'.B22:'ShareDB CPUs'.B22</svg:desc>
                </draw:g>
              </table:table-cell>
              <table:table-cell office:value-type="string">
                <text:p>CollabsNoVC</text:p>
                <draw:g>
                  <svg:desc>'ShareDB CPUs'.C22:'ShareDB CPUs'.C22</svg:desc>
                </draw:g>
              </table:table-cell>
              <table:table-cell office:value-type="string">
                <text:p>ShareDB</text:p>
                <draw:g>
                  <svg:desc>'ShareDB CPUs'.D22:'ShareDB CPUs'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hareDB CPUs'.A23:'ShareDB CPUs'.A31</svg:desc>
                </draw:g>
              </table:table-cell>
              <table:table-cell office:value-type="float" office:value="7.55208333333334">
                <text:p>7.55208333333334</text:p>
                <draw:g>
                  <svg:desc>'ShareDB CPUs'.B23:'ShareDB CPUs'.B31</svg:desc>
                </draw:g>
              </table:table-cell>
              <table:table-cell office:value-type="float" office:value="7.37673611111111">
                <text:p>7.37673611111111</text:p>
                <draw:g>
                  <svg:desc>'ShareDB CPUs'.C23:'ShareDB CPUs'.C31</svg:desc>
                </draw:g>
              </table:table-cell>
              <table:table-cell office:value-type="float" office:value="10.6246527777778">
                <text:p>10.6246527777778</text:p>
                <draw:g>
                  <svg:desc>'ShareDB CPUs'.D23:'ShareDB CPUs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2.865625">
                <text:p>12.865625</text:p>
              </table:table-cell>
              <table:table-cell office:value-type="float" office:value="12.8322916666667">
                <text:p>12.8322916666667</text:p>
              </table:table-cell>
              <table:table-cell office:value-type="float" office:value="20.5611111111111">
                <text:p>20.56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8.3082175925926">
                <text:p>18.3082175925926</text:p>
              </table:table-cell>
              <table:table-cell office:value-type="float" office:value="17.6206018518518">
                <text:p>17.6206018518518</text:p>
              </table:table-cell>
              <table:table-cell office:value-type="float" office:value="22.8458333333333">
                <text:p>22.845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2.6674479166667">
                <text:p>22.6674479166667</text:p>
              </table:table-cell>
              <table:table-cell office:value-type="float" office:value="19.8467881944444">
                <text:p>19.8467881944444</text:p>
              </table:table-cell>
              <table:table-cell office:value-type="float" office:value="21.1028645833333">
                <text:p>21.10286458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8.8475694444444">
                <text:p>28.8475694444444</text:p>
              </table:table-cell>
              <table:table-cell office:value-type="float" office:value="23.3234722222222">
                <text:p>23.3234722222222</text:p>
              </table:table-cell>
              <table:table-cell office:value-type="float" office:value="19.1336805555556">
                <text:p>19.133680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28.5824074074074">
                <text:p>28.5824074074074</text:p>
              </table:table-cell>
              <table:table-cell office:value-type="float" office:value="25.6392939814815">
                <text:p>25.6392939814815</text:p>
              </table:table-cell>
              <table:table-cell office:value-type="float" office:value="22.6759259259259">
                <text:p>22.6759259259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31.2677579365079">
                <text:p>31.2677579365079</text:p>
              </table:table-cell>
              <table:table-cell office:value-type="float" office:value="25.6395833333333">
                <text:p>25.63958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6.360546875">
                <text:p>26.360546875</text:p>
              </table:table-cell>
              <table:table-cell office:value-type="float" office:value="27.5710069444444">
                <text:p>27.5710069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6.0341049382716">
                <text:p>36.0341049382716</text:p>
              </table:table-cell>
              <table:table-cell office:value-type="float" office:value="27.6960648148148">
                <text:p>27.69606481481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6" chart:maximum="144" chart:origin="0" chart:interval-major="16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53cm" svg:height="6.216cm" xlink:href=".." xlink:type="simple" chart:class="chart:scatter" chart:style-name="ch1">
        <chart:legend chart:legend-position="end" svg:x="9.872cm" svg:y="1.813cm" style:legend-expansion="high" chart:style-name="ch2"/>
        <chart:plot-area chart:style-name="ch3" table:cell-range-address="'Server CPUs'.A3:'Server CPUs'.F11 'Server CPUs'.B2:'Server CPUs'.F2" chart:data-source-has-labels="row" svg:x="1.276cm" svg:y="0.124cm" svg:width="8.331cm" svg:height="4.987cm">
          <chart:coordinate-region svg:x="2.083cm" svg:y="0.323cm" svg:width="7.244cm" svg:height="4.141cm"/>
          <chart:axis chart:dimension="x" chart:name="primary-x" chart:style-name="ch4">
            <chart:title svg:x="4.828cm" svg:y="5.235cm" chart:style-name="ch5">
              <text:p># Users</text:p>
            </chart:title>
          </chart:axis>
          <chart:axis chart:dimension="y" chart:name="primary-y" chart:style-name="ch6">
            <chart:title svg:x="0.451cm" svg:y="4.315cm" chart:style-name="ch7">
              <text:p>Local latency P95 (ms)</text:p>
            </chart:title>
            <chart:grid chart:style-name="ch8" chart:class="major"/>
          </chart:axis>
          <chart:series chart:style-name="ch9" chart:values-cell-range-address="'Server CPUs'.B3:'Server CPUs'.B11" chart:label-cell-address="'Server CPUs'.B2:'Server CPUs'.B2" chart:class="chart:scatter">
            <chart:domain table:cell-range-address="'Server CPUs'.A3:'Server CPUs'.A11"/>
            <chart:data-point chart:repeated="9"/>
          </chart:series>
          <chart:series chart:style-name="ch10" chart:values-cell-range-address="'Server CPUs'.C3:'Server CPUs'.C11" chart:label-cell-address="'Server CPUs'.C2:'Server CPUs'.C2" chart:class="chart:scatter">
            <chart:data-point chart:repeated="9"/>
          </chart:series>
          <chart:series chart:style-name="ch11" chart:values-cell-range-address="'Server CPUs'.D3:'Server CPUs'.D11" chart:label-cell-address="'Server CPUs'.D2:'Server CPUs'.D2" chart:class="chart:scatter">
            <chart:data-point chart:repeated="9"/>
          </chart:series>
          <chart:series chart:style-name="ch12" chart:values-cell-range-address="'Server CPUs'.E3:'Server CPUs'.E11" chart:label-cell-address="'Server CPUs'.E2:'Server CPUs'.E2" chart:class="chart:scatter">
            <chart:data-point chart:repeated="9"/>
          </chart:series>
          <chart:series chart:style-name="ch13" chart:values-cell-range-address="'Server CPUs'.F3:'Server CPUs'.F11" chart:label-cell-address="'Server CPUs'.F2:'Server CPUs'.F2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abs</text:p>
                <draw:g>
                  <svg:desc>'Server CPUs'.B2:'Server CPUs'.B2</svg:desc>
                </draw:g>
              </table:table-cell>
              <table:table-cell office:value-type="string">
                <text:p>CollabsNoVC</text:p>
                <draw:g>
                  <svg:desc>'Server CPUs'.C2:'Server CPUs'.C2</svg:desc>
                </draw:g>
              </table:table-cell>
              <table:table-cell office:value-type="string">
                <text:p>Yjs</text:p>
                <draw:g>
                  <svg:desc>'Server CPUs'.D2:'Server CPUs'.D2</svg:desc>
                </draw:g>
              </table:table-cell>
              <table:table-cell office:value-type="string">
                <text:p>Automerge</text:p>
                <draw:g>
                  <svg:desc>'Server CPUs'.E2:'Server CPUs'.E2</svg:desc>
                </draw:g>
              </table:table-cell>
              <table:table-cell office:value-type="string">
                <text:p>ShareDB</text:p>
                <draw:g>
                  <svg:desc>'Server CPUs'.F2:'Server CPU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Server CPUs'.A3:'Server CPUs'.A11</svg:desc>
                </draw:g>
              </table:table-cell>
              <table:table-cell office:value-type="float" office:value="5.0239846743295">
                <text:p>5.0239846743295</text:p>
                <draw:g>
                  <svg:desc>'Server CPUs'.B3:'Server CPUs'.B11</svg:desc>
                </draw:g>
              </table:table-cell>
              <table:table-cell office:value-type="float" office:value="3.67777777777778">
                <text:p>3.67777777777778</text:p>
                <draw:g>
                  <svg:desc>'Server CPUs'.C3:'Server CPUs'.C11</svg:desc>
                </draw:g>
              </table:table-cell>
              <table:table-cell office:value-type="float" office:value="5.39">
                <text:p>5.39</text:p>
                <draw:g>
                  <svg:desc>'Server CPUs'.D3:'Server CPUs'.D11</svg:desc>
                </draw:g>
              </table:table-cell>
              <table:table-cell office:value-type="float" office:value="3.73586206896552">
                <text:p>3.73586206896552</text:p>
                <draw:g>
                  <svg:desc>'Server CPUs'.E3:'Server CPUs'.E11</svg:desc>
                </draw:g>
              </table:table-cell>
              <table:table-cell office:value-type="float" office:value="16.4866666666667">
                <text:p>16.4866666666667</text:p>
                <draw:g>
                  <svg:desc>'Server CPUs'.F3:'Server CPUs'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.47">
                <text:p>4.47</text:p>
              </table:table-cell>
              <table:table-cell office:value-type="float" office:value="3.82111111111111">
                <text:p>3.82111111111111</text:p>
              </table:table-cell>
              <table:table-cell office:value-type="float" office:value="6.18666666666667">
                <text:p>6.18666666666667</text:p>
              </table:table-cell>
              <table:table-cell office:value-type="float" office:value="4.01111111111111">
                <text:p>4.01111111111111</text:p>
              </table:table-cell>
              <table:table-cell office:value-type="float" office:value="63.5188888888889">
                <text:p>63.51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5.84444444444445">
                <text:p>5.84444444444445</text:p>
              </table:table-cell>
              <table:table-cell office:value-type="float" office:value="3.71444444444445">
                <text:p>3.71444444444445</text:p>
              </table:table-cell>
              <table:table-cell office:value-type="float" office:value="10.4511111111111">
                <text:p>10.4511111111111</text:p>
              </table:table-cell>
              <table:table-cell office:value-type="float" office:value="4.05685823754789">
                <text:p>4.05685823754789</text:p>
              </table:table-cell>
              <table:table-cell office:value-type="float" office:value="104.586666666667">
                <text:p>104.58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9.1633333333333">
                <text:p>19.1633333333333</text:p>
              </table:table-cell>
              <table:table-cell office:value-type="float" office:value="11.1044444444444">
                <text:p>11.1044444444444</text:p>
              </table:table-cell>
              <table:table-cell office:value-type="float" office:value="65.7244444444445">
                <text:p>65.7244444444445</text:p>
              </table:table-cell>
              <table:table-cell office:value-type="float" office:value="4.33">
                <text:p>4.33</text:p>
              </table:table-cell>
              <table:table-cell office:value-type="float" office:value="105.77">
                <text:p>105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1.7988888888889">
                <text:p>31.7988888888889</text:p>
              </table:table-cell>
              <table:table-cell office:value-type="float" office:value="30.7555555555556">
                <text:p>30.7555555555556</text:p>
              </table:table-cell>
              <table:table-cell office:value-type="float" office:value="87.3427586206897">
                <text:p>87.3427586206897</text:p>
              </table:table-cell>
              <table:table-cell office:value-type="float" office:value="5.47337164750958">
                <text:p>5.47337164750958</text:p>
              </table:table-cell>
              <table:table-cell office:value-type="float" office:value="110.268390804598">
                <text:p>110.2683908045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74.8710344827586">
                <text:p>74.8710344827586</text:p>
              </table:table-cell>
              <table:table-cell office:value-type="float" office:value="31.3344444444444">
                <text:p>31.3344444444444</text:p>
              </table:table-cell>
              <table:table-cell office:value-type="float" office:value="111.228850574713">
                <text:p>111.228850574713</text:p>
              </table:table-cell>
              <table:table-cell office:value-type="float" office:value="7.81444444444445">
                <text:p>7.81444444444445</text:p>
              </table:table-cell>
              <table:table-cell office:value-type="float" office:value="108.191111111111">
                <text:p>108.191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55.2888888888889">
                <text:p>55.2888888888889</text:p>
              </table:table-cell>
              <table:table-cell office:value-type="float" office:value="117.800268199234">
                <text:p>117.800268199234</text:p>
              </table:table-cell>
              <table:table-cell office:value-type="float" office:value="13.3622222222222">
                <text:p>13.3622222222222</text:p>
              </table:table-cell>
              <table:table-cell office:value-type="float" office:value="105.227777777778">
                <text:p>105.22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84.2787356321839">
                <text:p>84.2787356321839</text:p>
              </table:table-cell>
              <table:table-cell office:value-type="float" office:value="139.326666666667">
                <text:p>139.326666666667</text:p>
              </table:table-cell>
              <table:table-cell office:value-type="float" office:value="NaN">
                <text:p>NaN</text:p>
              </table:table-cell>
              <table:table-cell office:value-type="float" office:value="105.526666666667">
                <text:p>105.52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68.8622222222222">
                <text:p>68.8622222222222</text:p>
              </table:table-cell>
              <table:table-cell office:value-type="float" office:value="125.757777777778">
                <text:p>125.757777777778</text:p>
              </table:table-cell>
              <table:table-cell office:value-type="float" office:value="NaN">
                <text:p>NaN</text:p>
              </table:table-cell>
              <table:table-cell office:value-type="float" office:value="106.461417624521">
                <text:p>106.4614176245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